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1.0319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4098in"/>
    </style:style>
    <style:style style:name="co15" style:family="table-column">
      <style:table-column-properties fo:break-before="auto" style:column-width="1.1457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0.9591in"/>
    </style:style>
    <style:style style:name="co18" style:family="table-column">
      <style:table-column-properties fo:break-before="auto" style:column-width="1.0728in"/>
    </style:style>
    <style:style style:name="co19" style:family="table-column">
      <style:table-column-properties fo:break-before="auto" style:column-width="0.3783in"/>
    </style:style>
    <style:style style:name="co20" style:family="table-column">
      <style:table-column-properties fo:break-before="auto" style:column-width="0.2335in"/>
    </style:style>
    <style:style style:name="co21" style:family="table-column">
      <style:table-column-properties fo:break-before="auto" style:column-width="0.3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291">
            <text:p>29.1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383">
            <text:p>38.3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542">
            <text:p>54.2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28547">
            <text:p>28547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29550">
            <text:p>29550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31065">
            <text:p>31065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4-23">
            <text:p>2021-04-23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64 - 0.91)">
            <text:p>(0.64 - 0.91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73">
            <text:p>0.73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number-columns-repeated="3" table:default-cell-style-name="Default"/>
        <table:table-column table:style-name="co6" table:number-columns-repeated="3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column table:style-name="co17" table:number-columns-repeated="3" table:default-cell-style-name="Default"/>
        <table:table-column table:style-name="co18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154.25">
            <text:p>-154.25</text:p>
          </table:table-cell>
          <table:table-cell office:value-type="float" office:value="-184.375">
            <text:p>-184.375</text:p>
          </table:table-cell>
          <table:table-cell office:value-type="float" office:value="-1395.875">
            <text:p>-1395.875</text:p>
          </table:table-cell>
          <table:table-cell office:value-type="float" office:value="-0.0132153872515422">
            <text:p>-0.0132153873</text:p>
          </table:table-cell>
          <table:table-cell office:value-type="float" office:value="-0.0123245320855615">
            <text:p>-0.0123245321</text:p>
          </table:table-cell>
          <table:table-cell office:value-type="float" office:value="-0.0620664739884393">
            <text:p>-0.062066474</text:p>
          </table:table-cell>
          <table:table-cell office:value-type="float" office:value="0.954088451681611">
            <text:p>0.9540884517</text:p>
          </table:table-cell>
          <table:table-cell office:value-type="float" office:value="0.957161850119146">
            <text:p>0.9571618501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690">
            <text:p>13690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143">
            <text:p>-143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10445580715851">
            <text:p>-0.0104455807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963654323401245">
            <text:p>0.9636543234</text:p>
          </table:table-cell>
          <table:table-cell office:value-type="float" office:value="0.997438672542947">
            <text:p>0.9974386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380">
            <text:p>1038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129.75">
            <text:p>-129.75</text:p>
          </table:table-cell>
          <table:table-cell office:value-type="float" office:value="-382.25">
            <text:p>-382.25</text:p>
          </table:table-cell>
          <table:table-cell office:value-type="float" office:value="-178.25">
            <text:p>-178.25</text:p>
          </table:table-cell>
          <table:table-cell office:value-type="float" office:value="-0.0125">
            <text:p>-0.0125</text:p>
          </table:table-cell>
          <table:table-cell office:value-type="float" office:value="-0.0270294159241974">
            <text:p>-0.0270294159</text:p>
          </table:table-cell>
          <table:table-cell office:value-type="float" office:value="-0.00853238236561199">
            <text:p>-0.0085323824</text:p>
          </table:table-cell>
          <table:table-cell office:value-type="float" office:value="0.95655625">
            <text:p>0.95655625</text:p>
          </table:table-cell>
          <table:table-cell office:value-type="float" office:value="0.906828999342707">
            <text:p>0.9068289993</text:p>
          </table:table-cell>
          <table:table-cell office:value-type="float" office:value="0.970279352756071">
            <text:p>0.9702793528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672">
            <text:p>106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56">
            <text:p>-156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146176911544228">
            <text:p>-0.0146176912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49256887673105">
            <text:p>0.9492568877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3974">
            <text:p>13974</text:p>
          </table:table-cell>
          <table:table-cell office:value-type="float" office:value="19926">
            <text:p>19926</text:p>
          </table:table-cell>
          <table:table-cell office:value-type="float" office:value="-62.125">
            <text:p>-62.125</text:p>
          </table:table-cell>
          <table:table-cell office:value-type="float" office:value="-33.375">
            <text:p>-33.375</text:p>
          </table:table-cell>
          <table:table-cell office:value-type="float" office:value="-137.375">
            <text:p>-137.375</text:p>
          </table:table-cell>
          <table:table-cell office:value-type="float" office:value="-0.00574805699481865">
            <text:p>-0.005748057</text:p>
          </table:table-cell>
          <table:table-cell office:value-type="float" office:value="-0.00238836410476599">
            <text:p>-0.0023883641</text:p>
          </table:table-cell>
          <table:table-cell office:value-type="float" office:value="-0.00689425875740239">
            <text:p>-0.0068942588</text:p>
          </table:table-cell>
          <table:table-cell office:value-type="float" office:value="0.979946559230197">
            <text:p>0.9799465592</text:p>
          </table:table-cell>
          <table:table-cell office:value-type="float" office:value="0.991651906028189">
            <text:p>0.991651906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405">
            <text:p>14405</text:p>
          </table:table-cell>
          <table:table-cell office:value-type="float" office:value="20891">
            <text:p>20891</text:p>
          </table:table-cell>
          <table:table-cell office:value-type="float" office:value="-113.875">
            <text:p>-113.875</text:p>
          </table:table-cell>
          <table:table-cell office:value-type="float" office:value="-75">
            <text:p>-75</text:p>
          </table:table-cell>
          <table:table-cell office:value-type="float" office:value="-43.5">
            <text:p>-43.5</text:p>
          </table:table-cell>
          <table:table-cell office:value-type="float" office:value="-0.0106784508627157">
            <text:p>-0.0106784509</text:p>
          </table:table-cell>
          <table:table-cell office:value-type="float" office:value="-0.00520652551197501">
            <text:p>-0.0052065255</text:p>
          </table:table-cell>
          <table:table-cell office:value-type="float" office:value="-0.00208223636972859">
            <text:p>-0.0020822364</text:p>
          </table:table-cell>
          <table:table-cell office:value-type="float" office:value="0.962848919433637">
            <text:p>0.9628489194</text:p>
          </table:table-cell>
          <table:table-cell office:value-type="float" office:value="0.981830292207585">
            <text:p>0.9818302922</text:p>
          </table:table-cell>
          <table:table-cell office:value-type="float" office:value="0.992720670694217">
            <text:p>0.9927206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0395">
            <text:p>10395</text:p>
          </table:table-cell>
          <table:table-cell office:value-type="float" office:value="14345">
            <text:p>14345</text:p>
          </table:table-cell>
          <table:table-cell office:value-type="float" office:value="20863">
            <text:p>20863</text:p>
          </table:table-cell>
          <table:table-cell office:value-type="float" office:value="-98">
            <text:p>-98</text:p>
          </table:table-cell>
          <table:table-cell office:value-type="float" office:value="-66.25">
            <text:p>-66.25</text:p>
          </table:table-cell>
          <table:table-cell office:value-type="float" office:value="-170.5">
            <text:p>-170.5</text:p>
          </table:table-cell>
          <table:table-cell office:value-type="float" office:value="-0.00942760942760943">
            <text:p>-0.0094276094</text:p>
          </table:table-cell>
          <table:table-cell office:value-type="float" office:value="-0.00461833391425584">
            <text:p>-0.0046183339</text:p>
          </table:table-cell>
          <table:table-cell office:value-type="float" office:value="-0.00817236255572065">
            <text:p>-0.0081723626</text:p>
          </table:table-cell>
          <table:table-cell office:value-type="float" office:value="0.967177571449625">
            <text:p>0.9671775714</text:p>
          </table:table-cell>
          <table:table-cell office:value-type="float" office:value="0.983877636156066">
            <text:p>0.9838776362</text:p>
          </table:table-cell>
          <table:table-cell office:value-type="float" office:value="0.971527634574072">
            <text:p>0.97152763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0302">
            <text:p>10302</text:p>
          </table:table-cell>
          <table:table-cell office:value-type="float" office:value="13604">
            <text:p>13604</text:p>
          </table:table-cell>
          <table:table-cell office:value-type="float" office:value="20083">
            <text:p>20083</text:p>
          </table:table-cell>
          <table:table-cell office:value-type="float" office:value="2">
            <text:p>2</text:p>
          </table:table-cell>
          <table:table-cell office:value-type="float" office:value="-221.75">
            <text:p>-221.75</text:p>
          </table:table-cell>
          <table:table-cell office:value-type="float" office:value="-222.75">
            <text:p>-222.75</text:p>
          </table:table-cell>
          <table:table-cell office:value-type="float" office:value="0.0001941370607649">
            <text:p>0.0001941371</text:p>
          </table:table-cell>
          <table:table-cell office:value-type="float" office:value="-0.0163003528374008">
            <text:p>-0.0163003528</text:p>
          </table:table-cell>
          <table:table-cell office:value-type="float" office:value="-0.0110914703978489">
            <text:p>-0.0110914704</text:p>
          </table:table-cell>
          <table:table-cell office:value-type="float" office:value="1.00067955358351">
            <text:p>1.0006795536</text:p>
          </table:table-cell>
          <table:table-cell office:value-type="float" office:value="0.94346954001424">
            <text:p>0.94346954</text:p>
          </table:table-cell>
          <table:table-cell office:value-type="float" office:value="0.961420974210078">
            <text:p>0.9614209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0514">
            <text:p>10514</text:p>
          </table:table-cell>
          <table:table-cell office:value-type="float" office:value="13769">
            <text:p>13769</text:p>
          </table:table-cell>
          <table:table-cell office:value-type="float" office:value="18905">
            <text:p>18905</text:p>
          </table:table-cell>
          <table:table-cell office:value-type="float" office:value="-63.75">
            <text:p>-63.75</text:p>
          </table:table-cell>
          <table:table-cell office:value-type="float" office:value="-76.75">
            <text:p>-76.75</text:p>
          </table:table-cell>
          <table:table-cell office:value-type="float" office:value="-56.75">
            <text:p>-56.75</text:p>
          </table:table-cell>
          <table:table-cell office:value-type="float" office:value="-0.00606334411261176">
            <text:p>-0.0060633441</text:p>
          </table:table-cell>
          <table:table-cell office:value-type="float" office:value="-0.00557411576730336">
            <text:p>-0.0055741158</text:p>
          </table:table-cell>
          <table:table-cell office:value-type="float" office:value="-0.00300185136207353">
            <text:p>-0.0030018514</text:p>
          </table:table-cell>
          <table:table-cell office:value-type="float" office:value="0.978850353323842">
            <text:p>0.9788503533</text:p>
          </table:table-cell>
          <table:table-cell office:value-type="float" office:value="0.980551493516949">
            <text:p>0.9805514935</text:p>
          </table:table-cell>
          <table:table-cell office:value-type="float" office:value="0.989511182011479">
            <text:p>0.9895111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1308">
            <text:p>1308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9952">
            <text:p>9952</text:p>
          </table:table-cell>
          <table:table-cell office:value-type="float" office:value="13538">
            <text:p>13538</text:p>
          </table:table-cell>
          <table:table-cell office:value-type="float" office:value="19459">
            <text:p>19459</text:p>
          </table:table-cell>
          <table:table-cell office:value-type="float" office:value="-226.25">
            <text:p>-226.25</text:p>
          </table:table-cell>
          <table:table-cell office:value-type="float" office:value="-161.25">
            <text:p>-161.25</text:p>
          </table:table-cell>
          <table:table-cell office:value-type="float" office:value="-139.125">
            <text:p>-139.125</text:p>
          </table:table-cell>
          <table:table-cell office:value-type="float" office:value="-0.0227341237942122">
            <text:p>-0.0227341238</text:p>
          </table:table-cell>
          <table:table-cell office:value-type="float" office:value="-0.0119109174176392">
            <text:p>-0.0119109174</text:p>
          </table:table-cell>
          <table:table-cell office:value-type="float" office:value="-0.00714964797779948">
            <text:p>-0.007149648</text:p>
          </table:table-cell>
          <table:table-cell office:value-type="float" office:value="0.921443573874251">
            <text:p>0.9214435739</text:p>
          </table:table-cell>
          <table:table-cell office:value-type="float" office:value="0.958589854147573">
            <text:p>0.9585898541</text:p>
          </table:table-cell>
          <table:table-cell office:value-type="float" office:value="0.975076422311466">
            <text:p>0.9750764223</text:p>
          </table:table-cell>
          <table:table-cell office:value-type="float" office:value="-30.141383132641">
            <text:p>-30.14138313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1309">
            <text:p>1309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9948">
            <text:p>9948</text:p>
          </table:table-cell>
          <table:table-cell office:value-type="float" office:value="13282">
            <text:p>13282</text:p>
          </table:table-cell>
          <table:table-cell office:value-type="float" office:value="19177">
            <text:p>19177</text:p>
          </table:table-cell>
          <table:table-cell office:value-type="float" office:value="-250.375">
            <text:p>-250.375</text:p>
          </table:table-cell>
          <table:table-cell office:value-type="float" office:value="-131">
            <text:p>-131</text:p>
          </table:table-cell>
          <table:table-cell office:value-type="float" office:value="-110.625">
            <text:p>-110.625</text:p>
          </table:table-cell>
          <table:table-cell office:value-type="float" office:value="-0.025168375552875">
            <text:p>-0.0251683756</text:p>
          </table:table-cell>
          <table:table-cell office:value-type="float" office:value="-0.00986297244390905">
            <text:p>-0.0098629724</text:p>
          </table:table-cell>
          <table:table-cell office:value-type="float" office:value="-0.00576862908692705">
            <text:p>-0.0057686291</text:p>
          </table:table-cell>
          <table:table-cell office:value-type="float" office:value="0.91315224193576">
            <text:p>0.9131522419</text:p>
          </table:table-cell>
          <table:table-cell office:value-type="float" office:value="0.96567026176816">
            <text:p>0.9656702618</text:p>
          </table:table-cell>
          <table:table-cell office:value-type="float" office:value="0.979875021275579">
            <text:p>0.9798750213</text:p>
          </table:table-cell>
          <table:table-cell office:value-type="float" office:value="-27.1923560415693">
            <text:p>-27.1923560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0390">
            <text:p>10390</text:p>
          </table:table-cell>
          <table:table-cell office:value-type="float" office:value="13340">
            <text:p>13340</text:p>
          </table:table-cell>
          <table:table-cell office:value-type="float" office:value="18445">
            <text:p>18445</text:p>
          </table:table-cell>
          <table:table-cell office:value-type="float" office:value="14.75">
            <text:p>14.75</text:p>
          </table:table-cell>
          <table:table-cell office:value-type="float" office:value="-201.5">
            <text:p>-201.5</text:p>
          </table:table-cell>
          <table:table-cell office:value-type="float" office:value="-261.625">
            <text:p>-261.625</text:p>
          </table:table-cell>
          <table:table-cell office:value-type="float" office:value="0.00141963426371511">
            <text:p>0.0014196343</text:p>
          </table:table-cell>
          <table:table-cell office:value-type="float" office:value="-0.0151049475262369">
            <text:p>-0.0151049475</text:p>
          </table:table-cell>
          <table:table-cell office:value-type="float" office:value="-0.0141840607210626">
            <text:p>-0.0141840607</text:p>
          </table:table-cell>
          <table:table-cell office:value-type="float" office:value="1.00497267003143">
            <text:p>1.00497267</text:p>
          </table:table-cell>
          <table:table-cell office:value-type="float" office:value="0.947579876160121">
            <text:p>0.9475798762</text:p>
          </table:table-cell>
          <table:table-cell office:value-type="float" office:value="0.950750115130217">
            <text:p>0.9507501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5">
            <text:p>515</text:p>
          </table:table-cell>
          <table:table-cell office:value-type="float" office:value="10297">
            <text:p>10297</text:p>
          </table:table-cell>
          <table:table-cell office:value-type="float" office:value="13422">
            <text:p>13422</text:p>
          </table:table-cell>
          <table:table-cell office:value-type="float" office:value="18683">
            <text:p>18683</text:p>
          </table:table-cell>
          <table:table-cell office:value-type="float" office:value="-64.375">
            <text:p>-64.375</text:p>
          </table:table-cell>
          <table:table-cell office:value-type="float" office:value="-338.5">
            <text:p>-338.5</text:p>
          </table:table-cell>
          <table:table-cell office:value-type="float" office:value="-57.375">
            <text:p>-57.375</text:p>
          </table:table-cell>
          <table:table-cell office:value-type="float" office:value="-0.00625182091871419">
            <text:p>-0.0062518209</text:p>
          </table:table-cell>
          <table:table-cell office:value-type="float" office:value="-0.0252197884070928">
            <text:p>-0.0252197884</text:p>
          </table:table-cell>
          <table:table-cell office:value-type="float" office:value="-0.00307097361237489">
            <text:p>-0.0030709736</text:p>
          </table:table-cell>
          <table:table-cell office:value-type="float" office:value="0.978195233903508">
            <text:p>0.9781952339</text:p>
          </table:table-cell>
          <table:table-cell office:value-type="float" office:value="0.91297737452068">
            <text:p>0.9129773745</text:p>
          </table:table-cell>
          <table:table-cell office:value-type="float" office:value="0.989270076879387">
            <text:p>0.9892700769</text:p>
          </table:table-cell>
          <table:table-cell office:value-type="float" office:value="0">
            <text:p>0</text:p>
          </table:table-cell>
          <table:table-cell office:value-type="float" office:value="-27.1362093570868">
            <text:p>-27.1362093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5">
            <text:p>805</text:p>
          </table:table-cell>
          <table:table-cell office:value-type="float" office:value="9620">
            <text:p>9620</text:p>
          </table:table-cell>
          <table:table-cell office:value-type="float" office:value="12715">
            <text:p>12715</text:p>
          </table:table-cell>
          <table:table-cell office:value-type="float" office:value="19459">
            <text:p>19459</text:p>
          </table:table-cell>
          <table:table-cell office:value-type="float" office:value="-148.25">
            <text:p>-148.25</text:p>
          </table:table-cell>
          <table:table-cell office:value-type="float" office:value="-308.5">
            <text:p>-308.5</text:p>
          </table:table-cell>
          <table:table-cell office:value-type="float" office:value="-139.125">
            <text:p>-139.125</text:p>
          </table:table-cell>
          <table:table-cell office:value-type="float" office:value="-0.0154106029106029">
            <text:p>-0.0154106029</text:p>
          </table:table-cell>
          <table:table-cell office:value-type="float" office:value="-0.024262681871805">
            <text:p>-0.0242626819</text:p>
          </table:table-cell>
          <table:table-cell office:value-type="float" office:value="-0.00714964797779948">
            <text:p>-0.007149648</text:p>
          </table:table-cell>
          <table:table-cell office:value-type="float" office:value="0.946528363709744">
            <text:p>0.9465283637</text:p>
          </table:table-cell>
          <table:table-cell office:value-type="float" office:value="0.916234421802643">
            <text:p>0.9162344218</text:p>
          </table:table-cell>
          <table:table-cell office:value-type="float" office:value="0.975076422311466">
            <text:p>0.9750764223</text:p>
          </table:table-cell>
          <table:table-cell office:value-type="float" office:value="0">
            <text:p>0</text:p>
          </table:table-cell>
          <table:table-cell office:value-type="float" office:value="-28.2204562997602">
            <text:p>-28.2204562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9140">
            <text:p>9140</text:p>
          </table:table-cell>
          <table:table-cell office:value-type="float" office:value="12742">
            <text:p>12742</text:p>
          </table:table-cell>
          <table:table-cell office:value-type="float" office:value="19177">
            <text:p>19177</text:p>
          </table:table-cell>
          <table:table-cell office:value-type="float" office:value="-100.875">
            <text:p>-100.875</text:p>
          </table:table-cell>
          <table:table-cell office:value-type="float" office:value="-308">
            <text:p>-308</text:p>
          </table:table-cell>
          <table:table-cell office:value-type="float" office:value="-110.625">
            <text:p>-110.625</text:p>
          </table:table-cell>
          <table:table-cell office:value-type="float" office:value="-0.0110366520787746">
            <text:p>-0.0110366521</text:p>
          </table:table-cell>
          <table:table-cell office:value-type="float" office:value="-0.0241720295087113">
            <text:p>-0.0241720295</text:p>
          </table:table-cell>
          <table:table-cell office:value-type="float" office:value="-0.00576862908692705">
            <text:p>-0.0057686291</text:p>
          </table:table-cell>
          <table:table-cell office:value-type="float" office:value="0.96161046079494">
            <text:p>0.9616104608</text:p>
          </table:table-cell>
          <table:table-cell office:value-type="float" office:value="0.916543099260227">
            <text:p>0.9165430993</text:p>
          </table:table-cell>
          <table:table-cell office:value-type="float" office:value="0.979875021275579">
            <text:p>0.9798750213</text:p>
          </table:table-cell>
          <table:table-cell office:value-type="float" office:value="0">
            <text:p>0</text:p>
          </table:table-cell>
          <table:table-cell office:value-type="float" office:value="-28.3276019196969">
            <text:p>-28.3276019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33">
            <text:p>1233</text:p>
          </table:table-cell>
          <table:table-cell office:value-type="float" office:value="814">
            <text:p>814</text:p>
          </table:table-cell>
          <table:table-cell office:value-type="float" office:value="8880">
            <text:p>8880</text:p>
          </table:table-cell>
          <table:table-cell office:value-type="float" office:value="13122">
            <text:p>13122</text:p>
          </table:table-cell>
          <table:table-cell office:value-type="float" office:value="17997">
            <text:p>17997</text:p>
          </table:table-cell>
          <table:table-cell office:value-type="float" office:value="-42">
            <text:p>-42</text:p>
          </table:table-cell>
          <table:table-cell office:value-type="float" office:value="-234.75">
            <text:p>-234.75</text:p>
          </table:table-cell>
          <table:table-cell office:value-type="float" office:value="-303.375">
            <text:p>-303.375</text:p>
          </table:table-cell>
          <table:table-cell office:value-type="float" office:value="-0.00472972972972973">
            <text:p>-0.0047297297</text:p>
          </table:table-cell>
          <table:table-cell office:value-type="float" office:value="-0.0178898033836305">
            <text:p>-0.0178898034</text:p>
          </table:table-cell>
          <table:table-cell office:value-type="float" office:value="-0.0168569761626938">
            <text:p>-0.0168569762</text:p>
          </table:table-cell>
          <table:table-cell office:value-type="float" office:value="0.983489791818846">
            <text:p>0.9834897918</text:p>
          </table:table-cell>
          <table:table-cell office:value-type="float" office:value="0.938012976484899">
            <text:p>0.9380129765</text:p>
          </table:table-cell>
          <table:table-cell office:value-type="float" office:value="0.941557532415457">
            <text:p>0.9415575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1218">
            <text:p>1218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8493">
            <text:p>8493</text:p>
          </table:table-cell>
          <table:table-cell office:value-type="float" office:value="13138">
            <text:p>13138</text:p>
          </table:table-cell>
          <table:table-cell office:value-type="float" office:value="18191">
            <text:p>18191</text:p>
          </table:table-cell>
          <table:table-cell office:value-type="float" office:value="-227.875">
            <text:p>-227.875</text:p>
          </table:table-cell>
          <table:table-cell office:value-type="float" office:value="-268.125">
            <text:p>-268.125</text:p>
          </table:table-cell>
          <table:table-cell office:value-type="float" office:value="-379.375">
            <text:p>-379.375</text:p>
          </table:table-cell>
          <table:table-cell office:value-type="float" office:value="-0.0268309195808313">
            <text:p>-0.0268309196</text:p>
          </table:table-cell>
          <table:table-cell office:value-type="float" office:value="-0.0204083574364439">
            <text:p>-0.0204083574</text:p>
          </table:table-cell>
          <table:table-cell office:value-type="float" office:value="-0.0208550931779451">
            <text:p>-0.0208550932</text:p>
          </table:table-cell>
          <table:table-cell office:value-type="float" office:value="0.907502782028375">
            <text:p>0.907502782</text:p>
          </table:table-cell>
          <table:table-cell office:value-type="float" office:value="0.929387091036823">
            <text:p>0.929387091</text:p>
          </table:table-cell>
          <table:table-cell office:value-type="float" office:value="0.927859646303655">
            <text:p>0.9278596463</text:p>
          </table:table-cell>
          <table:table-cell office:value-type="float" office:value="-25.4857512392928">
            <text:p>-25.4857512393</text:p>
          </table:table-cell>
          <table:table-cell office:value-type="float" office:value="-33.6161240918764">
            <text:p>-33.6161240919</text:p>
          </table:table-cell>
          <table:table-cell office:value-type="float" office:value="-32.8885592541814">
            <text:p>-32.888559254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534">
            <text:p>534</text:p>
          </table:table-cell>
          <table:table-cell office:value-type="float" office:value="8845">
            <text:p>8845</text:p>
          </table:table-cell>
          <table:table-cell office:value-type="float" office:value="12178">
            <text:p>12178</text:p>
          </table:table-cell>
          <table:table-cell office:value-type="float" office:value="17138">
            <text:p>17138</text:p>
          </table:table-cell>
          <table:table-cell office:value-type="float" office:value="-225.125">
            <text:p>-225.125</text:p>
          </table:table-cell>
          <table:table-cell office:value-type="float" office:value="-197.875">
            <text:p>-197.875</text:p>
          </table:table-cell>
          <table:table-cell office:value-type="float" office:value="-379.125">
            <text:p>-379.125</text:p>
          </table:table-cell>
          <table:table-cell office:value-type="float" office:value="-0.0254522328999435">
            <text:p>-0.0254522329</text:p>
          </table:table-cell>
          <table:table-cell office:value-type="float" office:value="-0.0162485629824273">
            <text:p>-0.016248563</text:p>
          </table:table-cell>
          <table:table-cell office:value-type="float" office:value="-0.0221218928696464">
            <text:p>-0.0221218929</text:p>
          </table:table-cell>
          <table:table-cell office:value-type="float" office:value="0.912186904523">
            <text:p>0.9121869045</text:p>
          </table:table-cell>
          <table:table-cell office:value-type="float" office:value="0.943647500527532">
            <text:p>0.9436475005</text:p>
          </table:table-cell>
          <table:table-cell office:value-type="float" office:value="0.923532556118744">
            <text:p>0.9235325561</text:p>
          </table:table-cell>
          <table:table-cell office:value-type="float" office:value="-26.8851934588187">
            <text:p>-26.8851934588</text:p>
          </table:table-cell>
          <table:table-cell office:value-type="float" office:value="0">
            <text:p>0</text:p>
          </table:table-cell>
          <table:table-cell office:value-type="float" office:value="-30.9852206615561">
            <text:p>-30.985220661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81">
            <text:p>781</text:p>
          </table:table-cell>
          <table:table-cell office:value-type="float" office:value="521">
            <text:p>521</text:p>
          </table:table-cell>
          <table:table-cell office:value-type="float" office:value="9026">
            <text:p>9026</text:p>
          </table:table-cell>
          <table:table-cell office:value-type="float" office:value="11731">
            <text:p>11731</text:p>
          </table:table-cell>
          <table:table-cell office:value-type="float" office:value="17158">
            <text:p>17158</text:p>
          </table:table-cell>
          <table:table-cell office:value-type="float" office:value="-79">
            <text:p>-79</text:p>
          </table:table-cell>
          <table:table-cell office:value-type="float" office:value="-191.5">
            <text:p>-191.5</text:p>
          </table:table-cell>
          <table:table-cell office:value-type="float" office:value="-413.625">
            <text:p>-413.625</text:p>
          </table:table-cell>
          <table:table-cell office:value-type="float" office:value="-0.00875249279858187">
            <text:p>-0.0087524928</text:p>
          </table:table-cell>
          <table:table-cell office:value-type="float" office:value="-0.0163242690307732">
            <text:p>-0.016324269</text:p>
          </table:table-cell>
          <table:table-cell office:value-type="float" office:value="-0.0241068306329409">
            <text:p>-0.0241068306</text:p>
          </table:table-cell>
          <table:table-cell office:value-type="float" office:value="0.969516423220134">
            <text:p>0.9695164232</text:p>
          </table:table-cell>
          <table:table-cell office:value-type="float" office:value="0.943387362640697">
            <text:p>0.9433873626</text:p>
          </table:table-cell>
          <table:table-cell office:value-type="float" office:value="0.916765125779711">
            <text:p>0.9167651258</text:p>
          </table:table-cell>
          <table:table-cell table:number-columns-repeated="2" office:value-type="float" office:value="0">
            <text:p>0</text:p>
          </table:table-cell>
          <table:table-cell office:value-type="float" office:value="-28.4051612312286">
            <text:p>-28.405161231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685">
            <text:p>685</text:p>
          </table:table-cell>
          <table:table-cell office:value-type="float" office:value="8865">
            <text:p>8865</text:p>
          </table:table-cell>
          <table:table-cell office:value-type="float" office:value="12592">
            <text:p>12592</text:p>
          </table:table-cell>
          <table:table-cell office:value-type="float" office:value="17997">
            <text:p>17997</text:p>
          </table:table-cell>
          <table:table-cell office:value-type="float" office:value="-87.75">
            <text:p>-87.75</text:p>
          </table:table-cell>
          <table:table-cell office:value-type="float" office:value="-276.25">
            <text:p>-276.25</text:p>
          </table:table-cell>
          <table:table-cell office:value-type="float" office:value="-303.375">
            <text:p>-303.375</text:p>
          </table:table-cell>
          <table:table-cell office:value-type="float" office:value="-0.00989847715736041">
            <text:p>-0.0098984772</text:p>
          </table:table-cell>
          <table:table-cell office:value-type="float" office:value="-0.0219385324015248">
            <text:p>-0.0219385324</text:p>
          </table:table-cell>
          <table:table-cell office:value-type="float" office:value="-0.0168569761626938">
            <text:p>-0.0168569762</text:p>
          </table:table-cell>
          <table:table-cell office:value-type="float" office:value="0.965547370455307">
            <text:p>0.9655473705</text:p>
          </table:table-cell>
          <table:table-cell office:value-type="float" office:value="0.924158483034371">
            <text:p>0.924158483</text:p>
          </table:table-cell>
          <table:table-cell office:value-type="float" office:value="0.941557532415457">
            <text:p>0.9415575324</text:p>
          </table:table-cell>
          <table:table-cell office:value-type="float" office:value="0">
            <text:p>0</text:p>
          </table:table-cell>
          <table:table-cell office:value-type="float" office:value="-31.2471108769368">
            <text:p>-31.24711087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735">
            <text:p>735</text:p>
          </table:table-cell>
          <table:table-cell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8544">
            <text:p>8544</text:p>
          </table:table-cell>
          <table:table-cell office:value-type="float" office:value="11255">
            <text:p>11255</text:p>
          </table:table-cell>
          <table:table-cell office:value-type="float" office:value="18223">
            <text:p>18223</text:p>
          </table:table-cell>
          <table:table-cell office:value-type="float" office:value="-178.875">
            <text:p>-178.875</text:p>
          </table:table-cell>
          <table:table-cell office:value-type="float" office:value="-167.875">
            <text:p>-167.875</text:p>
          </table:table-cell>
          <table:table-cell office:value-type="float" office:value="-332">
            <text:p>-332</text:p>
          </table:table-cell>
          <table:table-cell office:value-type="float" office:value="-0.0209357443820225">
            <text:p>-0.0209357444</text:p>
          </table:table-cell>
          <table:table-cell office:value-type="float" office:value="-0.0149155930697468">
            <text:p>-0.0149155931</text:p>
          </table:table-cell>
          <table:table-cell office:value-type="float" office:value="-0.0182187345662075">
            <text:p>-0.0182187346</text:p>
          </table:table-cell>
          <table:table-cell office:value-type="float" office:value="0.927583973232867">
            <text:p>0.9275839732</text:p>
          </table:table-cell>
          <table:table-cell office:value-type="float" office:value="0.948231475092466">
            <text:p>0.9482314751</text:p>
          </table:table-cell>
          <table:table-cell office:value-type="float" office:value="0.936884996705094">
            <text:p>0.9368849967</text:p>
          </table:table-cell>
          <table:table-cell office:value-type="float" office:value="-32.7605174121908">
            <text:p>-32.76051741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756">
            <text:p>756</text:p>
          </table:table-cell>
          <table:table-cell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8116">
            <text:p>8116</text:p>
          </table:table-cell>
          <table:table-cell office:value-type="float" office:value="11190">
            <text:p>11190</text:p>
          </table:table-cell>
          <table:table-cell office:value-type="float" office:value="16548">
            <text:p>16548</text:p>
          </table:table-cell>
          <table:table-cell office:value-type="float" office:value="-137">
            <text:p>-137</text:p>
          </table:table-cell>
          <table:table-cell office:value-type="float" office:value="-255.625">
            <text:p>-255.625</text:p>
          </table:table-cell>
          <table:table-cell office:value-type="float" office:value="-242.875">
            <text:p>-242.875</text:p>
          </table:table-cell>
          <table:table-cell office:value-type="float" office:value="-0.0168802365697388">
            <text:p>-0.0168802366</text:p>
          </table:table-cell>
          <table:table-cell office:value-type="float" office:value="-0.0228440571939231">
            <text:p>-0.0228440572</text:p>
          </table:table-cell>
          <table:table-cell office:value-type="float" office:value="-0.0146770002417211">
            <text:p>-0.0146770002</text:p>
          </table:table-cell>
          <table:table-cell office:value-type="float" office:value="0.941477659083749">
            <text:p>0.9414776591</text:p>
          </table:table-cell>
          <table:table-cell office:value-type="float" office:value="0.921068627681464">
            <text:p>0.9210686277</text:p>
          </table:table-cell>
          <table:table-cell office:value-type="float" office:value="0.949052711252724">
            <text:p>0.9490527113</text:p>
          </table:table-cell>
          <table:table-cell office:value-type="float" office:value="0">
            <text:p>0</text:p>
          </table:table-cell>
          <table:table-cell office:value-type="float" office:value="-29.9946517893513">
            <text:p>-29.99465178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7798">
            <text:p>7798</text:p>
          </table:table-cell>
          <table:table-cell office:value-type="float" office:value="11522">
            <text:p>11522</text:p>
          </table:table-cell>
          <table:table-cell office:value-type="float" office:value="15976">
            <text:p>15976</text:p>
          </table:table-cell>
          <table:table-cell office:value-type="float" office:value="-86.875">
            <text:p>-86.875</text:p>
          </table:table-cell>
          <table:table-cell office:value-type="float" office:value="-111.125">
            <text:p>-111.125</text:p>
          </table:table-cell>
          <table:table-cell office:value-type="float" office:value="-244">
            <text:p>-244</text:p>
          </table:table-cell>
          <table:table-cell office:value-type="float" office:value="-0.0111406770966915">
            <text:p>-0.0111406771</text:p>
          </table:table-cell>
          <table:table-cell office:value-type="float" office:value="-0.00964459295261239">
            <text:p>-0.009644593</text:p>
          </table:table-cell>
          <table:table-cell office:value-type="float" office:value="-0.0152729093640461">
            <text:p>-0.0152729094</text:p>
          </table:table-cell>
          <table:table-cell office:value-type="float" office:value="0.961250894946478">
            <text:p>0.9612508949</text:p>
          </table:table-cell>
          <table:table-cell office:value-type="float" office:value="0.966426240285371">
            <text:p>0.9664262403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1011">
            <text:p>1011</text:p>
          </table:table-cell>
          <table:table-cell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7546">
            <text:p>7546</text:p>
          </table:table-cell>
          <table:table-cell office:value-type="float" office:value="11255">
            <text:p>11255</text:p>
          </table:table-cell>
          <table:table-cell office:value-type="float" office:value="16521">
            <text:p>16521</text:p>
          </table:table-cell>
          <table:table-cell office:value-type="float" office:value="-207.875">
            <text:p>-207.875</text:p>
          </table:table-cell>
          <table:table-cell office:value-type="float" office:value="-93.75">
            <text:p>-93.75</text:p>
          </table:table-cell>
          <table:table-cell office:value-type="float" office:value="-269.5">
            <text:p>-269.5</text:p>
          </table:table-cell>
          <table:table-cell office:value-type="float" office:value="-0.0275477073946462">
            <text:p>-0.0275477074</text:p>
          </table:table-cell>
          <table:table-cell office:value-type="float" office:value="-0.00832963127498889">
            <text:p>-0.0083296313</text:p>
          </table:table-cell>
          <table:table-cell office:value-type="float" office:value="-0.0163125718782156">
            <text:p>-0.0163125719</text:p>
          </table:table-cell>
          <table:table-cell office:value-type="float" office:value="0.905070421436832">
            <text:p>0.9050704214</text:p>
          </table:table-cell>
          <table:table-cell office:value-type="float" office:value="0.970982280741606">
            <text:p>0.9709822807</text:p>
          </table:table-cell>
          <table:table-cell office:value-type="float" office:value="0.943427554428758">
            <text:p>0.9434275544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71">
            <text:p>971</text:p>
          </table:table-cell>
          <table:table-cell table:number-columns-repeated="2" office:value-type="float" office:value="369">
            <text:p>369</text:p>
          </table:table-cell>
          <table:table-cell office:value-type="float" office:value="7610">
            <text:p>7610</text:p>
          </table:table-cell>
          <table:table-cell office:value-type="float" office:value="11052">
            <text:p>11052</text:p>
          </table:table-cell>
          <table:table-cell office:value-type="float" office:value="15072">
            <text:p>15072</text:p>
          </table:table-cell>
          <table:table-cell office:value-type="float" office:value="-176.375">
            <text:p>-176.375</text:p>
          </table:table-cell>
          <table:table-cell office:value-type="float" office:value="-302">
            <text:p>-302</text:p>
          </table:table-cell>
          <table:table-cell office:value-type="float" office:value="-213.625">
            <text:p>-213.625</text:p>
          </table:table-cell>
          <table:table-cell office:value-type="float" office:value="-0.023176741130092">
            <text:p>-0.0231767411</text:p>
          </table:table-cell>
          <table:table-cell office:value-type="float" office:value="-0.0273253709735794">
            <text:p>-0.027325371</text:p>
          </table:table-cell>
          <table:table-cell office:value-type="float" office:value="-0.0141736332271762">
            <text:p>-0.0141736332</text:p>
          </table:table-cell>
          <table:table-cell office:value-type="float" office:value="0.919934242250324">
            <text:p>0.9199342423</text:p>
          </table:table-cell>
          <table:table-cell office:value-type="float" office:value="0.905824686354206">
            <text:p>0.9058246864</text:p>
          </table:table-cell>
          <table:table-cell office:value-type="float" office:value="0.950786031787446">
            <text:p>0.9507860318</text:p>
          </table:table-cell>
          <table:table-cell office:value-type="float" office:value="-29.5590884736012">
            <text:p>-29.5590884736</text:p>
          </table:table-cell>
          <table:table-cell office:value-type="float" office:value="-25.0182586702376">
            <text:p>-25.01825867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931">
            <text:p>931</text:p>
          </table:table-cell>
          <table:table-cell office:value-type="float" office:value="574">
            <text:p>574</text:p>
          </table:table-cell>
          <table:table-cell office:value-type="float" office:value="931">
            <text:p>931</text:p>
          </table:table-cell>
          <table:table-cell office:value-type="float" office:value="7921">
            <text:p>7921</text:p>
          </table:table-cell>
          <table:table-cell office:value-type="float" office:value="10264">
            <text:p>10264</text:p>
          </table:table-cell>
          <table:table-cell office:value-type="float" office:value="15075">
            <text:p>15075</text:p>
          </table:table-cell>
          <table:table-cell office:value-type="float" office:value="-105.5">
            <text:p>-105.5</text:p>
          </table:table-cell>
          <table:table-cell office:value-type="float" office:value="-144.375">
            <text:p>-144.375</text:p>
          </table:table-cell>
          <table:table-cell office:value-type="float" office:value="-401.375">
            <text:p>-401.375</text:p>
          </table:table-cell>
          <table:table-cell office:value-type="float" office:value="-0.0133190253755839">
            <text:p>-0.0133190254</text:p>
          </table:table-cell>
          <table:table-cell office:value-type="float" office:value="-0.0140661535463757">
            <text:p>-0.0140661535</text:p>
          </table:table-cell>
          <table:table-cell office:value-type="float" office:value="-0.0266252072968491">
            <text:p>-0.0266252073</text:p>
          </table:table-cell>
          <table:table-cell office:value-type="float" office:value="0.953731108201889">
            <text:p>0.9537311082</text:p>
          </table:table-cell>
          <table:table-cell office:value-type="float" office:value="0.951156261671842">
            <text:p>0.9511562617</text:p>
          </table:table-cell>
          <table:table-cell office:value-type="float" office:value="0.908201221721685">
            <text:p>0.908201221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6853618825803">
            <text:p>-25.6853618826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14">
            <text:p>914</text:p>
          </table:table-cell>
          <table:table-cell office:value-type="float" office:value="7832">
            <text:p>7832</text:p>
          </table:table-cell>
          <table:table-cell office:value-type="float" office:value="11142">
            <text:p>11142</text:p>
          </table:table-cell>
          <table:table-cell office:value-type="float" office:value="15976">
            <text:p>15976</text:p>
          </table:table-cell>
          <table:table-cell office:value-type="float" office:value="-63.125">
            <text:p>-63.125</text:p>
          </table:table-cell>
          <table:table-cell office:value-type="float" office:value="-134.375">
            <text:p>-134.375</text:p>
          </table:table-cell>
          <table:table-cell office:value-type="float" office:value="-244">
            <text:p>-244</text:p>
          </table:table-cell>
          <table:table-cell office:value-type="float" office:value="-0.00805988253319714">
            <text:p>-0.0080598825</text:p>
          </table:table-cell>
          <table:table-cell office:value-type="float" office:value="-0.0120602225812242">
            <text:p>-0.0120602226</text:p>
          </table:table-cell>
          <table:table-cell office:value-type="float" office:value="-0.0152729093640461">
            <text:p>-0.0152729094</text:p>
          </table:table-cell>
          <table:table-cell office:value-type="float" office:value="0.97191773607845">
            <text:p>0.9719177361</text:p>
          </table:table-cell>
          <table:table-cell office:value-type="float" office:value="0.958074300944384">
            <text:p>0.9580743009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06">
            <text:p>1006</text:p>
          </table:table-cell>
          <table:table-cell office:value-type="float" office:value="454">
            <text:p>454</text:p>
          </table:table-cell>
          <table:table-cell office:value-type="float" office:value="7546">
            <text:p>7546</text:p>
          </table:table-cell>
          <table:table-cell office:value-type="float" office:value="10220">
            <text:p>10220</text:p>
          </table:table-cell>
          <table:table-cell office:value-type="float" office:value="16635">
            <text:p>16635</text:p>
          </table:table-cell>
          <table:table-cell office:value-type="float" office:value="-207.875">
            <text:p>-207.875</text:p>
          </table:table-cell>
          <table:table-cell office:value-type="float" office:value="-27.25">
            <text:p>-27.25</text:p>
          </table:table-cell>
          <table:table-cell office:value-type="float" office:value="-277.875">
            <text:p>-277.875</text:p>
          </table:table-cell>
          <table:table-cell office:value-type="float" office:value="-0.0275477073946462">
            <text:p>-0.0275477074</text:p>
          </table:table-cell>
          <table:table-cell office:value-type="float" office:value="-0.00266634050880626">
            <text:p>-0.0026663405</text:p>
          </table:table-cell>
          <table:table-cell office:value-type="float" office:value="-0.0167042380522994">
            <text:p>-0.0167042381</text:p>
          </table:table-cell>
          <table:table-cell office:value-type="float" office:value="0.905070421436832">
            <text:p>0.9050704214</text:p>
          </table:table-cell>
          <table:table-cell office:value-type="float" office:value="0.990681742587728">
            <text:p>0.9906817426</text:p>
          </table:table-cell>
          <table:table-cell office:value-type="float" office:value="0.942082068692012">
            <text:p>0.9420820687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059">
            <text:p>1059</text:p>
          </table:table-cell>
          <table:table-cell office:value-type="float" office:value="732">
            <text:p>732</text:p>
          </table:table-cell>
          <table:table-cell office:value-type="float" office:value="1059">
            <text:p>1059</text:p>
          </table:table-cell>
          <table:table-cell office:value-type="float" office:value="7450">
            <text:p>7450</text:p>
          </table:table-cell>
          <table:table-cell office:value-type="float" office:value="9668">
            <text:p>9668</text:p>
          </table:table-cell>
          <table:table-cell office:value-type="float" office:value="15059">
            <text:p>15059</text:p>
          </table:table-cell>
          <table:table-cell office:value-type="float" office:value="55">
            <text:p>55</text:p>
          </table:table-cell>
          <table:table-cell office:value-type="float" office:value="-216.5">
            <text:p>-216.5</text:p>
          </table:table-cell>
          <table:table-cell office:value-type="float" office:value="-226.25">
            <text:p>-226.25</text:p>
          </table:table-cell>
          <table:table-cell office:value-type="float" office:value="0.00738255033557047">
            <text:p>0.0073825503</text:p>
          </table:table-cell>
          <table:table-cell office:value-type="float" office:value="-0.0223934629706247">
            <text:p>-0.022393463</text:p>
          </table:table-cell>
          <table:table-cell office:value-type="float" office:value="-0.015024237997211">
            <text:p>-0.015024238</text:p>
          </table:table-cell>
          <table:table-cell office:value-type="float" office:value="1.02594575019143">
            <text:p>1.0259457502</text:p>
          </table:table-cell>
          <table:table-cell office:value-type="float" office:value="0.922605755283094">
            <text:p>0.9226057553</text:p>
          </table:table-cell>
          <table:table-cell office:value-type="float" office:value="0.947857593355459">
            <text:p>0.9478575934</text:p>
          </table:table-cell>
          <table:table-cell office:value-type="float" office:value="0">
            <text:p>0</text:p>
          </table:table-cell>
          <table:table-cell office:value-type="float" office:value="-30.6052218775052">
            <text:p>-30.60522187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1085">
            <text:p>1085</text:p>
          </table:table-cell>
          <table:table-cell office:value-type="float" office:value="765">
            <text:p>765</text:p>
          </table:table-cell>
          <table:table-cell office:value-type="float" office:value="561">
            <text:p>561</text:p>
          </table:table-cell>
          <table:table-cell office:value-type="float" office:value="7200">
            <text:p>7200</text:p>
          </table:table-cell>
          <table:table-cell office:value-type="float" office:value="10091">
            <text:p>10091</text:p>
          </table:table-cell>
          <table:table-cell office:value-type="float" office:value="13697">
            <text:p>13697</text:p>
          </table:table-cell>
          <table:table-cell office:value-type="float" office:value="93.125">
            <text:p>93.125</text:p>
          </table:table-cell>
          <table:table-cell office:value-type="float" office:value="-166.5">
            <text:p>-166.5</text:p>
          </table:table-cell>
          <table:table-cell office:value-type="float" office:value="-173">
            <text:p>-173</text:p>
          </table:table-cell>
          <table:table-cell office:value-type="float" office:value="0.0129340277777778">
            <text:p>0.0129340278</text:p>
          </table:table-cell>
          <table:table-cell office:value-type="float" office:value="-0.0164998513526905">
            <text:p>-0.0164998514</text:p>
          </table:table-cell>
          <table:table-cell office:value-type="float" office:value="-0.0126305030298606">
            <text:p>-0.012630503</text:p>
          </table:table-cell>
          <table:table-cell office:value-type="float" office:value="1.04559698380835">
            <text:p>1.0455969838</text:p>
          </table:table-cell>
          <table:table-cell office:value-type="float" office:value="0.942784120651119">
            <text:p>0.9427841207</text:p>
          </table:table-cell>
          <table:table-cell office:value-type="float" office:value="0.956105917424791">
            <text:p>0.95610591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007">
            <text:p>1007</text:p>
          </table:table-cell>
          <table:table-cell office:value-type="float" office:value="494">
            <text:p>494</text:p>
          </table:table-cell>
          <table:table-cell office:value-type="float" office:value="1007">
            <text:p>1007</text:p>
          </table:table-cell>
          <table:table-cell office:value-type="float" office:value="7124">
            <text:p>7124</text:p>
          </table:table-cell>
          <table:table-cell office:value-type="float" office:value="10026">
            <text:p>10026</text:p>
          </table:table-cell>
          <table:table-cell office:value-type="float" office:value="14857">
            <text:p>14857</text:p>
          </table:table-cell>
          <table:table-cell office:value-type="float" office:value="-40.75">
            <text:p>-40.75</text:p>
          </table:table-cell>
          <table:table-cell office:value-type="float" office:value="-81.875">
            <text:p>-81.875</text:p>
          </table:table-cell>
          <table:table-cell office:value-type="float" office:value="-187.5">
            <text:p>-187.5</text:p>
          </table:table-cell>
          <table:table-cell office:value-type="float" office:value="-0.0057201010668164">
            <text:p>-0.0057201011</text:p>
          </table:table-cell>
          <table:table-cell office:value-type="float" office:value="-0.00816626770396968">
            <text:p>-0.0081662677</text:p>
          </table:table-cell>
          <table:table-cell office:value-type="float" office:value="-0.0126203136568621">
            <text:p>-0.0126203137</text:p>
          </table:table-cell>
          <table:table-cell office:value-type="float" office:value="0.980043776596323">
            <text:p>0.9800437766</text:p>
          </table:table-cell>
          <table:table-cell office:value-type="float" office:value="0.971548771375403">
            <text:p>0.9715487714</text:p>
          </table:table-cell>
          <table:table-cell office:value-type="float" office:value="0.956141075941906">
            <text:p>0.95614107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935">
            <text:p>935</text:p>
          </table:table-cell>
          <table:table-cell office:value-type="float" office:value="626">
            <text:p>626</text:p>
          </table:table-cell>
          <table:table-cell office:value-type="float" office:value="935">
            <text:p>935</text:p>
          </table:table-cell>
          <table:table-cell office:value-type="float" office:value="7174">
            <text:p>7174</text:p>
          </table:table-cell>
          <table:table-cell office:value-type="float" office:value="9644">
            <text:p>9644</text:p>
          </table:table-cell>
          <table:table-cell office:value-type="float" office:value="13888">
            <text:p>13888</text:p>
          </table:table-cell>
          <table:table-cell office:value-type="float" office:value="18.125">
            <text:p>18.125</text:p>
          </table:table-cell>
          <table:table-cell office:value-type="float" office:value="-300.25">
            <text:p>-300.25</text:p>
          </table:table-cell>
          <table:table-cell office:value-type="float" office:value="-74.625">
            <text:p>-74.625</text:p>
          </table:table-cell>
          <table:table-cell office:value-type="float" office:value="0.00252648452746027">
            <text:p>0.0025264845</text:p>
          </table:table-cell>
          <table:table-cell office:value-type="float" office:value="-0.0311333471588552">
            <text:p>-0.0311333472</text:p>
          </table:table-cell>
          <table:table-cell office:value-type="float" office:value="-0.00537334389400922">
            <text:p>-0.0053733439</text:p>
          </table:table-cell>
          <table:table-cell office:value-type="float" office:value="1.00885520676928">
            <text:p>1.0088552068</text:p>
          </table:table-cell>
          <table:table-cell office:value-type="float" office:value="0.892933084142422">
            <text:p>0.8929330841</text:p>
          </table:table-cell>
          <table:table-cell office:value-type="float" office:value="0.98124988710719">
            <text:p>0.9812498871</text:p>
          </table:table-cell>
          <table:table-cell office:value-type="float" office:value="0">
            <text:p>0</text:p>
          </table:table-cell>
          <table:table-cell office:value-type="float" office:value="-21.9154177011059">
            <text:p>-21.9154177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8">
            <text:p>858</text:p>
          </table:table-cell>
          <table:table-cell office:value-type="float" office:value="360">
            <text:p>360</text:p>
          </table:table-cell>
          <table:table-cell office:value-type="float" office:value="7450">
            <text:p>7450</text:p>
          </table:table-cell>
          <table:table-cell office:value-type="float" office:value="9704">
            <text:p>9704</text:p>
          </table:table-cell>
          <table:table-cell office:value-type="float" office:value="14021">
            <text:p>14021</text:p>
          </table:table-cell>
          <table:table-cell office:value-type="float" office:value="55">
            <text:p>55</text:p>
          </table:table-cell>
          <table:table-cell office:value-type="float" office:value="-205.875">
            <text:p>-205.875</text:p>
          </table:table-cell>
          <table:table-cell office:value-type="float" office:value="177.25">
            <text:p>177.25</text:p>
          </table:table-cell>
          <table:table-cell office:value-type="float" office:value="0.00738255033557047">
            <text:p>0.0073825503</text:p>
          </table:table-cell>
          <table:table-cell office:value-type="float" office:value="-0.0212154781533388">
            <text:p>-0.0212154782</text:p>
          </table:table-cell>
          <table:table-cell office:value-type="float" office:value="0.0126417516582269">
            <text:p>0.0126417517</text:p>
          </table:table-cell>
          <table:table-cell office:value-type="float" office:value="1.02594575019143">
            <text:p>1.0259457502</text:p>
          </table:table-cell>
          <table:table-cell office:value-type="float" office:value="0.926628015629333">
            <text:p>0.9266280156</text:p>
          </table:table-cell>
          <table:table-cell office:value-type="float" office:value="1.04455936601837">
            <text:p>1.044559366</text:p>
          </table:table-cell>
          <table:table-cell office:value-type="float" office:value="0">
            <text:p>0</text:p>
          </table:table-cell>
          <table:table-cell office:value-type="float" office:value="-32.3239557943286">
            <text:p>-32.32395579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854">
            <text:p>854</text:p>
          </table:table-cell>
          <table:table-cell office:value-type="float" office:value="549">
            <text:p>549</text:p>
          </table:table-cell>
          <table:table-cell office:value-type="float" office:value="361">
            <text:p>361</text:p>
          </table:table-cell>
          <table:table-cell office:value-type="float" office:value="7200">
            <text:p>7200</text:p>
          </table:table-cell>
          <table:table-cell office:value-type="float" office:value="10235">
            <text:p>10235</text:p>
          </table:table-cell>
          <table:table-cell office:value-type="float" office:value="15190">
            <text:p>15190</text:p>
          </table:table-cell>
          <table:table-cell office:value-type="float" office:value="93.125">
            <text:p>93.125</text:p>
          </table:table-cell>
          <table:table-cell office:value-type="float" office:value="-91.25">
            <text:p>-91.25</text:p>
          </table:table-cell>
          <table:table-cell office:value-type="float" office:value="232.75">
            <text:p>232.75</text:p>
          </table:table-cell>
          <table:table-cell office:value-type="float" office:value="0.0129340277777778">
            <text:p>0.0129340278</text:p>
          </table:table-cell>
          <table:table-cell office:value-type="float" office:value="-0.00891548607718613">
            <text:p>-0.0089154861</text:p>
          </table:table-cell>
          <table:table-cell office:value-type="float" office:value="0.0153225806451613">
            <text:p>0.0153225806</text:p>
          </table:table-cell>
          <table:table-cell office:value-type="float" office:value="1.04559698380835">
            <text:p>1.0455969838</text:p>
          </table:table-cell>
          <table:table-cell office:value-type="float" office:value="0.968951591078154">
            <text:p>0.9689515911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office:value-type="float" office:value="880">
            <text:p>880</text:p>
          </table:table-cell>
          <table:table-cell office:value-type="float" office:value="390">
            <text:p>390</text:p>
          </table:table-cell>
          <table:table-cell office:value-type="float" office:value="880">
            <text:p>880</text:p>
          </table:table-cell>
          <table:table-cell office:value-type="float" office:value="7124">
            <text:p>7124</text:p>
          </table:table-cell>
          <table:table-cell office:value-type="float" office:value="10774">
            <text:p>10774</text:p>
          </table:table-cell>
          <table:table-cell office:value-type="float" office:value="14751">
            <text:p>14751</text:p>
          </table:table-cell>
          <table:table-cell office:value-type="float" office:value="-40.75">
            <text:p>-40.75</text:p>
          </table:table-cell>
          <table:table-cell office:value-type="float" office:value="-77.75">
            <text:p>-77.75</text:p>
          </table:table-cell>
          <table:table-cell office:value-type="float" office:value="-113">
            <text:p>-113</text:p>
          </table:table-cell>
          <table:table-cell office:value-type="float" office:value="-0.0057201010668164">
            <text:p>-0.0057201011</text:p>
          </table:table-cell>
          <table:table-cell office:value-type="float" office:value="-0.00721644700204195">
            <text:p>-0.007216447</text:p>
          </table:table-cell>
          <table:table-cell office:value-type="float" office:value="-0.0076604975933835">
            <text:p>-0.0076604976</text:p>
          </table:table-cell>
          <table:table-cell office:value-type="float" office:value="0.980043776596323">
            <text:p>0.9800437766</text:p>
          </table:table-cell>
          <table:table-cell office:value-type="float" office:value="0.974844506623226">
            <text:p>0.9748445066</text:p>
          </table:table-cell>
          <table:table-cell office:value-type="float" office:value="0.973303277540979">
            <text:p>0.97330327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1">
            <text:p>461</text:p>
          </table:table-cell>
          <table:table-cell office:value-type="float" office:value="949">
            <text:p>949</text:p>
          </table:table-cell>
          <table:table-cell office:value-type="float" office:value="7260">
            <text:p>7260</text:p>
          </table:table-cell>
          <table:table-cell office:value-type="float" office:value="10238">
            <text:p>10238</text:p>
          </table:table-cell>
          <table:table-cell office:value-type="float" office:value="13859">
            <text:p>13859</text:p>
          </table:table-cell>
          <table:table-cell office:value-type="float" office:value="11.5">
            <text:p>11.5</text:p>
          </table:table-cell>
          <table:table-cell office:value-type="float" office:value="-60.25">
            <text:p>-60.25</text:p>
          </table:table-cell>
          <table:table-cell office:value-type="float" office:value="347">
            <text:p>347</text:p>
          </table:table-cell>
          <table:table-cell office:value-type="float" office:value="0.00158402203856749">
            <text:p>0.001584022</text:p>
          </table:table-cell>
          <table:table-cell office:value-type="float" office:value="-0.00588493846454386">
            <text:p>-0.0058849385</text:p>
          </table:table-cell>
          <table:table-cell office:value-type="float" office:value="0.0250378815210333">
            <text:p>0.0250378815</text:p>
          </table:table-cell>
          <table:table-cell office:value-type="float" office:value="1.00554899502159">
            <text:p>1.005548995</text:p>
          </table:table-cell>
          <table:table-cell office:value-type="float" office:value="0.97947059507553">
            <text:p>0.9794705951</text:p>
          </table:table-cell>
          <table:table-cell office:value-type="float" office:value="1.0888613005253">
            <text:p>1.0888613005</text:p>
          </table:table-cell>
          <table:table-cell table:number-columns-repeated="2" office:value-type="float" office:value="0">
            <text:p>0</text:p>
          </table:table-cell>
          <table:table-cell office:value-type="float" office:value="28.0290840028408">
            <text:p>28.0290840028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5">
            <text:p>655</text:p>
          </table:table-cell>
          <table:table-cell office:value-type="float" office:value="472">
            <text:p>472</text:p>
          </table:table-cell>
          <table:table-cell office:value-type="float" office:value="7398">
            <text:p>7398</text:p>
          </table:table-cell>
          <table:table-cell office:value-type="float" office:value="10284">
            <text:p>10284</text:p>
          </table:table-cell>
          <table:table-cell office:value-type="float" office:value="14344">
            <text:p>14344</text:p>
          </table:table-cell>
          <table:table-cell office:value-type="float" office:value="39.375">
            <text:p>39.375</text:p>
          </table:table-cell>
          <table:table-cell office:value-type="float" office:value="102.5">
            <text:p>102.5</text:p>
          </table:table-cell>
          <table:table-cell office:value-type="float" office:value="346.375">
            <text:p>346.375</text:p>
          </table:table-cell>
          <table:table-cell office:value-type="float" office:value="0.00532238442822384">
            <text:p>0.0053223844</text:p>
          </table:table-cell>
          <table:table-cell office:value-type="float" office:value="0.00996693893426682">
            <text:p>0.0099669389</text:p>
          </table:table-cell>
          <table:table-cell office:value-type="float" office:value="0.0241477272727273">
            <text:p>0.0241477273</text:p>
          </table:table-cell>
          <table:table-cell office:value-type="float" office:value="1.01868386793975">
            <text:p>1.0186838679</text:p>
          </table:table-cell>
          <table:table-cell office:value-type="float" office:value="1.0350789924185">
            <text:p>1.0350789924</text:p>
          </table:table-cell>
          <table:table-cell office:value-type="float" office:value="1.08565994641012">
            <text:p>1.0856599464</text:p>
          </table:table-cell>
          <table:table-cell table:number-columns-repeated="2" office:value-type="float" office:value="0">
            <text:p>0</text:p>
          </table:table-cell>
          <table:table-cell office:value-type="float" office:value="29.0496432984885">
            <text:p>29.0496432985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office:value-type="float" office:value="919">
            <text:p>919</text:p>
          </table:table-cell>
          <table:table-cell office:value-type="float" office:value="620">
            <text:p>620</text:p>
          </table:table-cell>
          <table:table-cell office:value-type="float" office:value="437">
            <text:p>437</text:p>
          </table:table-cell>
          <table:table-cell office:value-type="float" office:value="7124">
            <text:p>7124</text:p>
          </table:table-cell>
          <table:table-cell office:value-type="float" office:value="10588">
            <text:p>10588</text:p>
          </table:table-cell>
          <table:table-cell office:value-type="float" office:value="15190">
            <text:p>15190</text:p>
          </table:table-cell>
          <table:table-cell office:value-type="float" office:value="109.375">
            <text:p>109.375</text:p>
          </table:table-cell>
          <table:table-cell office:value-type="float" office:value="67.375">
            <text:p>67.375</text:p>
          </table:table-cell>
          <table:table-cell office:value-type="float" office:value="232.75">
            <text:p>232.75</text:p>
          </table:table-cell>
          <table:table-cell office:value-type="float" office:value="0.0153530320044919">
            <text:p>0.015353032</text:p>
          </table:table-cell>
          <table:table-cell office:value-type="float" office:value="0.00636333585190782">
            <text:p>0.0063633359</text:p>
          </table:table-cell>
          <table:table-cell office:value-type="float" office:value="0.0153225806451613">
            <text:p>0.0153225806</text:p>
          </table:table-cell>
          <table:table-cell office:value-type="float" office:value="1.05419761457551">
            <text:p>1.0541976146</text:p>
          </table:table-cell>
          <table:table-cell office:value-type="float" office:value="1.02235103988628">
            <text:p>1.0223510399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1">
            <text:p>871</text:p>
          </table:table-cell>
          <table:table-cell office:value-type="float" office:value="394">
            <text:p>394</text:p>
          </table:table-cell>
          <table:table-cell office:value-type="float" office:value="7190">
            <text:p>7190</text:p>
          </table:table-cell>
          <table:table-cell office:value-type="float" office:value="10535">
            <text:p>10535</text:p>
          </table:table-cell>
          <table:table-cell office:value-type="float" office:value="14705">
            <text:p>14705</text:p>
          </table:table-cell>
          <table:table-cell office:value-type="float" office:value="-3.25">
            <text:p>-3.25</text:p>
          </table:table-cell>
          <table:table-cell office:value-type="float" office:value="-63.875">
            <text:p>-63.875</text:p>
          </table:table-cell>
          <table:table-cell office:value-type="float" office:value="217.125">
            <text:p>217.125</text:p>
          </table:table-cell>
          <table:table-cell office:value-type="float" office:value="-0.00045201668984701">
            <text:p>-0.0004520167</text:p>
          </table:table-cell>
          <table:table-cell office:value-type="float" office:value="-0.00606312292358804">
            <text:p>-0.0060631229</text:p>
          </table:table-cell>
          <table:table-cell office:value-type="float" office:value="0.0147653859231554">
            <text:p>0.0147653859</text:p>
          </table:table-cell>
          <table:table-cell office:value-type="float" office:value="0.998418342050948">
            <text:p>0.9984183421</text:p>
          </table:table-cell>
          <table:table-cell office:value-type="float" office:value="0.978851122228231">
            <text:p>0.9788511222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528">
            <text:p>528</text:p>
          </table:table-cell>
          <table:table-cell office:value-type="float" office:value="344">
            <text:p>344</text:p>
          </table:table-cell>
          <table:table-cell office:value-type="float" office:value="7270">
            <text:p>7270</text:p>
          </table:table-cell>
          <table:table-cell office:value-type="float" office:value="10357">
            <text:p>10357</text:p>
          </table:table-cell>
          <table:table-cell office:value-type="float" office:value="15641">
            <text:p>15641</text:p>
          </table:table-cell>
          <table:table-cell office:value-type="float" office:value="14.75">
            <text:p>14.75</text:p>
          </table:table-cell>
          <table:table-cell office:value-type="float" office:value="252.25">
            <text:p>252.25</text:p>
          </table:table-cell>
          <table:table-cell office:value-type="float" office:value="-72.75">
            <text:p>-72.75</text:p>
          </table:table-cell>
          <table:table-cell office:value-type="float" office:value="0.00202888583218707">
            <text:p>0.0020288858</text:p>
          </table:table-cell>
          <table:table-cell office:value-type="float" office:value="0.0243555083518393">
            <text:p>0.0243555084</text:p>
          </table:table-cell>
          <table:table-cell office:value-type="float" office:value="-0.00465123713317563">
            <text:p>-0.0046512371</text:p>
          </table:table-cell>
          <table:table-cell office:value-type="float" office:value="1.00710916851299">
            <text:p>1.0071091685</text:p>
          </table:table-cell>
          <table:table-cell office:value-type="float" office:value="1.08640693317411">
            <text:p>1.0864069332</text:p>
          </table:table-cell>
          <table:table-cell office:value-type="float" office:value="0.983763072687349">
            <text:p>0.9837630727</text:p>
          </table:table-cell>
          <table:table-cell office:value-type="float" office:value="0">
            <text:p>0</text:p>
          </table:table-cell>
          <table:table-cell office:value-type="float" office:value="28.80474894166">
            <text:p>28.80474894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71">
            <text:p>471</text:p>
          </table:table-cell>
          <table:table-cell office:value-type="float" office:value="290">
            <text:p>290</text:p>
          </table:table-cell>
          <table:table-cell office:value-type="float" office:value="7772">
            <text:p>7772</text:p>
          </table:table-cell>
          <table:table-cell office:value-type="float" office:value="10432">
            <text:p>10432</text:p>
          </table:table-cell>
          <table:table-cell office:value-type="float" office:value="16282">
            <text:p>16282</text:p>
          </table:table-cell>
          <table:table-cell office:value-type="float" office:value="92.5">
            <text:p>92.5</text:p>
          </table:table-cell>
          <table:table-cell office:value-type="float" office:value="246">
            <text:p>246</text:p>
          </table:table-cell>
          <table:table-cell office:value-type="float" office:value="-100.75">
            <text:p>-100.75</text:p>
          </table:table-cell>
          <table:table-cell office:value-type="float" office:value="0.0119016984045291">
            <text:p>0.0119016984</text:p>
          </table:table-cell>
          <table:table-cell office:value-type="float" office:value="0.0235812883435583">
            <text:p>0.0235812883</text:p>
          </table:table-cell>
          <table:table-cell office:value-type="float" office:value="-0.00618781476477091">
            <text:p>-0.0061878148</text:p>
          </table:table-cell>
          <table:table-cell office:value-type="float" office:value="1.04193357924868">
            <text:p>1.0419335792</text:p>
          </table:table-cell>
          <table:table-cell office:value-type="float" office:value="1.08362442043594">
            <text:p>1.0836244204</text:p>
          </table:table-cell>
          <table:table-cell office:value-type="float" office:value="0.978417694864365">
            <text:p>0.9784176949</text:p>
          </table:table-cell>
          <table:table-cell office:value-type="float" office:value="0">
            <text:p>0</text:p>
          </table:table-cell>
          <table:table-cell office:value-type="float" office:value="29.7391760359704">
            <text:p>29.739176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float" office:value="501">
            <text:p>501</text:p>
          </table:table-cell>
          <table:table-cell office:value-type="float" office:value="782">
            <text:p>782</text:p>
          </table:table-cell>
          <table:table-cell office:value-type="float" office:value="8213">
            <text:p>8213</text:p>
          </table:table-cell>
          <table:table-cell office:value-type="float" office:value="11200">
            <text:p>11200</text:p>
          </table:table-cell>
          <table:table-cell office:value-type="float" office:value="15405">
            <text:p>15405</text:p>
          </table:table-cell>
          <table:table-cell office:value-type="float" office:value="51.25">
            <text:p>51.25</text:p>
          </table:table-cell>
          <table:table-cell office:value-type="float" office:value="138.5">
            <text:p>138.5</text:p>
          </table:table-cell>
          <table:table-cell office:value-type="float" office:value="-43.75">
            <text:p>-43.75</text:p>
          </table:table-cell>
          <table:table-cell office:value-type="float" office:value="0.00624010714720565">
            <text:p>0.0062401071</text:p>
          </table:table-cell>
          <table:table-cell office:value-type="float" office:value="0.0123660714285714">
            <text:p>0.0123660714</text:p>
          </table:table-cell>
          <table:table-cell office:value-type="float" office:value="-0.00283998701720221">
            <text:p>-0.002839987</text:p>
          </table:table-cell>
          <table:table-cell office:value-type="float" office:value="1.02191669533215">
            <text:p>1.0219166953</text:p>
          </table:table-cell>
          <table:table-cell office:value-type="float" office:value="1.04358097265625">
            <text:p>1.0435809727</text:p>
          </table:table-cell>
          <table:table-cell office:value-type="float" office:value="0.990075853871258">
            <text:p>0.990075853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office:value-type="float" office:value="532">
            <text:p>532</text:p>
          </table:table-cell>
          <table:table-cell office:value-type="float" office:value="811">
            <text:p>811</text:p>
          </table:table-cell>
          <table:table-cell office:value-type="float" office:value="359">
            <text:p>359</text:p>
          </table:table-cell>
          <table:table-cell office:value-type="float" office:value="7978">
            <text:p>7978</text:p>
          </table:table-cell>
          <table:table-cell office:value-type="float" office:value="10481">
            <text:p>10481</text:p>
          </table:table-cell>
          <table:table-cell office:value-type="float" office:value="14705">
            <text:p>14705</text:p>
          </table:table-cell>
          <table:table-cell office:value-type="float" office:value="37.75">
            <text:p>37.75</text:p>
          </table:table-cell>
          <table:table-cell office:value-type="float" office:value="-79.125">
            <text:p>-79.125</text:p>
          </table:table-cell>
          <table:table-cell office:value-type="float" office:value="217.125">
            <text:p>217.125</text:p>
          </table:table-cell>
          <table:table-cell office:value-type="float" office:value="0.00473176234645275">
            <text:p>0.0047317623</text:p>
          </table:table-cell>
          <table:table-cell office:value-type="float" office:value="-0.00754937505963171">
            <text:p>-0.0075493751</text:p>
          </table:table-cell>
          <table:table-cell office:value-type="float" office:value="0.0147653859231554">
            <text:p>0.0147653859</text:p>
          </table:table-cell>
          <table:table-cell office:value-type="float" office:value="1.01660505177939">
            <text:p>1.0166050518</text:p>
          </table:table-cell>
          <table:table-cell office:value-type="float" office:value="0.973688893696319">
            <text:p>0.9736888937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789">
            <text:p>789</text:p>
          </table:table-cell>
          <table:table-cell office:value-type="float" office:value="514">
            <text:p>514</text:p>
          </table:table-cell>
          <table:table-cell office:value-type="float" office:value="7578">
            <text:p>7578</text:p>
          </table:table-cell>
          <table:table-cell office:value-type="float" office:value="10352">
            <text:p>10352</text:p>
          </table:table-cell>
          <table:table-cell office:value-type="float" office:value="15251">
            <text:p>15251</text:p>
          </table:table-cell>
          <table:table-cell office:value-type="float" office:value="160.75">
            <text:p>160.75</text:p>
          </table:table-cell>
          <table:table-cell office:value-type="float" office:value="248.25">
            <text:p>248.25</text:p>
          </table:table-cell>
          <table:table-cell office:value-type="float" office:value="-149.5">
            <text:p>-149.5</text:p>
          </table:table-cell>
          <table:table-cell office:value-type="float" office:value="0.0212127210345738">
            <text:p>0.021212721</text:p>
          </table:table-cell>
          <table:table-cell office:value-type="float" office:value="0.0239808732612056">
            <text:p>0.0239808733</text:p>
          </table:table-cell>
          <table:table-cell office:value-type="float" office:value="-0.00980263589272834">
            <text:p>-0.0098026359</text:p>
          </table:table-cell>
          <table:table-cell office:value-type="float" office:value="1.07512648350704">
            <text:p>1.0751264835</text:p>
          </table:table-cell>
          <table:table-cell office:value-type="float" office:value="1.08506021768766">
            <text:p>1.0850602177</text:p>
          </table:table-cell>
          <table:table-cell office:value-type="float" office:value="0.965879114049524">
            <text:p>0.965879114</text:p>
          </table:table-cell>
          <table:table-cell office:value-type="float" office:value="33.0213756405791">
            <text:p>33.0213756406</text:p>
          </table:table-cell>
          <table:table-cell office:value-type="float" office:value="29.2493723877238">
            <text:p>29.24937238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office:value-type="float" office:value="336">
            <text:p>336</text:p>
          </table:table-cell>
          <table:table-cell table:number-columns-repeated="2" office:value-type="float" office:value="503">
            <text:p>503</text:p>
          </table:table-cell>
          <table:table-cell office:value-type="float" office:value="7480">
            <text:p>7480</text:p>
          </table:table-cell>
          <table:table-cell office:value-type="float" office:value="10432">
            <text:p>10432</text:p>
          </table:table-cell>
          <table:table-cell office:value-type="float" office:value="16337">
            <text:p>16337</text:p>
          </table:table-cell>
          <table:table-cell office:value-type="float" office:value="-39.5">
            <text:p>-39.5</text:p>
          </table:table-cell>
          <table:table-cell office:value-type="float" office:value="246">
            <text:p>246</text:p>
          </table:table-cell>
          <table:table-cell office:value-type="float" office:value="-117.375">
            <text:p>-117.375</text:p>
          </table:table-cell>
          <table:table-cell office:value-type="float" office:value="-0.0052807486631016">
            <text:p>-0.0052807487</text:p>
          </table:table-cell>
          <table:table-cell office:value-type="float" office:value="0.0235812883435583">
            <text:p>0.0235812883</text:p>
          </table:table-cell>
          <table:table-cell office:value-type="float" office:value="-0.00718461161780009">
            <text:p>-0.0071846116</text:p>
          </table:table-cell>
          <table:table-cell office:value-type="float" office:value="0.981572036839772">
            <text:p>0.9815720368</text:p>
          </table:table-cell>
          <table:table-cell office:value-type="float" office:value="1.08362442043594">
            <text:p>1.0836244204</text:p>
          </table:table-cell>
          <table:table-cell office:value-type="float" office:value="0.974955031880133">
            <text:p>0.9749550319</text:p>
          </table:table-cell>
          <table:table-cell office:value-type="float" office:value="0">
            <text:p>0</text:p>
          </table:table-cell>
          <table:table-cell office:value-type="float" office:value="29.7391760359704">
            <text:p>29.739176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767">
            <text:p>767</text:p>
          </table:table-cell>
          <table:table-cell office:value-type="float" office:value="340">
            <text:p>340</text:p>
          </table:table-cell>
          <table:table-cell office:value-type="float" office:value="7799">
            <text:p>7799</text:p>
          </table:table-cell>
          <table:table-cell office:value-type="float" office:value="10414">
            <text:p>10414</text:p>
          </table:table-cell>
          <table:table-cell office:value-type="float" office:value="15528">
            <text:p>15528</text:p>
          </table:table-cell>
          <table:table-cell office:value-type="float" office:value="-125">
            <text:p>-125</text:p>
          </table:table-cell>
          <table:table-cell office:value-type="float" office:value="27.625">
            <text:p>27.625</text:p>
          </table:table-cell>
          <table:table-cell office:value-type="float" office:value="-64.75">
            <text:p>-64.75</text:p>
          </table:table-cell>
          <table:table-cell office:value-type="float" office:value="-0.0160276958584434">
            <text:p>-0.0160276959</text:p>
          </table:table-cell>
          <table:table-cell office:value-type="float" office:value="0.00265267908584598">
            <text:p>0.0026526791</text:p>
          </table:table-cell>
          <table:table-cell office:value-type="float" office:value="-0.0041698866563627">
            <text:p>-0.0041698867</text:p>
          </table:table-cell>
          <table:table-cell office:value-type="float" office:value="0.944406563083128">
            <text:p>0.9444065631</text:p>
          </table:table-cell>
          <table:table-cell office:value-type="float" office:value="1.00929816874487">
            <text:p>1.0092981687</text:p>
          </table:table-cell>
          <table:table-cell office:value-type="float" office:value="0.985439477093995">
            <text:p>0.985439477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95">
            <text:p>695</text:p>
          </table:table-cell>
          <table:table-cell office:value-type="float" office:value="279">
            <text:p>279</text:p>
          </table:table-cell>
          <table:table-cell office:value-type="float" office:value="7956">
            <text:p>7956</text:p>
          </table:table-cell>
          <table:table-cell office:value-type="float" office:value="10334">
            <text:p>10334</text:p>
          </table:table-cell>
          <table:table-cell office:value-type="float" office:value="14637">
            <text:p>14637</text:p>
          </table:table-cell>
          <table:table-cell office:value-type="float" office:value="79.75">
            <text:p>79.75</text:p>
          </table:table-cell>
          <table:table-cell office:value-type="float" office:value="-94.75">
            <text:p>-94.75</text:p>
          </table:table-cell>
          <table:table-cell office:value-type="float" office:value="6.625">
            <text:p>6.625</text:p>
          </table:table-cell>
          <table:table-cell office:value-type="float" office:value="0.0100238813474108">
            <text:p>0.0100238813</text:p>
          </table:table-cell>
          <table:table-cell office:value-type="float" office:value="-0.00916876330559319">
            <text:p>-0.0091687633</text:p>
          </table:table-cell>
          <table:table-cell office:value-type="float" office:value="0.000452620072419212">
            <text:p>0.0004526201</text:p>
          </table:table-cell>
          <table:table-cell office:value-type="float" office:value="1.03528052198258">
            <text:p>1.035280522</text:p>
          </table:table-cell>
          <table:table-cell office:value-type="float" office:value="0.96807409822271">
            <text:p>0.9680740982</text:p>
          </table:table-cell>
          <table:table-cell office:value-type="float" office:value="1.00158457178873">
            <text:p>1.00158457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677">
            <text:p>677</text:p>
          </table:table-cell>
          <table:table-cell office:value-type="float" office:value="271">
            <text:p>271</text:p>
          </table:table-cell>
          <table:table-cell office:value-type="float" office:value="7530">
            <text:p>7530</text:p>
          </table:table-cell>
          <table:table-cell office:value-type="float" office:value="11362">
            <text:p>11362</text:p>
          </table:table-cell>
          <table:table-cell office:value-type="float" office:value="17303">
            <text:p>17303</text:p>
          </table:table-cell>
          <table:table-cell office:value-type="float" office:value="117.75">
            <text:p>117.75</text:p>
          </table:table-cell>
          <table:table-cell office:value-type="float" office:value="-55">
            <text:p>-55</text:p>
          </table:table-cell>
          <table:table-cell office:value-type="float" office:value="56">
            <text:p>56</text:p>
          </table:table-cell>
          <table:table-cell office:value-type="float" office:value="0.0156374501992032">
            <text:p>0.0156374502</text:p>
          </table:table-cell>
          <table:table-cell office:value-type="float" office:value="-0.00484069706037669">
            <text:p>-0.0048406971</text:p>
          </table:table-cell>
          <table:table-cell office:value-type="float" office:value="0.0032364329884991">
            <text:p>0.003236433</text:p>
          </table:table-cell>
          <table:table-cell office:value-type="float" office:value="1.05521035420073">
            <text:p>1.0552103542</text:p>
          </table:table-cell>
          <table:table-cell office:value-type="float" office:value="0.983103487690821">
            <text:p>0.9831034877</text:p>
          </table:table-cell>
          <table:table-cell office:value-type="float" office:value="1.01134804547679">
            <text:p>1.01134804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office:value-type="float" office:value="466">
            <text:p>466</text:p>
          </table:table-cell>
          <table:table-cell office:value-type="float" office:value="708">
            <text:p>708</text:p>
          </table:table-cell>
          <table:table-cell office:value-type="float" office:value="466">
            <text:p>466</text:p>
          </table:table-cell>
          <table:table-cell office:value-type="float" office:value="7670">
            <text:p>7670</text:p>
          </table:table-cell>
          <table:table-cell office:value-type="float" office:value="11618">
            <text:p>11618</text:p>
          </table:table-cell>
          <table:table-cell office:value-type="float" office:value="16337">
            <text:p>16337</text:p>
          </table:table-cell>
          <table:table-cell office:value-type="float" office:value="-67.75">
            <text:p>-67.75</text:p>
          </table:table-cell>
          <table:table-cell office:value-type="float" office:value="102.75">
            <text:p>102.75</text:p>
          </table:table-cell>
          <table:table-cell office:value-type="float" office:value="-117.375">
            <text:p>-117.375</text:p>
          </table:table-cell>
          <table:table-cell office:value-type="float" office:value="-0.00883311603650587">
            <text:p>-0.008833116</text:p>
          </table:table-cell>
          <table:table-cell office:value-type="float" office:value="0.00884403511792047">
            <text:p>0.0088440351</text:p>
          </table:table-cell>
          <table:table-cell office:value-type="float" office:value="-0.00718461161780009">
            <text:p>-0.0071846116</text:p>
          </table:table-cell>
          <table:table-cell office:value-type="float" office:value="0.969237020792502">
            <text:p>0.9692370208</text:p>
          </table:table-cell>
          <table:table-cell office:value-type="float" office:value="1.03110742814877">
            <text:p>1.0311074281</text:p>
          </table:table-cell>
          <table:table-cell office:value-type="float" office:value="0.974955031880133">
            <text:p>0.97495503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9">
            <text:p>729</text:p>
          </table:table-cell>
          <table:table-cell office:value-type="float" office:value="491">
            <text:p>491</text:p>
          </table:table-cell>
          <table:table-cell office:value-type="float" office:value="7770">
            <text:p>7770</text:p>
          </table:table-cell>
          <table:table-cell office:value-type="float" office:value="10240">
            <text:p>10240</text:p>
          </table:table-cell>
          <table:table-cell office:value-type="float" office:value="15231">
            <text:p>15231</text:p>
          </table:table-cell>
          <table:table-cell office:value-type="float" office:value="-115.125">
            <text:p>-115.125</text:p>
          </table:table-cell>
          <table:table-cell office:value-type="float" office:value="302.125">
            <text:p>302.125</text:p>
          </table:table-cell>
          <table:table-cell office:value-type="float" office:value="-122">
            <text:p>-122</text:p>
          </table:table-cell>
          <table:table-cell office:value-type="float" office:value="-0.0148166023166023">
            <text:p>-0.0148166023</text:p>
          </table:table-cell>
          <table:table-cell office:value-type="float" office:value="0.02950439453125">
            <text:p>0.0295043945</text:p>
          </table:table-cell>
          <table:table-cell office:value-type="float" office:value="-0.00800997964677303">
            <text:p>-0.0080099796</text:p>
          </table:table-cell>
          <table:table-cell office:value-type="float" office:value="0.94857217403214">
            <text:p>0.948572174</text:p>
          </table:table-cell>
          <table:table-cell office:value-type="float" office:value="1.10497157908082">
            <text:p>1.1049715791</text:p>
          </table:table-cell>
          <table:table-cell office:value-type="float" office:value="0.97209082439322">
            <text:p>0.9720908244</text:p>
          </table:table-cell>
          <table:table-cell office:value-type="float" office:value="0">
            <text:p>0</text:p>
          </table:table-cell>
          <table:table-cell office:value-type="float" office:value="23.8379089382745">
            <text:p>23.83790893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687">
            <text:p>687</text:p>
          </table:table-cell>
          <table:table-cell office:value-type="float" office:value="453">
            <text:p>453</text:p>
          </table:table-cell>
          <table:table-cell office:value-type="float" office:value="7850">
            <text:p>7850</text:p>
          </table:table-cell>
          <table:table-cell office:value-type="float" office:value="10415">
            <text:p>10415</text:p>
          </table:table-cell>
          <table:table-cell office:value-type="float" office:value="14931">
            <text:p>14931</text:p>
          </table:table-cell>
          <table:table-cell office:value-type="float" office:value="92.75">
            <text:p>92.75</text:p>
          </table:table-cell>
          <table:table-cell office:value-type="float" office:value="336.75">
            <text:p>336.75</text:p>
          </table:table-cell>
          <table:table-cell office:value-type="float" office:value="53.875">
            <text:p>53.875</text:p>
          </table:table-cell>
          <table:table-cell office:value-type="float" office:value="0.0118152866242038">
            <text:p>0.0118152866</text:p>
          </table:table-cell>
          <table:table-cell office:value-type="float" office:value="0.0323331733077292">
            <text:p>0.0323331733</text:p>
          </table:table-cell>
          <table:table-cell office:value-type="float" office:value="0.00360826468421405">
            <text:p>0.0036082647</text:p>
          </table:table-cell>
          <table:table-cell office:value-type="float" office:value="1.04162712114082">
            <text:p>1.0416271211</text:p>
          </table:table-cell>
          <table:table-cell office:value-type="float" office:value="1.1152151574055">
            <text:p>1.1152151574</text:p>
          </table:table-cell>
          <table:table-cell office:value-type="float" office:value="1.01265444475985">
            <text:p>1.0126544448</text:p>
          </table:table-cell>
          <table:table-cell office:value-type="float" office:value="0">
            <text:p>0</text:p>
          </table:table-cell>
          <table:table-cell office:value-type="float" office:value="21.7823833088327">
            <text:p>21.78238330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448">
            <text:p>448</text:p>
          </table:table-cell>
          <table:table-cell office:value-type="float" office:value="305">
            <text:p>305</text:p>
          </table:table-cell>
          <table:table-cell office:value-type="float" office:value="7614">
            <text:p>7614</text:p>
          </table:table-cell>
          <table:table-cell office:value-type="float" office:value="10320">
            <text:p>10320</text:p>
          </table:table-cell>
          <table:table-cell office:value-type="float" office:value="17303">
            <text:p>17303</text:p>
          </table:table-cell>
          <table:table-cell office:value-type="float" office:value="87.5">
            <text:p>87.5</text:p>
          </table:table-cell>
          <table:table-cell office:value-type="float" office:value="34.875">
            <text:p>34.875</text:p>
          </table:table-cell>
          <table:table-cell office:value-type="float" office:value="56">
            <text:p>56</text:p>
          </table:table-cell>
          <table:table-cell office:value-type="float" office:value="0.0114919884423431">
            <text:p>0.0114919884</text:p>
          </table:table-cell>
          <table:table-cell office:value-type="float" office:value="0.00337936046511628">
            <text:p>0.0033793605</text:p>
          </table:table-cell>
          <table:table-cell office:value-type="float" office:value="0.0032364329884991">
            <text:p>0.003236433</text:p>
          </table:table-cell>
          <table:table-cell office:value-type="float" office:value="1.04048080851298">
            <text:p>1.0404808085</text:p>
          </table:table-cell>
          <table:table-cell office:value-type="float" office:value="1.01185014497913">
            <text:p>1.011850145</text:p>
          </table:table-cell>
          <table:table-cell office:value-type="float" office:value="1.01134804547679">
            <text:p>1.01134804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7">
            <text:p>657</text:p>
          </table:table-cell>
          <table:table-cell office:value-type="float" office:value="293">
            <text:p>293</text:p>
          </table:table-cell>
          <table:table-cell office:value-type="float" office:value="7552">
            <text:p>7552</text:p>
          </table:table-cell>
          <table:table-cell office:value-type="float" office:value="10469">
            <text:p>10469</text:p>
          </table:table-cell>
          <table:table-cell office:value-type="float" office:value="15503">
            <text:p>15503</text:p>
          </table:table-cell>
          <table:table-cell office:value-type="float" office:value="-50.5">
            <text:p>-50.5</text:p>
          </table:table-cell>
          <table:table-cell office:value-type="float" office:value="115">
            <text:p>115</text:p>
          </table:table-cell>
          <table:table-cell office:value-type="float" office:value="155.75">
            <text:p>155.75</text:p>
          </table:table-cell>
          <table:table-cell office:value-type="float" office:value="-0.00668697033898305">
            <text:p>-0.0066869703</text:p>
          </table:table-cell>
          <table:table-cell office:value-type="float" office:value="0.0109848123029898">
            <text:p>0.0109848123</text:p>
          </table:table-cell>
          <table:table-cell office:value-type="float" office:value="0.0100464426240083">
            <text:p>0.0100464426</text:p>
          </table:table-cell>
          <table:table-cell office:value-type="float" office:value="0.976683246335296">
            <text:p>0.9766832463</text:p>
          </table:table-cell>
          <table:table-cell office:value-type="float" office:value="1.03868334861907">
            <text:p>1.0386833486</text:p>
          </table:table-cell>
          <table:table-cell office:value-type="float" office:value="1.03536037396245">
            <text:p>1.0353603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601">
            <text:p>601</text:p>
          </table:table-cell>
          <table:table-cell office:value-type="float" office:value="244">
            <text:p>244</text:p>
          </table:table-cell>
          <table:table-cell office:value-type="float" office:value="7770">
            <text:p>7770</text:p>
          </table:table-cell>
          <table:table-cell office:value-type="float" office:value="10438">
            <text:p>10438</text:p>
          </table:table-cell>
          <table:table-cell office:value-type="float" office:value="16835">
            <text:p>16835</text:p>
          </table:table-cell>
          <table:table-cell office:value-type="float" office:value="-82.75">
            <text:p>-82.75</text:p>
          </table:table-cell>
          <table:table-cell office:value-type="float" office:value="304.25">
            <text:p>304.25</text:p>
          </table:table-cell>
          <table:table-cell office:value-type="float" office:value="447.5">
            <text:p>447.5</text:p>
          </table:table-cell>
          <table:table-cell office:value-type="float" office:value="-0.0106499356499356">
            <text:p>-0.0106499356</text:p>
          </table:table-cell>
          <table:table-cell office:value-type="float" office:value="0.0291483042728492">
            <text:p>0.0291483043</text:p>
          </table:table-cell>
          <table:table-cell office:value-type="float" office:value="0.0265815265815266">
            <text:p>0.0265815266</text:p>
          </table:table-cell>
          <table:table-cell office:value-type="float" office:value="0.962947530638747">
            <text:p>0.9629475306</text:p>
          </table:table-cell>
          <table:table-cell office:value-type="float" office:value="1.10368432729326">
            <text:p>1.1036843273</text:p>
          </table:table-cell>
          <table:table-cell office:value-type="float" office:value="1.09442023504394">
            <text:p>1.094420235</text:p>
          </table:table-cell>
          <table:table-cell office:value-type="float" office:value="0">
            <text:p>0</text:p>
          </table:table-cell>
          <table:table-cell office:value-type="float" office:value="24.1249313360187">
            <text:p>24.124931336</text:p>
          </table:table-cell>
          <table:table-cell office:value-type="float" office:value="26.4213326299466">
            <text:p>26.4213326299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2">
            <text:p>2</text:p>
          </table:table-cell>
          <table:table-cell office:value-type="float" office:value="574">
            <text:p>574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112">
            <text:p>8112</text:p>
          </table:table-cell>
          <table:table-cell office:value-type="float" office:value="11248">
            <text:p>11248</text:p>
          </table:table-cell>
          <table:table-cell office:value-type="float" office:value="19130">
            <text:p>19130</text:p>
          </table:table-cell>
          <table:table-cell office:value-type="float" office:value="285.875">
            <text:p>285.875</text:p>
          </table:table-cell>
          <table:table-cell office:value-type="float" office:value="293.125">
            <text:p>293.125</text:p>
          </table:table-cell>
          <table:table-cell office:value-type="float" office:value="475.75">
            <text:p>475.75</text:p>
          </table:table-cell>
          <table:table-cell office:value-type="float" office:value="0.0352410009861933">
            <text:p>0.035241001</text:p>
          </table:table-cell>
          <table:table-cell office:value-type="float" office:value="0.0260601884779516">
            <text:p>0.0260601885</text:p>
          </table:table-cell>
          <table:table-cell office:value-type="float" office:value="0.0248693152117094">
            <text:p>0.0248693152</text:p>
          </table:table-cell>
          <table:table-cell office:value-type="float" office:value="1.12577768262667">
            <text:p>1.1257776826</text:p>
          </table:table-cell>
          <table:table-cell office:value-type="float" office:value="1.0925417611829">
            <text:p>1.0925417612</text:p>
          </table:table-cell>
          <table:table-cell office:value-type="float" office:value="1.08825482960562">
            <text:p>1.0882548296</text:p>
          </table:table-cell>
          <table:table-cell office:value-type="float" office:value="20.0133441442325">
            <text:p>20.0133441442</text:p>
          </table:table-cell>
          <table:table-cell office:value-type="float" office:value="26.9430218748568">
            <text:p>26.9430218749</text:p>
          </table:table-cell>
          <table:table-cell office:value-type="float" office:value="28.216737567139">
            <text:p>28.2167375671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2">
            <text:p>2</text:p>
          </table:table-cell>
          <table:table-cell office:value-type="float" office:value="267">
            <text:p>267</text:p>
          </table:table-cell>
          <table:table-cell table:number-columns-repeated="2" office:value-type="float" office:value="609">
            <text:p>609</text:p>
          </table:table-cell>
          <table:table-cell office:value-type="float" office:value="7908">
            <text:p>7908</text:p>
          </table:table-cell>
          <table:table-cell office:value-type="float" office:value="12434">
            <text:p>12434</text:p>
          </table:table-cell>
          <table:table-cell office:value-type="float" office:value="17733">
            <text:p>17733</text:p>
          </table:table-cell>
          <table:table-cell office:value-type="float" office:value="29.75">
            <text:p>29.75</text:p>
          </table:table-cell>
          <table:table-cell office:value-type="float" office:value="21">
            <text:p>21</text:p>
          </table:table-cell>
          <table:table-cell office:value-type="float" office:value="723">
            <text:p>723</text:p>
          </table:table-cell>
          <table:table-cell office:value-type="float" office:value="0.00376201315123925">
            <text:p>0.0037620132</text:p>
          </table:table-cell>
          <table:table-cell office:value-type="float" office:value="0.00168891748431719">
            <text:p>0.0016889175</text:p>
          </table:table-cell>
          <table:table-cell office:value-type="float" office:value="0.0407714430722382">
            <text:p>0.0407714431</text:p>
          </table:table-cell>
          <table:table-cell office:value-type="float" office:value="1.01319478540552">
            <text:p>1.0131947854</text:p>
          </table:table-cell>
          <table:table-cell office:value-type="float" office:value="1.00591680198196">
            <text:p>1.005916802</text:p>
          </table:table-cell>
          <table:table-cell office:value-type="float" office:value="1.14595817947041">
            <text:p>1.1459581795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50661086177">
            <text:p>17.3450661086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2">
            <text:p>2</text:p>
          </table:table-cell>
          <table:table-cell office:value-type="float" office:value="630">
            <text:p>630</text:p>
          </table:table-cell>
          <table:table-cell office:value-type="float" office:value="423">
            <text:p>423</text:p>
          </table:table-cell>
          <table:table-cell office:value-type="float" office:value="294">
            <text:p>294</text:p>
          </table:table-cell>
          <table:table-cell office:value-type="float" office:value="8191">
            <text:p>8191</text:p>
          </table:table-cell>
          <table:table-cell office:value-type="float" office:value="11486">
            <text:p>11486</text:p>
          </table:table-cell>
          <table:table-cell office:value-type="float" office:value="17169">
            <text:p>17169</text:p>
          </table:table-cell>
          <table:table-cell office:value-type="float" office:value="92">
            <text:p>92</text:p>
          </table:table-cell>
          <table:table-cell office:value-type="float" office:value="125">
            <text:p>125</text:p>
          </table:table-cell>
          <table:table-cell office:value-type="float" office:value="889.25">
            <text:p>889.25</text:p>
          </table:table-cell>
          <table:table-cell office:value-type="float" office:value="0.0112318398241973">
            <text:p>0.0112318398</text:p>
          </table:table-cell>
          <table:table-cell office:value-type="float" office:value="0.0108828138603517">
            <text:p>0.0108828139</text:p>
          </table:table-cell>
          <table:table-cell office:value-type="float" office:value="0.0517939309220106">
            <text:p>0.0517939309</text:p>
          </table:table-cell>
          <table:table-cell office:value-type="float" office:value="1.03955870166733">
            <text:p>1.0395587017</text:p>
          </table:table-cell>
          <table:table-cell office:value-type="float" office:value="1.03832198236077">
            <text:p>1.0383219824</text:p>
          </table:table-cell>
          <table:table-cell office:value-type="float" office:value="1.18653667633653">
            <text:p>1.1865366763</text:p>
          </table:table-cell>
          <table:table-cell table:number-columns-repeated="2" office:value-type="float" office:value="0">
            <text:p>0</text:p>
          </table:table-cell>
          <table:table-cell office:value-type="float" office:value="13.7264445593127">
            <text:p>13.7264445593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2">
            <text:p>2</text:p>
          </table:table-cell>
          <table:table-cell office:value-type="float" office:value="634">
            <text:p>634</text:p>
          </table:table-cell>
          <table:table-cell office:value-type="float" office:value="304">
            <text:p>304</text:p>
          </table:table-cell>
          <table:table-cell office:value-type="float" office:value="431">
            <text:p>431</text:p>
          </table:table-cell>
          <table:table-cell office:value-type="float" office:value="8184">
            <text:p>8184</text:p>
          </table:table-cell>
          <table:table-cell office:value-type="float" office:value="12432">
            <text:p>12432</text:p>
          </table:table-cell>
          <table:table-cell office:value-type="float" office:value="17694">
            <text:p>17694</text:p>
          </table:table-cell>
          <table:table-cell office:value-type="float" office:value="211">
            <text:p>211</text:p>
          </table:table-cell>
          <table:table-cell office:value-type="float" office:value="266.875">
            <text:p>266.875</text:p>
          </table:table-cell>
          <table:table-cell office:value-type="float" office:value="860.875">
            <text:p>860.875</text:p>
          </table:table-cell>
          <table:table-cell office:value-type="float" office:value="0.0257820136852395">
            <text:p>0.0257820137</text:p>
          </table:table-cell>
          <table:table-cell office:value-type="float" office:value="0.0214667792792793">
            <text:p>0.0214667793</text:p>
          </table:table-cell>
          <table:table-cell office:value-type="float" office:value="0.0486534983610263">
            <text:p>0.0486534984</text:p>
          </table:table-cell>
          <table:table-cell office:value-type="float" office:value="1.09153988386848">
            <text:p>1.0915398839</text:p>
          </table:table-cell>
          <table:table-cell office:value-type="float" office:value="1.07603693979822">
            <text:p>1.0760369398</text:p>
          </table:table-cell>
          <table:table-cell office:value-type="float" office:value="1.17492688355301">
            <text:p>1.1749268836</text:p>
          </table:table-cell>
          <table:table-cell office:value-type="float" office:value="27.2300156966633">
            <text:p>27.2300156967</text:p>
          </table:table-cell>
          <table:table-cell office:value-type="float" office:value="32.6346422968944">
            <text:p>32.6346422969</text:p>
          </table:table-cell>
          <table:table-cell office:value-type="float" office:value="14.5904347389744">
            <text:p>14.590434739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5">
            <text:p>615</text:p>
          </table:table-cell>
          <table:table-cell office:value-type="float" office:value="416">
            <text:p>416</text:p>
          </table:table-cell>
          <table:table-cell office:value-type="float" office:value="8112">
            <text:p>8112</text:p>
          </table:table-cell>
          <table:table-cell office:value-type="float" office:value="13070">
            <text:p>13070</text:p>
          </table:table-cell>
          <table:table-cell office:value-type="float" office:value="18556">
            <text:p>18556</text:p>
          </table:table-cell>
          <table:table-cell office:value-type="float" office:value="285.875">
            <text:p>285.875</text:p>
          </table:table-cell>
          <table:table-cell office:value-type="float" office:value="437.5">
            <text:p>437.5</text:p>
          </table:table-cell>
          <table:table-cell office:value-type="float" office:value="454.25">
            <text:p>454.25</text:p>
          </table:table-cell>
          <table:table-cell office:value-type="float" office:value="0.0352410009861933">
            <text:p>0.035241001</text:p>
          </table:table-cell>
          <table:table-cell office:value-type="float" office:value="0.0334736036725325">
            <text:p>0.0334736037</text:p>
          </table:table-cell>
          <table:table-cell office:value-type="float" office:value="0.0244799525759862">
            <text:p>0.0244799526</text:p>
          </table:table-cell>
          <table:table-cell office:value-type="float" office:value="1.12577768262667">
            <text:p>1.1257776826</text:p>
          </table:table-cell>
          <table:table-cell office:value-type="float" office:value="1.1193537578538">
            <text:p>1.1193537579</text:p>
          </table:table-cell>
          <table:table-cell office:value-type="float" office:value="1.08685439944907">
            <text:p>1.0868543994</text:p>
          </table:table-cell>
          <table:table-cell office:value-type="float" office:value="20.0133441442325">
            <text:p>20.0133441442</text:p>
          </table:table-cell>
          <table:table-cell office:value-type="float" office:value="21.0519486838701">
            <text:p>21.0519486839</text:p>
          </table:table-cell>
          <table:table-cell office:value-type="float" office:value="28.6600672769221">
            <text:p>28.6600672769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2">
            <text:p>2</text:p>
          </table:table-cell>
          <table:table-cell office:value-type="float" office:value="612">
            <text:p>612</text:p>
          </table:table-cell>
          <table:table-cell office:value-type="float" office:value="416">
            <text:p>416</text:p>
          </table:table-cell>
          <table:table-cell office:value-type="float" office:value="612">
            <text:p>612</text:p>
          </table:table-cell>
          <table:table-cell office:value-type="float" office:value="8061">
            <text:p>8061</text:p>
          </table:table-cell>
          <table:table-cell office:value-type="float" office:value="13133">
            <text:p>13133</text:p>
          </table:table-cell>
          <table:table-cell office:value-type="float" office:value="19467">
            <text:p>19467</text:p>
          </table:table-cell>
          <table:table-cell office:value-type="float" office:value="69.375">
            <text:p>69.375</text:p>
          </table:table-cell>
          <table:table-cell office:value-type="float" office:value="517">
            <text:p>517</text:p>
          </table:table-cell>
          <table:table-cell office:value-type="float" office:value="639.5">
            <text:p>639.5</text:p>
          </table:table-cell>
          <table:table-cell office:value-type="float" office:value="0.00860625232601414">
            <text:p>0.0086062523</text:p>
          </table:table-cell>
          <table:table-cell office:value-type="float" office:value="0.0393664813827762">
            <text:p>0.0393664814</text:p>
          </table:table-cell>
          <table:table-cell office:value-type="float" office:value="0.0328504648892998">
            <text:p>0.0328504649</text:p>
          </table:table-cell>
          <table:table-cell office:value-type="float" office:value="1.03026705559608">
            <text:p>1.0302670556</text:p>
          </table:table-cell>
          <table:table-cell office:value-type="float" office:value="1.14082013575838">
            <text:p>1.1408201358</text:p>
          </table:table-cell>
          <table:table-cell office:value-type="float" office:value="1.1170917670777">
            <text:p>1.1170917671</text:p>
          </table:table-cell>
          <table:table-cell office:value-type="float" office:value="0">
            <text:p>0</text:p>
          </table:table-cell>
          <table:table-cell office:value-type="float" office:value="17.9518906036955">
            <text:p>17.9518906037</text:p>
          </table:table-cell>
          <table:table-cell office:value-type="float" office:value="21.4447787940916">
            <text:p>21.4447787941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84">
            <text:p>584</text:p>
          </table:table-cell>
          <table:table-cell office:value-type="float" office:value="392">
            <text:p>392</text:p>
          </table:table-cell>
          <table:table-cell office:value-type="float" office:value="270">
            <text:p>270</text:p>
          </table:table-cell>
          <table:table-cell office:value-type="float" office:value="8198">
            <text:p>8198</text:p>
          </table:table-cell>
          <table:table-cell office:value-type="float" office:value="12915">
            <text:p>12915</text:p>
          </table:table-cell>
          <table:table-cell office:value-type="float" office:value="21902">
            <text:p>21902</text:p>
          </table:table-cell>
          <table:table-cell office:value-type="float" office:value="82.125">
            <text:p>82.125</text:p>
          </table:table-cell>
          <table:table-cell office:value-type="float" office:value="430.5">
            <text:p>430.5</text:p>
          </table:table-cell>
          <table:table-cell office:value-type="float" office:value="765.25">
            <text:p>765.25</text:p>
          </table:table-cell>
          <table:table-cell office:value-type="float" office:value="0.0100176872407904">
            <text:p>0.0100176872</text:p>
          </table:table-cell>
          <table:table-cell office:value-type="float" office:value="0.0333333333333333">
            <text:p>0.0333333333</text:p>
          </table:table-cell>
          <table:table-cell office:value-type="float" office:value="0.034939731531367">
            <text:p>0.0349397315</text:p>
          </table:table-cell>
          <table:table-cell office:value-type="float" office:value="1.03525859929577">
            <text:p>1.0352585993</text:p>
          </table:table-cell>
          <table:table-cell office:value-type="float" office:value="1.11884444444444">
            <text:p>1.1188444444</text:p>
          </table:table-cell>
          <table:table-cell office:value-type="float" office:value="1.12468179864517">
            <text:p>1.1246817986</text:p>
          </table:table-cell>
          <table:table-cell office:value-type="float" office:value="0">
            <text:p>0</text:p>
          </table:table-cell>
          <table:table-cell office:value-type="float" office:value="21.1390950265805">
            <text:p>21.1390950266</text:p>
          </table:table-cell>
          <table:table-cell office:value-type="float" office:value="20.1829558456031">
            <text:p>20.1829558456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2">
            <text:p>2</text:p>
          </table:table-cell>
          <table:table-cell office:value-type="float" office:value="570">
            <text:p>570</text:p>
          </table:table-cell>
          <table:table-cell table:number-columns-repeated="2" office:value-type="float" office:value="380">
            <text:p>380</text:p>
          </table:table-cell>
          <table:table-cell office:value-type="float" office:value="9752">
            <text:p>9752</text:p>
          </table:table-cell>
          <table:table-cell office:value-type="float" office:value="14066">
            <text:p>14066</text:p>
          </table:table-cell>
          <table:table-cell office:value-type="float" office:value="23655">
            <text:p>23655</text:p>
          </table:table-cell>
          <table:table-cell office:value-type="float" office:value="253">
            <text:p>253</text:p>
          </table:table-cell>
          <table:table-cell office:value-type="float" office:value="479.375">
            <text:p>479.375</text:p>
          </table:table-cell>
          <table:table-cell office:value-type="float" office:value="824">
            <text:p>824</text:p>
          </table:table-cell>
          <table:table-cell office:value-type="float" office:value="0.0259433962264151">
            <text:p>0.0259433962</text:p>
          </table:table-cell>
          <table:table-cell office:value-type="float" office:value="0.0340804066543438">
            <text:p>0.0340804067</text:p>
          </table:table-cell>
          <table:table-cell office:value-type="float" office:value="0.0348340731346438">
            <text:p>0.0348340731</text:p>
          </table:table-cell>
          <table:table-cell office:value-type="float" office:value="1.09212108401566">
            <text:p>1.092121084</text:p>
          </table:table-cell>
          <table:table-cell office:value-type="float" office:value="1.12155791256095">
            <text:p>1.1215579126</text:p>
          </table:table-cell>
          <table:table-cell office:value-type="float" office:value="1.12429754476751">
            <text:p>1.1242975448</text:p>
          </table:table-cell>
          <table:table-cell office:value-type="float" office:value="27.0627673076432">
            <text:p>27.0627673076</text:p>
          </table:table-cell>
          <table:table-cell office:value-type="float" office:value="20.6832209001889">
            <text:p>20.6832209002</text:p>
          </table:table-cell>
          <table:table-cell office:value-type="float" office:value="20.2431352954317">
            <text:p>20.2431352954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2">
            <text:p>2</text:p>
          </table:table-cell>
          <table:table-cell office:value-type="float" office:value="589">
            <text:p>589</text:p>
          </table:table-cell>
          <table:table-cell office:value-type="float" office:value="399">
            <text:p>399</text:p>
          </table:table-cell>
          <table:table-cell office:value-type="float" office:value="281">
            <text:p>281</text:p>
          </table:table-cell>
          <table:table-cell office:value-type="float" office:value="10402">
            <text:p>10402</text:p>
          </table:table-cell>
          <table:table-cell office:value-type="float" office:value="14028">
            <text:p>14028</text:p>
          </table:table-cell>
          <table:table-cell office:value-type="float" office:value="23225">
            <text:p>23225</text:p>
          </table:table-cell>
          <table:table-cell office:value-type="float" office:value="366.25">
            <text:p>366.25</text:p>
          </table:table-cell>
          <table:table-cell office:value-type="float" office:value="535.25">
            <text:p>535.25</text:p>
          </table:table-cell>
          <table:table-cell office:value-type="float" office:value="1001.875">
            <text:p>1001.875</text:p>
          </table:table-cell>
          <table:table-cell office:value-type="float" office:value="0.0352095750817151">
            <text:p>0.0352095751</text:p>
          </table:table-cell>
          <table:table-cell office:value-type="float" office:value="0.0381558311947534">
            <text:p>0.0381558312</text:p>
          </table:table-cell>
          <table:table-cell office:value-type="float" office:value="0.0431377825618945">
            <text:p>0.0431377826</text:p>
          </table:table-cell>
          <table:table-cell office:value-type="float" office:value="1.12566335257378">
            <text:p>1.1256633526</text:p>
          </table:table-cell>
          <table:table-cell office:value-type="float" office:value="1.1363989093918">
            <text:p>1.1363989094</text:p>
          </table:table-cell>
          <table:table-cell office:value-type="float" office:value="1.15462954080397">
            <text:p>1.1546295408</text:p>
          </table:table-cell>
          <table:table-cell office:value-type="float" office:value="20.0309010347765">
            <text:p>20.0309010348</text:p>
          </table:table-cell>
          <table:table-cell office:value-type="float" office:value="18.5106295484558">
            <text:p>18.5106295485</text:p>
          </table:table-cell>
          <table:table-cell office:value-type="float" office:value="16.4123495381882">
            <text:p>16.4123495382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2">
            <text:p>2</text:p>
          </table:table-cell>
          <table:table-cell office:value-type="float" office:value="314">
            <text:p>314</text:p>
          </table:table-cell>
          <table:table-cell office:value-type="float" office:value="621">
            <text:p>621</text:p>
          </table:table-cell>
          <table:table-cell office:value-type="float" office:value="314">
            <text:p>314</text:p>
          </table:table-cell>
          <table:table-cell office:value-type="float" office:value="10360">
            <text:p>10360</text:p>
          </table:table-cell>
          <table:table-cell office:value-type="float" office:value="14374">
            <text:p>14374</text:p>
          </table:table-cell>
          <table:table-cell office:value-type="float" office:value="22767">
            <text:p>22767</text:p>
          </table:table-cell>
          <table:table-cell office:value-type="float" office:value="399">
            <text:p>399</text:p>
          </table:table-cell>
          <table:table-cell office:value-type="float" office:value="450.625">
            <text:p>450.625</text:p>
          </table:table-cell>
          <table:table-cell office:value-type="float" office:value="781.625">
            <text:p>781.625</text:p>
          </table:table-cell>
          <table:table-cell office:value-type="float" office:value="0.0385135135135135">
            <text:p>0.0385135135</text:p>
          </table:table-cell>
          <table:table-cell office:value-type="float" office:value="0.0313500069570057">
            <text:p>0.031350007</text:p>
          </table:table-cell>
          <table:table-cell office:value-type="float" office:value="0.0343314885580006">
            <text:p>0.0343314886</text:p>
          </table:table-cell>
          <table:table-cell office:value-type="float" office:value="1.13770454711468">
            <text:p>1.1377045471</text:p>
          </table:table-cell>
          <table:table-cell office:value-type="float" office:value="1.11165135730448">
            <text:p>1.1116513573</text:p>
          </table:table-cell>
          <table:table-cell office:value-type="float" office:value="1.12247036612195">
            <text:p>1.1224703661</text:p>
          </table:table-cell>
          <table:table-cell office:value-type="float" office:value="18.3418965253292">
            <text:p>18.3418965253</text:p>
          </table:table-cell>
          <table:table-cell office:value-type="float" office:value="22.4547435826735">
            <text:p>22.4547435827</text:p>
          </table:table-cell>
          <table:table-cell office:value-type="float" office:value="20.5344615024335">
            <text:p>20.5344615024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615">
            <text:p>615</text:p>
          </table:table-cell>
          <table:table-cell office:value-type="float" office:value="423">
            <text:p>423</text:p>
          </table:table-cell>
          <table:table-cell office:value-type="float" office:value="9894">
            <text:p>9894</text:p>
          </table:table-cell>
          <table:table-cell office:value-type="float" office:value="16110">
            <text:p>16110</text:p>
          </table:table-cell>
          <table:table-cell office:value-type="float" office:value="22841">
            <text:p>22841</text:p>
          </table:table-cell>
          <table:table-cell office:value-type="float" office:value="540.25">
            <text:p>540.25</text:p>
          </table:table-cell>
          <table:table-cell office:value-type="float" office:value="504.25">
            <text:p>504.25</text:p>
          </table:table-cell>
          <table:table-cell office:value-type="float" office:value="756.75">
            <text:p>756.75</text:p>
          </table:table-cell>
          <table:table-cell office:value-type="float" office:value="0.0546038002829998">
            <text:p>0.0546038003</text:p>
          </table:table-cell>
          <table:table-cell office:value-type="float" office:value="0.031300434512725">
            <text:p>0.0313004345</text:p>
          </table:table-cell>
          <table:table-cell office:value-type="float" office:value="0.033131211418064">
            <text:p>0.0331312114</text:p>
          </table:table-cell>
          <table:table-cell office:value-type="float" office:value="1.19695718800098">
            <text:p>1.196957188</text:p>
          </table:table-cell>
          <table:table-cell office:value-type="float" office:value="1.11147176650788">
            <text:p>1.1114717665</text:p>
          </table:table-cell>
          <table:table-cell office:value-type="float" office:value="1.11811068721648">
            <text:p>1.1181106872</text:p>
          </table:table-cell>
          <table:table-cell office:value-type="float" office:value="13.0376225629849">
            <text:p>13.037622563</text:p>
          </table:table-cell>
          <table:table-cell office:value-type="float" office:value="22.4897632662745">
            <text:p>22.4897632663</text:p>
          </table:table-cell>
          <table:table-cell office:value-type="float" office:value="21.2659657698324">
            <text:p>21.2659657698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2">
            <text:p>2</text:p>
          </table:table-cell>
          <table:table-cell office:value-type="float" office:value="307">
            <text:p>307</text:p>
          </table:table-cell>
          <table:table-cell office:value-type="float" office:value="423">
            <text:p>423</text:p>
          </table:table-cell>
          <table:table-cell office:value-type="float" office:value="307">
            <text:p>307</text:p>
          </table:table-cell>
          <table:table-cell office:value-type="float" office:value="10110">
            <text:p>10110</text:p>
          </table:table-cell>
          <table:table-cell office:value-type="float" office:value="17202">
            <text:p>17202</text:p>
          </table:table-cell>
          <table:table-cell office:value-type="float" office:value="24573">
            <text:p>24573</text:p>
          </table:table-cell>
          <table:table-cell office:value-type="float" office:value="563.5">
            <text:p>563.5</text:p>
          </table:table-cell>
          <table:table-cell office:value-type="float" office:value="893.875">
            <text:p>893.875</text:p>
          </table:table-cell>
          <table:table-cell office:value-type="float" office:value="534.625">
            <text:p>534.625</text:p>
          </table:table-cell>
          <table:table-cell office:value-type="float" office:value="0.0557368941641939">
            <text:p>0.0557368942</text:p>
          </table:table-cell>
          <table:table-cell office:value-type="float" office:value="0.0519634344843623">
            <text:p>0.0519634345</text:p>
          </table:table-cell>
          <table:table-cell office:value-type="float" office:value="0.0217566027754039">
            <text:p>0.0217566028</text:p>
          </table:table-cell>
          <table:table-cell office:value-type="float" office:value="1.20116806826198">
            <text:p>1.2011680683</text:p>
          </table:table-cell>
          <table:table-cell office:value-type="float" office:value="1.18716440980115">
            <text:p>1.1871644098</text:p>
          </table:table-cell>
          <table:table-cell office:value-type="float" office:value="1.07707587525199">
            <text:p>1.0770758753</text:p>
          </table:table-cell>
          <table:table-cell office:value-type="float" office:value="12.779497556209">
            <text:p>12.7794975562</text:p>
          </table:table-cell>
          <table:table-cell office:value-type="float" office:value="13.6827808980647">
            <text:p>13.6827808981</text:p>
          </table:table-cell>
          <table:table-cell office:value-type="float" office:value="32.2044945789732">
            <text:p>32.204494579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4">
            <text:p>614</text:p>
          </table:table-cell>
          <table:table-cell office:value-type="float" office:value="423">
            <text:p>423</text:p>
          </table:table-cell>
          <table:table-cell office:value-type="float" office:value="10405">
            <text:p>10405</text:p>
          </table:table-cell>
          <table:table-cell office:value-type="float" office:value="17351">
            <text:p>17351</text:p>
          </table:table-cell>
          <table:table-cell office:value-type="float" office:value="25468">
            <text:p>25468</text:p>
          </table:table-cell>
          <table:table-cell office:value-type="float" office:value="312.125">
            <text:p>312.125</text:p>
          </table:table-cell>
          <table:table-cell office:value-type="float" office:value="673.5">
            <text:p>673.5</text:p>
          </table:table-cell>
          <table:table-cell office:value-type="float" office:value="397.375">
            <text:p>397.375</text:p>
          </table:table-cell>
          <table:table-cell office:value-type="float" office:value="0.0299975973089861">
            <text:p>0.0299975973</text:p>
          </table:table-cell>
          <table:table-cell office:value-type="float" office:value="0.0388162065586998">
            <text:p>0.0388162066</text:p>
          </table:table-cell>
          <table:table-cell office:value-type="float" office:value="0.0156029134600283">
            <text:p>0.0156029135</text:p>
          </table:table-cell>
          <table:table-cell office:value-type="float" office:value="1.1067553080363">
            <text:p>1.106755308</text:p>
          </table:table-cell>
          <table:table-cell office:value-type="float" office:value="1.138809850823">
            <text:p>1.1388098508</text:p>
          </table:table-cell>
          <table:table-cell office:value-type="float" office:value="1.05508736089064">
            <text:p>1.0550873609</text:p>
          </table:table-cell>
          <table:table-cell office:value-type="float" office:value="23.451622998392">
            <text:p>23.4516229984</text:p>
          </table:table-cell>
          <table:table-cell office:value-type="float" office:value="18.2015331652209">
            <text:p>18.20153316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2">
            <text:p>2</text:p>
          </table:table-cell>
          <table:table-cell office:value-type="float" office:value="582">
            <text:p>582</text:p>
          </table:table-cell>
          <table:table-cell office:value-type="float" office:value="272">
            <text:p>272</text:p>
          </table:table-cell>
          <table:table-cell office:value-type="float" office:value="582">
            <text:p>582</text:p>
          </table:table-cell>
          <table:table-cell office:value-type="float" office:value="11275">
            <text:p>11275</text:p>
          </table:table-cell>
          <table:table-cell office:value-type="float" office:value="16704">
            <text:p>16704</text:p>
          </table:table-cell>
          <table:table-cell office:value-type="float" office:value="25963">
            <text:p>25963</text:p>
          </table:table-cell>
          <table:table-cell office:value-type="float" office:value="328.625">
            <text:p>328.625</text:p>
          </table:table-cell>
          <table:table-cell office:value-type="float" office:value="666.25">
            <text:p>666.25</text:p>
          </table:table-cell>
          <table:table-cell office:value-type="float" office:value="413.25">
            <text:p>413.25</text:p>
          </table:table-cell>
          <table:table-cell office:value-type="float" office:value="0.0291463414634146">
            <text:p>0.0291463415</text:p>
          </table:table-cell>
          <table:table-cell office:value-type="float" office:value="0.0398856561302682">
            <text:p>0.0398856561</text:p>
          </table:table-cell>
          <table:table-cell office:value-type="float" office:value="0.0159168817162886">
            <text:p>0.0159168817</text:p>
          </table:table-cell>
          <table:table-cell office:value-type="float" office:value="1.10367723319453">
            <text:p>1.1036772332</text:p>
          </table:table-cell>
          <table:table-cell office:value-type="float" office:value="1.14271789296323">
            <text:p>1.142717893</text:p>
          </table:table-cell>
          <table:table-cell office:value-type="float" office:value="1.05620564636921">
            <text:p>1.0562056464</text:p>
          </table:table-cell>
          <table:table-cell office:value-type="float" office:value="24.1265328698922">
            <text:p>24.1265328699</text:p>
          </table:table-cell>
          <table:table-cell office:value-type="float" office:value="17.7226717511031">
            <text:p>17.72267175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3" office:value-type="float" office:value="2">
            <text:p>2</text:p>
          </table:table-cell>
          <table:table-cell office:value-type="float" office:value="566">
            <text:p>566</text:p>
          </table:table-cell>
          <table:table-cell office:value-type="float" office:value="256">
            <text:p>256</text:p>
          </table:table-cell>
          <table:table-cell office:value-type="float" office:value="374">
            <text:p>374</text:p>
          </table:table-cell>
          <table:table-cell office:value-type="float" office:value="12669">
            <text:p>12669</text:p>
          </table:table-cell>
          <table:table-cell office:value-type="float" office:value="16908">
            <text:p>16908</text:p>
          </table:table-cell>
          <table:table-cell office:value-type="float" office:value="27959">
            <text:p>27959</text:p>
          </table:table-cell>
          <table:table-cell office:value-type="float" office:value="461.25">
            <text:p>461.25</text:p>
          </table:table-cell>
          <table:table-cell office:value-type="float" office:value="625.375">
            <text:p>625.375</text:p>
          </table:table-cell>
          <table:table-cell office:value-type="float" office:value="669.5">
            <text:p>669.5</text:p>
          </table:table-cell>
          <table:table-cell office:value-type="float" office:value="0.0364077669902913">
            <text:p>0.036407767</text:p>
          </table:table-cell>
          <table:table-cell office:value-type="float" office:value="0.0369869292642536">
            <text:p>0.0369869293</text:p>
          </table:table-cell>
          <table:table-cell office:value-type="float" office:value="0.0239457777459852">
            <text:p>0.0239457777</text:p>
          </table:table-cell>
          <table:table-cell office:value-type="float" office:value="1.13002521444057">
            <text:p>1.1300252144</text:p>
          </table:table-cell>
          <table:table-cell office:value-type="float" office:value="1.13213559698023">
            <text:p>1.132135597</text:p>
          </table:table-cell>
          <table:table-cell office:value-type="float" office:value="1.08493408664379">
            <text:p>1.0849340866</text:p>
          </table:table-cell>
          <table:table-cell office:value-type="float" office:value="19.3829505767392">
            <text:p>19.3829505767</text:p>
          </table:table-cell>
          <table:table-cell office:value-type="float" office:value="19.0848035994777">
            <text:p>19.0848035995</text:p>
          </table:table-cell>
          <table:table-cell office:value-type="float" office:value="29.2917370196455">
            <text:p>29.2917370196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3"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407">
            <text:p>407</text:p>
          </table:table-cell>
          <table:table-cell office:value-type="float" office:value="288">
            <text:p>288</text:p>
          </table:table-cell>
          <table:table-cell office:value-type="float" office:value="13895">
            <text:p>13895</text:p>
          </table:table-cell>
          <table:table-cell office:value-type="float" office:value="18125">
            <text:p>18125</text:p>
          </table:table-cell>
          <table:table-cell office:value-type="float" office:value="28598">
            <text:p>28598</text:p>
          </table:table-cell>
          <table:table-cell office:value-type="float" office:value="503.5">
            <text:p>503.5</text:p>
          </table:table-cell>
          <table:table-cell office:value-type="float" office:value="435.375">
            <text:p>435.375</text:p>
          </table:table-cell>
          <table:table-cell office:value-type="float" office:value="681">
            <text:p>681</text:p>
          </table:table-cell>
          <table:table-cell office:value-type="float" office:value="0.0362360561353005">
            <text:p>0.0362360561</text:p>
          </table:table-cell>
          <table:table-cell office:value-type="float" office:value="0.0240206896551724">
            <text:p>0.0240206897</text:p>
          </table:table-cell>
          <table:table-cell office:value-type="float" office:value="0.0238128540457375">
            <text:p>0.023812854</text:p>
          </table:table-cell>
          <table:table-cell office:value-type="float" office:value="1.12939977793146">
            <text:p>1.1293997779</text:p>
          </table:table-cell>
          <table:table-cell office:value-type="float" office:value="1.08520332111486">
            <text:p>1.0852033211</text:p>
          </table:table-cell>
          <table:table-cell office:value-type="float" office:value="1.08445641111498">
            <text:p>1.0844564111</text:p>
          </table:table-cell>
          <table:table-cell office:value-type="float" office:value="19.4731771185728">
            <text:p>19.4731771186</text:p>
          </table:table-cell>
          <table:table-cell office:value-type="float" office:value="29.2014589559917">
            <text:p>29.201458956</text:p>
          </table:table-cell>
          <table:table-cell office:value-type="float" office:value="29.4533244745509">
            <text:p>29.4533244746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3" office:value-type="float" office:value="2">
            <text:p>2</text:p>
          </table:table-cell>
          <table:table-cell office:value-type="float" office:value="431">
            <text:p>431</text:p>
          </table:table-cell>
          <table:table-cell table:number-columns-repeated="2" office:value-type="float" office:value="626">
            <text:p>626</text:p>
          </table:table-cell>
          <table:table-cell office:value-type="float" office:value="13426">
            <text:p>13426</text:p>
          </table:table-cell>
          <table:table-cell office:value-type="float" office:value="18698">
            <text:p>18698</text:p>
          </table:table-cell>
          <table:table-cell office:value-type="float" office:value="26608">
            <text:p>26608</text:p>
          </table:table-cell>
          <table:table-cell office:value-type="float" office:value="581.5">
            <text:p>581.5</text:p>
          </table:table-cell>
          <table:table-cell office:value-type="float" office:value="250.625">
            <text:p>250.625</text:p>
          </table:table-cell>
          <table:table-cell office:value-type="float" office:value="846.5">
            <text:p>846.5</text:p>
          </table:table-cell>
          <table:table-cell office:value-type="float" office:value="0.0433114851780128">
            <text:p>0.0433114852</text:p>
          </table:table-cell>
          <table:table-cell office:value-type="float" office:value="0.0134038399828859">
            <text:p>0.01340384</text:p>
          </table:table-cell>
          <table:table-cell office:value-type="float" office:value="0.0318137402285027">
            <text:p>0.0318137402</text:p>
          </table:table-cell>
          <table:table-cell office:value-type="float" office:value="1.15526693222976">
            <text:p>1.1552669322</text:p>
          </table:table-cell>
          <table:table-cell office:value-type="float" office:value="1.04726557927562">
            <text:p>1.0472655793</text:p>
          </table:table-cell>
          <table:table-cell office:value-type="float" office:value="1.11333183437172">
            <text:p>1.1133318344</text:p>
          </table:table-cell>
          <table:table-cell office:value-type="float" office:value="16.3478976369256">
            <text:p>16.3478976369</text:p>
          </table:table-cell>
          <table:table-cell office:value-type="float" office:value="0">
            <text:p>0</text:p>
          </table:table-cell>
          <table:table-cell office:value-type="float" office:value="22.132431688214">
            <text:p>22.1324316882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3" office:value-type="float" office:value="2">
            <text:p>2</text:p>
          </table:table-cell>
          <table:table-cell office:value-type="float" office:value="619">
            <text:p>619</text:p>
          </table:table-cell>
          <table:table-cell office:value-type="float" office:value="304">
            <text:p>304</text:p>
          </table:table-cell>
          <table:table-cell office:value-type="float" office:value="619">
            <text:p>619</text:p>
          </table:table-cell>
          <table:table-cell office:value-type="float" office:value="13190">
            <text:p>13190</text:p>
          </table:table-cell>
          <table:table-cell office:value-type="float" office:value="19231">
            <text:p>19231</text:p>
          </table:table-cell>
          <table:table-cell office:value-type="float" office:value="26164">
            <text:p>26164</text:p>
          </table:table-cell>
          <table:table-cell office:value-type="float" office:value="526.375">
            <text:p>526.375</text:p>
          </table:table-cell>
          <table:table-cell office:value-type="float" office:value="937.875">
            <text:p>937.875</text:p>
          </table:table-cell>
          <table:table-cell office:value-type="float" office:value="430.375">
            <text:p>430.375</text:p>
          </table:table-cell>
          <table:table-cell office:value-type="float" office:value="0.039907126611069">
            <text:p>0.0399071266</text:p>
          </table:table-cell>
          <table:table-cell office:value-type="float" office:value="0.0487689147730227">
            <text:p>0.0487689148</text:p>
          </table:table-cell>
          <table:table-cell office:value-type="float" office:value="0.0164491285736126">
            <text:p>0.0164491286</text:p>
          </table:table-cell>
          <table:table-cell office:value-type="float" office:value="1.14279639749727">
            <text:p>1.1427963975</text:p>
          </table:table-cell>
          <table:table-cell office:value-type="float" office:value="1.17535287951993">
            <text:p>1.1753528795</text:p>
          </table:table-cell>
          <table:table-cell office:value-type="float" office:value="1.05810227471607">
            <text:p>1.0581022747</text:p>
          </table:table-cell>
          <table:table-cell office:value-type="float" office:value="17.7133208078844">
            <text:p>17.7133208079</text:p>
          </table:table-cell>
          <table:table-cell office:value-type="float" office:value="14.5567123965905">
            <text:p>14.55671239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3">
            <text:p>443</text:p>
          </table:table-cell>
          <table:table-cell office:value-type="float" office:value="321">
            <text:p>321</text:p>
          </table:table-cell>
          <table:table-cell office:value-type="float" office:value="13378">
            <text:p>13378</text:p>
          </table:table-cell>
          <table:table-cell office:value-type="float" office:value="20720">
            <text:p>20720</text:p>
          </table:table-cell>
          <table:table-cell office:value-type="float" office:value="28735">
            <text:p>28735</text:p>
          </table:table-cell>
          <table:table-cell office:value-type="float" office:value="446.5">
            <text:p>446.5</text:p>
          </table:table-cell>
          <table:table-cell office:value-type="float" office:value="499.5">
            <text:p>499.5</text:p>
          </table:table-cell>
          <table:table-cell office:value-type="float" office:value="1171.875">
            <text:p>1171.875</text:p>
          </table:table-cell>
          <table:table-cell office:value-type="float" office:value="0.0333756914336971">
            <text:p>0.0333756914</text:p>
          </table:table-cell>
          <table:table-cell office:value-type="float" office:value="0.0241071428571429">
            <text:p>0.0241071429</text:p>
          </table:table-cell>
          <table:table-cell office:value-type="float" office:value="0.0407821472072386">
            <text:p>0.0407821472</text:p>
          </table:table-cell>
          <table:table-cell office:value-type="float" office:value="1.11899823610415">
            <text:p>1.1189982361</text:p>
          </table:table-cell>
          <table:table-cell office:value-type="float" office:value="1.0855140625">
            <text:p>1.0855140625</text:p>
          </table:table-cell>
          <table:table-cell office:value-type="float" office:value="1.14599735494577">
            <text:p>1.1459973549</text:p>
          </table:table-cell>
          <table:table-cell office:value-type="float" office:value="21.1127018368784">
            <text:p>21.1127018369</text:p>
          </table:table-cell>
          <table:table-cell office:value-type="float" office:value="29.0979695738873">
            <text:p>29.0979695739</text:p>
          </table:table-cell>
          <table:table-cell office:value-type="float" office:value="17.3406032957324">
            <text:p>17.3406032957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3" office:value-type="float" office:value="2">
            <text:p>2</text:p>
          </table:table-cell>
          <table:table-cell office:value-type="float" office:value="331">
            <text:p>331</text:p>
          </table:table-cell>
          <table:table-cell office:value-type="float" office:value="651">
            <text:p>651</text:p>
          </table:table-cell>
          <table:table-cell office:value-type="float" office:value="331">
            <text:p>331</text:p>
          </table:table-cell>
          <table:table-cell office:value-type="float" office:value="14080">
            <text:p>14080</text:p>
          </table:table-cell>
          <table:table-cell office:value-type="float" office:value="20987">
            <text:p>20987</text:p>
          </table:table-cell>
          <table:table-cell office:value-type="float" office:value="29947">
            <text:p>29947</text:p>
          </table:table-cell>
          <table:table-cell office:value-type="float" office:value="313.25">
            <text:p>313.25</text:p>
          </table:table-cell>
          <table:table-cell office:value-type="float" office:value="495.375">
            <text:p>495.375</text:p>
          </table:table-cell>
          <table:table-cell office:value-type="float" office:value="1271.125">
            <text:p>1271.125</text:p>
          </table:table-cell>
          <table:table-cell office:value-type="float" office:value="0.0222478693181818">
            <text:p>0.0222478693</text:p>
          </table:table-cell>
          <table:table-cell office:value-type="float" office:value="0.0236038976509268">
            <text:p>0.0236038977</text:p>
          </table:table-cell>
          <table:table-cell office:value-type="float" office:value="0.0424458209503456">
            <text:p>0.042445821</text:p>
          </table:table-cell>
          <table:table-cell office:value-type="float" office:value="1.07883767928447">
            <text:p>1.0788376793</text:p>
          </table:table-cell>
          <table:table-cell office:value-type="float" office:value="1.0837056439875">
            <text:p>1.083705644</text:p>
          </table:table-cell>
          <table:table-cell office:value-type="float" office:value="1.15209160284986">
            <text:p>1.1520916028</text:p>
          </table:table-cell>
          <table:table-cell office:value-type="float" office:value="31.5009683693521">
            <text:p>31.5009683694</text:p>
          </table:table-cell>
          <table:table-cell office:value-type="float" office:value="29.7110193753212">
            <text:p>29.7110193753</text:p>
          </table:table-cell>
          <table:table-cell office:value-type="float" office:value="16.6743356352127">
            <text:p>16.6743356352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93">
            <text:p>293</text:p>
          </table:table-cell>
          <table:table-cell office:value-type="float" office:value="615">
            <text:p>615</text:p>
          </table:table-cell>
          <table:table-cell office:value-type="float" office:value="14700">
            <text:p>14700</text:p>
          </table:table-cell>
          <table:table-cell office:value-type="float" office:value="19688">
            <text:p>19688</text:p>
          </table:table-cell>
          <table:table-cell office:value-type="float" office:value="31992">
            <text:p>31992</text:p>
          </table:table-cell>
          <table:table-cell office:value-type="float" office:value="245.625">
            <text:p>245.625</text:p>
          </table:table-cell>
          <table:table-cell office:value-type="float" office:value="709.125">
            <text:p>709.125</text:p>
          </table:table-cell>
          <table:table-cell office:value-type="float" office:value="1623.875">
            <text:p>1623.875</text:p>
          </table:table-cell>
          <table:table-cell office:value-type="float" office:value="0.0167091836734694">
            <text:p>0.0167091837</text:p>
          </table:table-cell>
          <table:table-cell office:value-type="float" office:value="0.0360181328728159">
            <text:p>0.0360181329</text:p>
          </table:table-cell>
          <table:table-cell office:value-type="float" office:value="0.0507587834458615">
            <text:p>0.0507587834</text:p>
          </table:table-cell>
          <table:table-cell office:value-type="float" office:value="1.05902936862245">
            <text:p>1.0590293686</text:p>
          </table:table-cell>
          <table:table-cell office:value-type="float" office:value="1.12860618461032">
            <text:p>1.1286061846</text:p>
          </table:table-cell>
          <table:table-cell office:value-type="float" office:value="1.18270559209045">
            <text:p>1.1827055921</text:p>
          </table:table-cell>
          <table:table-cell office:value-type="float" office:value="0">
            <text:p>0</text:p>
          </table:table-cell>
          <table:table-cell office:value-type="float" office:value="19.5889248575694">
            <text:p>19.5889248576</text:p>
          </table:table-cell>
          <table:table-cell office:value-type="float" office:value="13.9994228410546">
            <text:p>13.9994228411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table:number-columns-repeated="3"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599">
            <text:p>599</text:p>
          </table:table-cell>
          <table:table-cell office:value-type="float" office:value="275">
            <text:p>275</text:p>
          </table:table-cell>
          <table:table-cell office:value-type="float" office:value="15160">
            <text:p>15160</text:p>
          </table:table-cell>
          <table:table-cell office:value-type="float" office:value="21242">
            <text:p>21242</text:p>
          </table:table-cell>
          <table:table-cell office:value-type="float" office:value="35737">
            <text:p>35737</text:p>
          </table:table-cell>
          <table:table-cell office:value-type="float" office:value="709.25">
            <text:p>709.25</text:p>
          </table:table-cell>
          <table:table-cell office:value-type="float" office:value="1158.875">
            <text:p>1158.875</text:p>
          </table:table-cell>
          <table:table-cell office:value-type="float" office:value="1894.75">
            <text:p>1894.75</text:p>
          </table:table-cell>
          <table:table-cell office:value-type="float" office:value="0.0467843007915567">
            <text:p>0.0467843008</text:p>
          </table:table-cell>
          <table:table-cell office:value-type="float" office:value="0.054555832784107">
            <text:p>0.0545558328</text:p>
          </table:table-cell>
          <table:table-cell office:value-type="float" office:value="0.0530192797380866">
            <text:p>0.0530192797</text:p>
          </table:table-cell>
          <table:table-cell office:value-type="float" office:value="1.16803504353954">
            <text:p>1.1680350435</text:p>
          </table:table-cell>
          <table:table-cell office:value-type="float" office:value="1.19677903897028">
            <text:p>1.196779039</text:p>
          </table:table-cell>
          <table:table-cell office:value-type="float" office:value="1.19107712537024">
            <text:p>1.1910771254</text:p>
          </table:table-cell>
          <table:table-cell office:value-type="float" office:value="15.1597398253339">
            <text:p>15.1597398253</text:p>
          </table:table-cell>
          <table:table-cell office:value-type="float" office:value="13.0487863278811">
            <text:p>13.0487863279</text:p>
          </table:table-cell>
          <table:table-cell office:value-type="float" office:value="13.4170825983228">
            <text:p>13.4170825983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table:number-columns-repeated="3" office:value-type="float" office:value="2">
            <text:p>2</text:p>
          </table:table-cell>
          <table:table-cell office:value-type="float" office:value="310">
            <text:p>310</text:p>
          </table:table-cell>
          <table:table-cell office:value-type="float" office:value="637">
            <text:p>637</text:p>
          </table:table-cell>
          <table:table-cell office:value-type="float" office:value="310">
            <text:p>310</text:p>
          </table:table-cell>
          <table:table-cell office:value-type="float" office:value="16405">
            <text:p>16405</text:p>
          </table:table-cell>
          <table:table-cell office:value-type="float" office:value="22612">
            <text:p>22612</text:p>
          </table:table-cell>
          <table:table-cell office:value-type="float" office:value="37794">
            <text:p>37794</text:p>
          </table:table-cell>
          <table:table-cell office:value-type="float" office:value="365.5">
            <text:p>365.5</text:p>
          </table:table-cell>
          <table:table-cell office:value-type="float" office:value="1069.375">
            <text:p>1069.375</text:p>
          </table:table-cell>
          <table:table-cell office:value-type="float" office:value="1851.5">
            <text:p>1851.5</text:p>
          </table:table-cell>
          <table:table-cell office:value-type="float" office:value="0.022279792746114">
            <text:p>0.0222797927</text:p>
          </table:table-cell>
          <table:table-cell office:value-type="float" office:value="0.0472923668848399">
            <text:p>0.0472923669</text:p>
          </table:table-cell>
          <table:table-cell office:value-type="float" office:value="0.0489892575541091">
            <text:p>0.0489892576</text:p>
          </table:table-cell>
          <table:table-cell office:value-type="float" office:value="1.07895219737443">
            <text:p>1.0789521974</text:p>
          </table:table-cell>
          <table:table-cell office:value-type="float" office:value="1.16990695730946">
            <text:p>1.1699069573</text:p>
          </table:table-cell>
          <table:table-cell office:value-type="float" office:value="1.17616629825656">
            <text:p>1.1761662983</text:p>
          </table:table-cell>
          <table:table-cell office:value-type="float" office:value="31.4563254119539">
            <text:p>31.456325412</text:p>
          </table:table-cell>
          <table:table-cell office:value-type="float" office:value="15.0005442684283">
            <text:p>15.0005442684</text:p>
          </table:table-cell>
          <table:table-cell office:value-type="float" office:value="14.492773850269">
            <text:p>14.4927738503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table:number-columns-repeated="3" office:value-type="float" office:value="2">
            <text:p>2</text:p>
          </table:table-cell>
          <table:table-cell office:value-type="float" office:value="320">
            <text:p>320</text:p>
          </table:table-cell>
          <table:table-cell office:value-type="float" office:value="650">
            <text:p>650</text:p>
          </table:table-cell>
          <table:table-cell office:value-type="float" office:value="446">
            <text:p>446</text:p>
          </table:table-cell>
          <table:table-cell office:value-type="float" office:value="16465">
            <text:p>16465</text:p>
          </table:table-cell>
          <table:table-cell office:value-type="float" office:value="22672">
            <text:p>22672</text:p>
          </table:table-cell>
          <table:table-cell office:value-type="float" office:value="37902">
            <text:p>37902</text:p>
          </table:table-cell>
          <table:table-cell office:value-type="float" office:value="403.625">
            <text:p>403.625</text:p>
          </table:table-cell>
          <table:table-cell office:value-type="float" office:value="1257.5">
            <text:p>1257.5</text:p>
          </table:table-cell>
          <table:table-cell office:value-type="float" office:value="2130.75">
            <text:p>2130.75</text:p>
          </table:table-cell>
          <table:table-cell office:value-type="float" office:value="0.0245141208624355">
            <text:p>0.0245141209</text:p>
          </table:table-cell>
          <table:table-cell office:value-type="float" office:value="0.0554648906139732">
            <text:p>0.0554648906</text:p>
          </table:table-cell>
          <table:table-cell office:value-type="float" office:value="0.0562173500079151">
            <text:p>0.05621735</text:p>
          </table:table-cell>
          <table:table-cell office:value-type="float" office:value="1.08697726957697">
            <text:p>1.0869772696</text:p>
          </table:table-cell>
          <table:table-cell office:value-type="float" office:value="1.20015677116691">
            <text:p>1.2001567712</text:p>
          </table:table-cell>
          <table:table-cell office:value-type="float" office:value="1.20295509029385">
            <text:p>1.2029550903</text:p>
          </table:table-cell>
          <table:table-cell office:value-type="float" office:value="28.6205994728746">
            <text:p>28.6205994729</text:p>
          </table:table-cell>
          <table:table-cell office:value-type="float" office:value="12.8404996960281">
            <text:p>12.840499696</text:p>
          </table:table-cell>
          <table:table-cell office:value-type="float" office:value="12.6731877891105">
            <text:p>12.6731877891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22">
            <text:p>322</text:p>
          </table:table-cell>
          <table:table-cell office:value-type="float" office:value="15655">
            <text:p>15655</text:p>
          </table:table-cell>
          <table:table-cell office:value-type="float" office:value="23992">
            <text:p>23992</text:p>
          </table:table-cell>
          <table:table-cell office:value-type="float" office:value="39785">
            <text:p>39785</text:p>
          </table:table-cell>
          <table:table-cell office:value-type="float" office:value="582.75">
            <text:p>582.75</text:p>
          </table:table-cell>
          <table:table-cell office:value-type="float" office:value="1195.75">
            <text:p>1195.75</text:p>
          </table:table-cell>
          <table:table-cell office:value-type="float" office:value="1855.25">
            <text:p>1855.25</text:p>
          </table:table-cell>
          <table:table-cell office:value-type="float" office:value="0.0372245289045034">
            <text:p>0.0372245289</text:p>
          </table:table-cell>
          <table:table-cell office:value-type="float" office:value="0.0498395298432811">
            <text:p>0.0498395298</text:p>
          </table:table-cell>
          <table:table-cell office:value-type="float" office:value="0.0466318964433832">
            <text:p>0.0466318964</text:p>
          </table:table-cell>
          <table:table-cell office:value-type="float" office:value="1.133001755648">
            <text:p>1.1330017556</text:p>
          </table:table-cell>
          <table:table-cell office:value-type="float" office:value="1.17930695277208">
            <text:p>1.1793069528</text:p>
          </table:table-cell>
          <table:table-cell office:value-type="float" office:value="1.16747372373302">
            <text:p>1.1674737237</text:p>
          </table:table-cell>
          <table:table-cell office:value-type="float" office:value="18.9651731338793">
            <text:p>18.9651731339</text:p>
          </table:table-cell>
          <table:table-cell office:value-type="float" office:value="14.2513429367221">
            <text:p>14.2513429367</text:p>
          </table:table-cell>
          <table:table-cell office:value-type="float" office:value="15.2081698863612">
            <text:p>15.2081698864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table:number-columns-repeated="3" office:value-type="float" office:value="2">
            <text:p>2</text:p>
          </table:table-cell>
          <table:table-cell office:value-type="float" office:value="465">
            <text:p>465</text:p>
          </table:table-cell>
          <table:table-cell office:value-type="float" office:value="337">
            <text:p>337</text:p>
          </table:table-cell>
          <table:table-cell office:value-type="float" office:value="673">
            <text:p>673</text:p>
          </table:table-cell>
          <table:table-cell office:value-type="float" office:value="15186">
            <text:p>15186</text:p>
          </table:table-cell>
          <table:table-cell office:value-type="float" office:value="25453">
            <text:p>25453</text:p>
          </table:table-cell>
          <table:table-cell office:value-type="float" office:value="41342">
            <text:p>41342</text:p>
          </table:table-cell>
          <table:table-cell office:value-type="float" office:value="669.25">
            <text:p>669.25</text:p>
          </table:table-cell>
          <table:table-cell office:value-type="float" office:value="1139.25">
            <text:p>1139.25</text:p>
          </table:table-cell>
          <table:table-cell office:value-type="float" office:value="1577.75">
            <text:p>1577.75</text:p>
          </table:table-cell>
          <table:table-cell office:value-type="float" office:value="0.0440701962333728">
            <text:p>0.0440701962</text:p>
          </table:table-cell>
          <table:table-cell office:value-type="float" office:value="0.0447589675087416">
            <text:p>0.0447589675</text:p>
          </table:table-cell>
          <table:table-cell office:value-type="float" office:value="0.0381633689710222">
            <text:p>0.038163369</text:p>
          </table:table-cell>
          <table:table-cell office:value-type="float" office:value="1.15805236392106">
            <text:p>1.1580523639</text:p>
          </table:table-cell>
          <table:table-cell office:value-type="float" office:value="1.16058298201859">
            <text:p>1.160582982</text:p>
          </table:table-cell>
          <table:table-cell office:value-type="float" office:value="1.13642641915177">
            <text:p>1.1364264192</text:p>
          </table:table-cell>
          <table:table-cell office:value-type="float" office:value="16.0723352171466">
            <text:p>16.0723352171</text:p>
          </table:table-cell>
          <table:table-cell office:value-type="float" office:value="15.8302636483653">
            <text:p>15.8302636484</text:p>
          </table:table-cell>
          <table:table-cell office:value-type="float" office:value="18.5070410576708">
            <text:p>18.507041057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table:number-columns-repeated="3" office:value-type="float" office:value="2">
            <text:p>2</text:p>
          </table:table-cell>
          <table:table-cell office:value-type="float" office:value="473">
            <text:p>473</text:p>
          </table:table-cell>
          <table:table-cell office:value-type="float" office:value="682">
            <text:p>682</text:p>
          </table:table-cell>
          <table:table-cell office:value-type="float" office:value="473">
            <text:p>473</text:p>
          </table:table-cell>
          <table:table-cell office:value-type="float" office:value="16578">
            <text:p>16578</text:p>
          </table:table-cell>
          <table:table-cell office:value-type="float" office:value="28056">
            <text:p>28056</text:p>
          </table:table-cell>
          <table:table-cell office:value-type="float" office:value="43491">
            <text:p>43491</text:p>
          </table:table-cell>
          <table:table-cell office:value-type="float" office:value="762.75">
            <text:p>762.75</text:p>
          </table:table-cell>
          <table:table-cell office:value-type="float" office:value="1264.75">
            <text:p>1264.75</text:p>
          </table:table-cell>
          <table:table-cell office:value-type="float" office:value="1091.75">
            <text:p>1091.75</text:p>
          </table:table-cell>
          <table:table-cell office:value-type="float" office:value="0.0460097719869707">
            <text:p>0.046009772</text:p>
          </table:table-cell>
          <table:table-cell office:value-type="float" office:value="0.0450794838893641">
            <text:p>0.0450794839</text:p>
          </table:table-cell>
          <table:table-cell office:value-type="float" office:value="0.0251028948518084">
            <text:p>0.0251028949</text:p>
          </table:table-cell>
          <table:table-cell office:value-type="float" office:value="1.16518332422625">
            <text:p>1.1651833242</text:p>
          </table:table-cell>
          <table:table-cell office:value-type="float" office:value="1.16176122695353">
            <text:p>1.161761227</text:p>
          </table:table-cell>
          <table:table-cell office:value-type="float" office:value="1.08909523642801">
            <text:p>1.0890952364</text:p>
          </table:table-cell>
          <table:table-cell office:value-type="float" office:value="15.409191971757">
            <text:p>15.4091919718</text:p>
          </table:table-cell>
          <table:table-cell office:value-type="float" office:value="15.720138484442">
            <text:p>15.7201384844</text:p>
          </table:table-cell>
          <table:table-cell office:value-type="float" office:value="27.9573824304069">
            <text:p>27.9573824304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343">
            <text:p>343</text:p>
          </table:table-cell>
          <table:table-cell office:value-type="float" office:value="475">
            <text:p>475</text:p>
          </table:table-cell>
          <table:table-cell office:value-type="float" office:value="343">
            <text:p>343</text:p>
          </table:table-cell>
          <table:table-cell office:value-type="float" office:value="17642">
            <text:p>17642</text:p>
          </table:table-cell>
          <table:table-cell office:value-type="float" office:value="28332">
            <text:p>28332</text:p>
          </table:table-cell>
          <table:table-cell office:value-type="float" office:value="46792">
            <text:p>46792</text:p>
          </table:table-cell>
          <table:table-cell office:value-type="float" office:value="769.375">
            <text:p>769.375</text:p>
          </table:table-cell>
          <table:table-cell office:value-type="float" office:value="1579.5">
            <text:p>1579.5</text:p>
          </table:table-cell>
          <table:table-cell office:value-type="float" office:value="712.25">
            <text:p>712.25</text:p>
          </table:table-cell>
          <table:table-cell office:value-type="float" office:value="0.0436104183199184">
            <text:p>0.0436104183</text:p>
          </table:table-cell>
          <table:table-cell office:value-type="float" office:value="0.0557496823379924">
            <text:p>0.0557496823</text:p>
          </table:table-cell>
          <table:table-cell office:value-type="float" office:value="0.0152216190801846">
            <text:p>0.0152216191</text:p>
          </table:table-cell>
          <table:table-cell office:value-type="float" office:value="1.15636412654835">
            <text:p>1.1563641265</text:p>
          </table:table-cell>
          <table:table-cell office:value-type="float" office:value="1.20121562126132">
            <text:p>1.2012156213</text:p>
          </table:table-cell>
          <table:table-cell office:value-type="float" office:value="1.05372979424799">
            <text:p>1.0537297942</text:p>
          </table:table-cell>
          <table:table-cell office:value-type="float" office:value="16.2381811987951">
            <text:p>16.2381811988</text:p>
          </table:table-cell>
          <table:table-cell office:value-type="float" office:value="12.7766442044132">
            <text:p>12.77664420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table:number-columns-repeated="3" office:value-type="float" office:value="2">
            <text:p>2</text:p>
          </table:table-cell>
          <table:table-cell office:value-type="float" office:value="343">
            <text:p>343</text:p>
          </table:table-cell>
          <table:table-cell office:value-type="float" office:value="691">
            <text:p>691</text:p>
          </table:table-cell>
          <table:table-cell office:value-type="float" office:value="343">
            <text:p>343</text:p>
          </table:table-cell>
          <table:table-cell office:value-type="float" office:value="17989">
            <text:p>17989</text:p>
          </table:table-cell>
          <table:table-cell office:value-type="float" office:value="29668">
            <text:p>29668</text:p>
          </table:table-cell>
          <table:table-cell office:value-type="float" office:value="49403">
            <text:p>49403</text:p>
          </table:table-cell>
          <table:table-cell office:value-type="float" office:value="730.75">
            <text:p>730.75</text:p>
          </table:table-cell>
          <table:table-cell office:value-type="float" office:value="1469.75">
            <text:p>1469.75</text:p>
          </table:table-cell>
          <table:table-cell office:value-type="float" office:value="772.5">
            <text:p>772.5</text:p>
          </table:table-cell>
          <table:table-cell office:value-type="float" office:value="0.0406220468063817">
            <text:p>0.0406220468</text:p>
          </table:table-cell>
          <table:table-cell office:value-type="float" office:value="0.0495399083187272">
            <text:p>0.0495399083</text:p>
          </table:table-cell>
          <table:table-cell office:value-type="float" office:value="0.0156367022245613">
            <text:p>0.0156367022</text:p>
          </table:table-cell>
          <table:table-cell office:value-type="float" office:value="1.14541145916835">
            <text:p>1.1454114592</text:p>
          </table:table-cell>
          <table:table-cell office:value-type="float" office:value="1.17819991604735">
            <text:p>1.178199916</text:p>
          </table:table-cell>
          <table:table-cell office:value-type="float" office:value="1.05520769044063">
            <text:p>1.0552076904</text:p>
          </table:table-cell>
          <table:table-cell office:value-type="float" office:value="17.4075984811124">
            <text:p>17.4075984811</text:p>
          </table:table-cell>
          <table:table-cell office:value-type="float" office:value="14.3354736255283">
            <text:p>14.33547362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83.2">
            <text:p>83.2</text:p>
          </table:table-cell>
          <table:table-cell office:value-type="float" office:value="4182.8">
            <text:p>4182.8</text:p>
          </table:table-cell>
          <table:table-cell office:value-type="float" office:value="21102.6">
            <text:p>21102.6</text:p>
          </table:table-cell>
          <table:table-cell office:value-type="float" office:value="13.89">
            <text:p>13.8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90">
            <text:p>390</text:p>
          </table:table-cell>
          <table:table-cell office:value-type="float" office:value="743">
            <text:p>743</text:p>
          </table:table-cell>
          <table:table-cell office:value-type="float" office:value="20014">
            <text:p>20014</text:p>
          </table:table-cell>
          <table:table-cell office:value-type="float" office:value="30438">
            <text:p>30438</text:p>
          </table:table-cell>
          <table:table-cell office:value-type="float" office:value="48717">
            <text:p>48717</text:p>
          </table:table-cell>
          <table:table-cell office:value-type="float" office:value="922.875">
            <text:p>922.875</text:p>
          </table:table-cell>
          <table:table-cell office:value-type="float" office:value="924">
            <text:p>924</text:p>
          </table:table-cell>
          <table:table-cell office:value-type="float" office:value="996.875">
            <text:p>996.875</text:p>
          </table:table-cell>
          <table:table-cell office:value-type="float" office:value="0.0461114719696213">
            <text:p>0.046111472</text:p>
          </table:table-cell>
          <table:table-cell office:value-type="float" office:value="0.0303567908535383">
            <text:p>0.0303567909</text:p>
          </table:table-cell>
          <table:table-cell office:value-type="float" office:value="0.0204625695342488">
            <text:p>0.0204625695</text:p>
          </table:table-cell>
          <table:table-cell office:value-type="float" office:value="1.1655576368742">
            <text:p>1.1655576369</text:p>
          </table:table-cell>
          <table:table-cell office:value-type="float" office:value="1.1080549760992">
            <text:p>1.1080549761</text:p>
          </table:table-cell>
          <table:table-cell office:value-type="float" office:value="1.07243967820368">
            <text:p>1.0724396782</text:p>
          </table:table-cell>
          <table:table-cell office:value-type="float" office:value="15.3759596517809">
            <text:p>15.3759596518</text:p>
          </table:table-cell>
          <table:table-cell office:value-type="float" office:value="23.1781945843545">
            <text:p>23.1781945844</text:p>
          </table:table-cell>
          <table:table-cell office:value-type="float" office:value="34.2193107196505">
            <text:p>34.2193107197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83">
            <text:p>83</text:p>
          </table:table-cell>
          <table:table-cell office:value-type="float" office:value="4295">
            <text:p>4295</text:p>
          </table:table-cell>
          <table:table-cell office:value-type="float" office:value="18796.8">
            <text:p>18796.8</text:p>
          </table:table-cell>
          <table:table-cell office:value-type="float" office:value="14.646">
            <text:p>14.646</text:p>
          </table:table-cell>
          <table:table-cell table:number-columns-repeated="3" office:value-type="float" office:value="2">
            <text:p>2</text:p>
          </table:table-cell>
          <table:table-cell office:value-type="float" office:value="410">
            <text:p>410</text:p>
          </table:table-cell>
          <table:table-cell table:number-columns-repeated="2" office:value-type="float" office:value="548">
            <text:p>548</text:p>
          </table:table-cell>
          <table:table-cell office:value-type="float" office:value="21224">
            <text:p>21224</text:p>
          </table:table-cell>
          <table:table-cell office:value-type="float" office:value="32132">
            <text:p>32132</text:p>
          </table:table-cell>
          <table:table-cell office:value-type="float" office:value="46540">
            <text:p>46540</text:p>
          </table:table-cell>
          <table:table-cell office:value-type="float" office:value="814.5">
            <text:p>814.5</text:p>
          </table:table-cell>
          <table:table-cell office:value-type="float" office:value="609.75">
            <text:p>609.75</text:p>
          </table:table-cell>
          <table:table-cell office:value-type="float" office:value="1065">
            <text:p>1065</text:p>
          </table:table-cell>
          <table:table-cell office:value-type="float" office:value="0.0383763663776856">
            <text:p>0.0383763664</text:p>
          </table:table-cell>
          <table:table-cell office:value-type="float" office:value="0.0189764098095357">
            <text:p>0.0189764098</text:p>
          </table:table-cell>
          <table:table-cell office:value-type="float" office:value="0.0228835410399656">
            <text:p>0.022883541</text:p>
          </table:table-cell>
          <table:table-cell office:value-type="float" office:value="1.13720386349475">
            <text:p>1.1372038635</text:p>
          </table:table-cell>
          <table:table-cell office:value-type="float" office:value="1.06712323842672">
            <text:p>1.0671232384</text:p>
          </table:table-cell>
          <table:table-cell office:value-type="float" office:value="1.08111876028291">
            <text:p>1.0811187603</text:p>
          </table:table-cell>
          <table:table-cell office:value-type="float" office:value="18.4062225503365">
            <text:p>18.4062225503</text:p>
          </table:table-cell>
          <table:table-cell office:value-type="float" office:value="0">
            <text:p>0</text:p>
          </table:table-cell>
          <table:table-cell office:value-type="float" office:value="30.6354730624817">
            <text:p>30.6354730625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2-22">
            <text:p>02/22/21</text:p>
          </table:table-cell>
          <table:table-cell office:value-type="float" office:value="48">
            <text:p>48</text:p>
          </table:table-cell>
          <table:table-cell office:value-type="float" office:value="4489">
            <text:p>4489</text:p>
          </table:table-cell>
          <table:table-cell office:value-type="float" office:value="15925">
            <text:p>15925</text:p>
          </table:table-cell>
          <table:table-cell office:value-type="float" office:value="16.47">
            <text:p>16.47</text:p>
          </table:table-cell>
          <table:table-cell office:value-type="float" office:value="81.4">
            <text:p>81.4</text:p>
          </table:table-cell>
          <table:table-cell office:value-type="float" office:value="4360.8">
            <text:p>4360.8</text:p>
          </table:table-cell>
          <table:table-cell office:value-type="float" office:value="18944.6">
            <text:p>18944.6</text:p>
          </table:table-cell>
          <table:table-cell office:value-type="float" office:value="14.356">
            <text:p>14.356</text:p>
          </table:table-cell>
          <table:table-cell table:number-columns-repeated="3" office:value-type="float" office:value="2">
            <text:p>2</text:p>
          </table:table-cell>
          <table:table-cell office:value-type="float" office:value="368">
            <text:p>368</text:p>
          </table:table-cell>
          <table:table-cell table:number-columns-repeated="2" office:value-type="float" office:value="508">
            <text:p>508</text:p>
          </table:table-cell>
          <table:table-cell office:value-type="float" office:value="21132">
            <text:p>21132</text:p>
          </table:table-cell>
          <table:table-cell office:value-type="float" office:value="33066">
            <text:p>33066</text:p>
          </table:table-cell>
          <table:table-cell office:value-type="float" office:value="47213">
            <text:p>47213</text:p>
          </table:table-cell>
          <table:table-cell office:value-type="float" office:value="884">
            <text:p>884</text:p>
          </table:table-cell>
          <table:table-cell office:value-type="float" office:value="271.5">
            <text:p>271.5</text:p>
          </table:table-cell>
          <table:table-cell office:value-type="float" office:value="517.375">
            <text:p>517.375</text:p>
          </table:table-cell>
          <table:table-cell office:value-type="float" office:value="0.0418322922581866">
            <text:p>0.0418322923</text:p>
          </table:table-cell>
          <table:table-cell office:value-type="float" office:value="0.00821085102522228">
            <text:p>0.008210851</text:p>
          </table:table-cell>
          <table:table-cell office:value-type="float" office:value="0.0109583165653528">
            <text:p>0.0109583166</text:p>
          </table:table-cell>
          <table:table-cell office:value-type="float" office:value="1.14984290662778">
            <text:p>1.1498429066</text:p>
          </table:table-cell>
          <table:table-cell office:value-type="float" office:value="1.02887011801441">
            <text:p>1.028870118</text:p>
          </table:table-cell>
          <table:table-cell office:value-type="float" office:value="1.03858947399455">
            <text:p>1.038589474</text:p>
          </table:table-cell>
          <table:table-cell office:value-type="float" office:value="16.9138741713881">
            <text:p>16.91387417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21-02-23">
            <text:p>02/23/21</text:p>
          </table:table-cell>
          <table:table-cell office:value-type="float" office:value="103">
            <text:p>103</text:p>
          </table:table-cell>
          <table:table-cell office:value-type="float" office:value="4582">
            <text:p>4582</text:p>
          </table:table-cell>
          <table:table-cell office:value-type="float" office:value="9326">
            <text:p>9326</text:p>
          </table:table-cell>
          <table:table-cell office:value-type="float" office:value="17.46">
            <text:p>17.46</text:p>
          </table:table-cell>
          <table:table-cell office:value-type="float" office:value="84">
            <text:p>84</text:p>
          </table:table-cell>
          <table:table-cell office:value-type="float" office:value="4498.6">
            <text:p>4498.6</text:p>
          </table:table-cell>
          <table:table-cell office:value-type="float" office:value="19465.2">
            <text:p>19465.2</text:p>
          </table:table-cell>
          <table:table-cell office:value-type="float" office:value="15.178">
            <text:p>15.178</text:p>
          </table:table-cell>
          <table:table-cell table:number-columns-repeated="3" office:value-type="float" office:value="2">
            <text:p>2</text:p>
          </table:table-cell>
          <table:table-cell office:value-type="float" office:value="444">
            <text:p>444</text:p>
          </table:table-cell>
          <table:table-cell table:number-columns-repeated="2" office:value-type="float" office:value="587">
            <text:p>587</text:p>
          </table:table-cell>
          <table:table-cell office:value-type="float" office:value="21742">
            <text:p>21742</text:p>
          </table:table-cell>
          <table:table-cell office:value-type="float" office:value="34274">
            <text:p>34274</text:p>
          </table:table-cell>
          <table:table-cell office:value-type="float" office:value="48815">
            <text:p>48815</text:p>
          </table:table-cell>
          <table:table-cell office:value-type="float" office:value="1128">
            <text:p>1128</text:p>
          </table:table-cell>
          <table:table-cell office:value-type="float" office:value="634">
            <text:p>634</text:p>
          </table:table-cell>
          <table:table-cell office:value-type="float" office:value="819.875">
            <text:p>819.875</text:p>
          </table:table-cell>
          <table:table-cell office:value-type="float" office:value="0.0518811516879772">
            <text:p>0.0518811517</text:p>
          </table:table-cell>
          <table:table-cell office:value-type="float" office:value="0.0184979868121608">
            <text:p>0.0184979868</text:p>
          </table:table-cell>
          <table:table-cell office:value-type="float" office:value="0.0167955546450886">
            <text:p>0.0167955546</text:p>
          </table:table-cell>
          <table:table-cell office:value-type="float" office:value="1.18685967255284">
            <text:p>1.1868596726</text:p>
          </table:table-cell>
          <table:table-cell office:value-type="float" office:value="1.06541361785412">
            <text:p>1.0654136179</text:p>
          </table:table-cell>
          <table:table-cell office:value-type="float" office:value="1.05933733894325">
            <text:p>1.0593373389</text:p>
          </table:table-cell>
          <table:table-cell office:value-type="float" office:value="13.7039410985838">
            <text:p>13.703941098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21-02-24">
            <text:p>02/24/21</text:p>
          </table:table-cell>
          <table:table-cell office:value-type="float" office:value="102">
            <text:p>102</text:p>
          </table:table-cell>
          <table:table-cell office:value-type="float" office:value="4353">
            <text:p>4353</text:p>
          </table:table-cell>
          <table:table-cell office:value-type="float" office:value="23399">
            <text:p>23399</text:p>
          </table:table-cell>
          <table:table-cell office:value-type="float" office:value="12.2">
            <text:p>12.2</text:p>
          </table:table-cell>
          <table:table-cell office:value-type="float" office:value="99.2">
            <text:p>99.2</text:p>
          </table:table-cell>
          <table:table-cell office:value-type="float" office:value="4657.4">
            <text:p>4657.4</text:p>
          </table:table-cell>
          <table:table-cell office:value-type="float" office:value="20257.4">
            <text:p>20257.4</text:p>
          </table:table-cell>
          <table:table-cell office:value-type="float" office:value="16.106">
            <text:p>16.1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70">
            <text:p>470</text:p>
          </table:table-cell>
          <table:table-cell office:value-type="float" office:value="855">
            <text:p>855</text:p>
          </table:table-cell>
          <table:table-cell office:value-type="float" office:value="22642">
            <text:p>22642</text:p>
          </table:table-cell>
          <table:table-cell office:value-type="float" office:value="34012">
            <text:p>34012</text:p>
          </table:table-cell>
          <table:table-cell office:value-type="float" office:value="48605">
            <text:p>48605</text:p>
          </table:table-cell>
          <table:table-cell office:value-type="float" office:value="770.125">
            <text:p>770.125</text:p>
          </table:table-cell>
          <table:table-cell office:value-type="float" office:value="369.5">
            <text:p>369.5</text:p>
          </table:table-cell>
          <table:table-cell office:value-type="float" office:value="-278.625">
            <text:p>-278.625</text:p>
          </table:table-cell>
          <table:table-cell office:value-type="float" office:value="0.0340131172157937">
            <text:p>0.0340131172</text:p>
          </table:table-cell>
          <table:table-cell office:value-type="float" office:value="0.0108638127719628">
            <text:p>0.0108638128</text:p>
          </table:table-cell>
          <table:table-cell office:value-type="float" office:value="-0.0057324349346775">
            <text:p>-0.0057324349</text:p>
          </table:table-cell>
          <table:table-cell office:value-type="float" office:value="1.12131341885504">
            <text:p>1.1213134189</text:p>
          </table:table-cell>
          <table:table-cell office:value-type="float" office:value="1.03825466866064">
            <text:p>1.0382546687</text:p>
          </table:table-cell>
          <table:table-cell office:value-type="float" office:value="0.980000884916778">
            <text:p>0.9800008849</text:p>
          </table:table-cell>
          <table:table-cell office:value-type="float" office:value="20.7234612482407">
            <text:p>20.723461248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21-02-25">
            <text:p>02/25/21</text:p>
          </table:table-cell>
          <table:table-cell office:value-type="float" office:value="120">
            <text:p>120</text:p>
          </table:table-cell>
          <table:table-cell office:value-type="float" office:value="4836">
            <text:p>4836</text:p>
          </table:table-cell>
          <table:table-cell office:value-type="float" office:value="25509">
            <text:p>25509</text:p>
          </table:table-cell>
          <table:table-cell office:value-type="float" office:value="17.19">
            <text:p>17.19</text:p>
          </table:table-cell>
          <table:table-cell office:value-type="float" office:value="111">
            <text:p>111</text:p>
          </table:table-cell>
          <table:table-cell office:value-type="float" office:value="4816">
            <text:p>4816</text:p>
          </table:table-cell>
          <table:table-cell office:value-type="float" office:value="22635.2">
            <text:p>22635.2</text:p>
          </table:table-cell>
          <table:table-cell office:value-type="float" office:value="16.37">
            <text:p>16.37</text:p>
          </table:table-cell>
          <table:table-cell table:number-columns-repeated="3" office:value-type="float" office:value="2">
            <text:p>2</text:p>
          </table:table-cell>
          <table:table-cell office:value-type="float" office:value="475">
            <text:p>475</text:p>
          </table:table-cell>
          <table:table-cell office:value-type="float" office:value="872">
            <text:p>872</text:p>
          </table:table-cell>
          <table:table-cell office:value-type="float" office:value="626">
            <text:p>626</text:p>
          </table:table-cell>
          <table:table-cell office:value-type="float" office:value="23528">
            <text:p>23528</text:p>
          </table:table-cell>
          <table:table-cell office:value-type="float" office:value="33338">
            <text:p>33338</text:p>
          </table:table-cell>
          <table:table-cell office:value-type="float" office:value="51233">
            <text:p>51233</text:p>
          </table:table-cell>
          <table:table-cell office:value-type="float" office:value="489.5">
            <text:p>489.5</text:p>
          </table:table-cell>
          <table:table-cell office:value-type="float" office:value="550.625">
            <text:p>550.625</text:p>
          </table:table-cell>
          <table:table-cell office:value-type="float" office:value="-469.375">
            <text:p>-469.375</text:p>
          </table:table-cell>
          <table:table-cell office:value-type="float" office:value="0.020804998299898">
            <text:p>0.0208049983</text:p>
          </table:table-cell>
          <table:table-cell office:value-type="float" office:value="0.0165164376987222">
            <text:p>0.0165164377</text:p>
          </table:table-cell>
          <table:table-cell office:value-type="float" office:value="-0.00916157554701072">
            <text:p>-0.0091615755</text:p>
          </table:table-cell>
          <table:table-cell office:value-type="float" office:value="1.07366587603999">
            <text:p>1.073665876</text:p>
          </table:table-cell>
          <table:table-cell office:value-type="float" office:value="1.05834220566547">
            <text:p>1.0583422057</text:p>
          </table:table-cell>
          <table:table-cell office:value-type="float" office:value="0.96809899713981">
            <text:p>0.9680989971</text:p>
          </table:table-cell>
          <table:table-cell office:value-type="float" office:value="33.6617618445425">
            <text:p>33.6617618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date" office:date-value="2021-02-26">
            <text:p>02/26/21</text:p>
          </table:table-cell>
          <table:table-cell office:value-type="float" office:value="123">
            <text:p>123</text:p>
          </table:table-cell>
          <table:table-cell office:value-type="float" office:value="5027">
            <text:p>5027</text:p>
          </table:table-cell>
          <table:table-cell office:value-type="float" office:value="27128">
            <text:p>27128</text:p>
          </table:table-cell>
          <table:table-cell office:value-type="float" office:value="17.21">
            <text:p>17.21</text:p>
          </table:table-cell>
          <table:table-cell office:value-type="float" office:value="104.8">
            <text:p>104.8</text:p>
          </table:table-cell>
          <table:table-cell office:value-type="float" office:value="4996">
            <text:p>4996</text:p>
          </table:table-cell>
          <table:table-cell office:value-type="float" office:value="26296">
            <text:p>26296</text:p>
          </table:table-cell>
          <table:table-cell office:value-type="float" office:value="16.112">
            <text:p>16.112</text:p>
          </table:table-cell>
          <table:table-cell table:number-columns-repeated="3" office:value-type="float" office:value="2">
            <text:p>2</text:p>
          </table:table-cell>
          <table:table-cell office:value-type="float" office:value="502">
            <text:p>502</text:p>
          </table:table-cell>
          <table:table-cell table:number-columns-repeated="2" office:value-type="float" office:value="913">
            <text:p>913</text:p>
          </table:table-cell>
          <table:table-cell office:value-type="float" office:value="25224">
            <text:p>25224</text:p>
          </table:table-cell>
          <table:table-cell office:value-type="float" office:value="33142">
            <text:p>33142</text:p>
          </table:table-cell>
          <table:table-cell office:value-type="float" office:value="51570">
            <text:p>51570</text:p>
          </table:table-cell>
          <table:table-cell office:value-type="float" office:value="512.5">
            <text:p>512.5</text:p>
          </table:table-cell>
          <table:table-cell office:value-type="float" office:value="471.75">
            <text:p>471.75</text:p>
          </table:table-cell>
          <table:table-cell office:value-type="float" office:value="-278.75">
            <text:p>-278.75</text:p>
          </table:table-cell>
          <table:table-cell office:value-type="float" office:value="0.0203179511576277">
            <text:p>0.0203179512</text:p>
          </table:table-cell>
          <table:table-cell office:value-type="float" office:value="0.0142342043328707">
            <text:p>0.0142342043</text:p>
          </table:table-cell>
          <table:table-cell office:value-type="float" office:value="-0.00540527438433198">
            <text:p>-0.0054052744</text:p>
          </table:table-cell>
          <table:table-cell office:value-type="float" office:value="1.07192195456461">
            <text:p>1.0719219546</text:p>
          </table:table-cell>
          <table:table-cell office:value-type="float" office:value="1.05021683580811">
            <text:p>1.0502168358</text:p>
          </table:table-cell>
          <table:table-cell office:value-type="float" office:value="0.981138804957531">
            <text:p>0.981138805</text:p>
          </table:table-cell>
          <table:table-cell office:value-type="float" office:value="34.4604253751249">
            <text:p>34.46042537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date" office:date-value="2021-02-27">
            <text:p>02/27/21</text:p>
          </table:table-cell>
          <table:table-cell office:value-type="float" office:value="107">
            <text:p>107</text:p>
          </table:table-cell>
          <table:table-cell office:value-type="float" office:value="5282">
            <text:p>5282</text:p>
          </table:table-cell>
          <table:table-cell office:value-type="float" office:value="27814">
            <text:p>27814</text:p>
          </table:table-cell>
          <table:table-cell office:value-type="float" office:value="17.79">
            <text:p>17.79</text:p>
          </table:table-cell>
          <table:table-cell office:value-type="float" office:value="101.2">
            <text:p>101.2</text:p>
          </table:table-cell>
          <table:table-cell office:value-type="float" office:value="5261.2">
            <text:p>5261.2</text:p>
          </table:table-cell>
          <table:table-cell office:value-type="float" office:value="25662.2">
            <text:p>25662.2</text:p>
          </table:table-cell>
          <table:table-cell office:value-type="float" office:value="17.948">
            <text:p>17.948</text:p>
          </table:table-cell>
          <table:table-cell table:number-columns-repeated="3" office:value-type="float" office:value="2">
            <text:p>2</text:p>
          </table:table-cell>
          <table:table-cell office:value-type="float" office:value="595">
            <text:p>595</text:p>
          </table:table-cell>
          <table:table-cell table:number-columns-repeated="2" office:value-type="float" office:value="1021">
            <text:p>1021</text:p>
          </table:table-cell>
          <table:table-cell office:value-type="float" office:value="26383">
            <text:p>26383</text:p>
          </table:table-cell>
          <table:table-cell office:value-type="float" office:value="34655">
            <text:p>34655</text:p>
          </table:table-cell>
          <table:table-cell office:value-type="float" office:value="49778">
            <text:p>49778</text:p>
          </table:table-cell>
          <table:table-cell office:value-type="float" office:value="67.25">
            <text:p>67.25</text:p>
          </table:table-cell>
          <table:table-cell office:value-type="float" office:value="22.625">
            <text:p>22.625</text:p>
          </table:table-cell>
          <table:table-cell office:value-type="float" office:value="-137.25">
            <text:p>-137.25</text:p>
          </table:table-cell>
          <table:table-cell office:value-type="float" office:value="0.00254898987984687">
            <text:p>0.0025489899</text:p>
          </table:table-cell>
          <table:table-cell office:value-type="float" office:value="0.000652863944596739">
            <text:p>0.0006528639</text:p>
          </table:table-cell>
          <table:table-cell office:value-type="float" office:value="-0.00275724215516895">
            <text:p>-0.0027572422</text:p>
          </table:table-cell>
          <table:table-cell office:value-type="float" office:value="1.0089341993843">
            <text:p>1.0089341994</text:p>
          </table:table-cell>
          <table:table-cell office:value-type="float" office:value="1.0022858592195">
            <text:p>1.0022858592</text:p>
          </table:table-cell>
          <table:table-cell office:value-type="float" office:value="0.990364553130141">
            <text:p>0.990364553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date" office:date-value="2021-02-28">
            <text:p>02/28/21</text:p>
          </table:table-cell>
          <table:table-cell office:value-type="float" office:value="72">
            <text:p>72</text:p>
          </table:table-cell>
          <table:table-cell office:value-type="float" office:value="5482">
            <text:p>5482</text:p>
          </table:table-cell>
          <table:table-cell office:value-type="float" office:value="27630">
            <text:p>27630</text:p>
          </table:table-cell>
          <table:table-cell office:value-type="float" office:value="16.17">
            <text:p>16.17</text:p>
          </table:table-cell>
          <table:table-cell office:value-type="float" office:value="103.2">
            <text:p>103.2</text:p>
          </table:table-cell>
          <table:table-cell office:value-type="float" office:value="5508.2">
            <text:p>5508.2</text:p>
          </table:table-cell>
          <table:table-cell office:value-type="float" office:value="23124">
            <text:p>23124</text:p>
          </table:table-cell>
          <table:table-cell office:value-type="float" office:value="18.822">
            <text:p>18.822</text:p>
          </table:table-cell>
          <table:table-cell table:number-columns-repeated="3" office:value-type="float" office:value="2">
            <text:p>2</text:p>
          </table:table-cell>
          <table:table-cell office:value-type="float" office:value="585">
            <text:p>585</text:p>
          </table:table-cell>
          <table:table-cell office:value-type="float" office:value="754">
            <text:p>754</text:p>
          </table:table-cell>
          <table:table-cell office:value-type="float" office:value="1031">
            <text:p>1031</text:p>
          </table:table-cell>
          <table:table-cell office:value-type="float" office:value="26175">
            <text:p>26175</text:p>
          </table:table-cell>
          <table:table-cell office:value-type="float" office:value="33684">
            <text:p>33684</text:p>
          </table:table-cell>
          <table:table-cell office:value-type="float" office:value="46654">
            <text:p>46654</text:p>
          </table:table-cell>
          <table:table-cell office:value-type="float" office:value="420.375">
            <text:p>420.375</text:p>
          </table:table-cell>
          <table:table-cell office:value-type="float" office:value="76.25">
            <text:p>76.25</text:p>
          </table:table-cell>
          <table:table-cell office:value-type="float" office:value="-353.25">
            <text:p>-353.25</text:p>
          </table:table-cell>
          <table:table-cell office:value-type="float" office:value="0.0160601719197708">
            <text:p>0.0160601719</text:p>
          </table:table-cell>
          <table:table-cell office:value-type="float" office:value="0.00226368602303764">
            <text:p>0.002263686</text:p>
          </table:table-cell>
          <table:table-cell office:value-type="float" office:value="-0.00757169803232306">
            <text:p>-0.007571698</text:p>
          </table:table-cell>
          <table:table-cell office:value-type="float" office:value="1.0567161427985">
            <text:p>1.0567161428</text:p>
          </table:table-cell>
          <table:table-cell office:value-type="float" office:value="1.00793294465848">
            <text:p>1.0079329447</text:p>
          </table:table-cell>
          <table:table-cell office:value-type="float" office:value="0.973611424884611">
            <text:p>0.973611424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date" office:date-value="2021-03-01">
            <text:p>03/01/21</text:p>
          </table:table-cell>
          <table:table-cell office:value-type="float" office:value="84">
            <text:p>84</text:p>
          </table:table-cell>
          <table:table-cell office:value-type="float" office:value="5679">
            <text:p>5679</text:p>
          </table:table-cell>
          <table:table-cell office:value-type="float" office:value="20230">
            <text:p>20230</text:p>
          </table:table-cell>
          <table:table-cell office:value-type="float" office:value="21.38">
            <text:p>21.38</text:p>
          </table:table-cell>
          <table:table-cell office:value-type="float" office:value="105.8">
            <text:p>105.8</text:p>
          </table:table-cell>
          <table:table-cell office:value-type="float" office:value="5776.2">
            <text:p>5776.2</text:p>
          </table:table-cell>
          <table:table-cell office:value-type="float" office:value="22843">
            <text:p>22843</text:p>
          </table:table-cell>
          <table:table-cell office:value-type="float" office:value="18.654">
            <text:p>18.6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6">
            <text:p>616</text:p>
          </table:table-cell>
          <table:table-cell office:value-type="float" office:value="1082">
            <text:p>1082</text:p>
          </table:table-cell>
          <table:table-cell office:value-type="float" office:value="24080">
            <text:p>24080</text:p>
          </table:table-cell>
          <table:table-cell office:value-type="float" office:value="32294">
            <text:p>32294</text:p>
          </table:table-cell>
          <table:table-cell office:value-type="float" office:value="48858">
            <text:p>48858</text:p>
          </table:table-cell>
          <table:table-cell office:value-type="float" office:value="16.25">
            <text:p>16.25</text:p>
          </table:table-cell>
          <table:table-cell office:value-type="float" office:value="253">
            <text:p>253</text:p>
          </table:table-cell>
          <table:table-cell office:value-type="float" office:value="-527.5">
            <text:p>-527.5</text:p>
          </table:table-cell>
          <table:table-cell office:value-type="float" office:value="0.000674833887043189">
            <text:p>0.0006748339</text:p>
          </table:table-cell>
          <table:table-cell office:value-type="float" office:value="0.00783427262030098">
            <text:p>0.0078342726</text:p>
          </table:table-cell>
          <table:table-cell office:value-type="float" office:value="-0.0107965942117975">
            <text:p>-0.0107965942</text:p>
          </table:table-cell>
          <table:table-cell office:value-type="float" office:value="1.00236281119017">
            <text:p>1.0023628112</text:p>
          </table:table-cell>
          <table:table-cell office:value-type="float" office:value="1.02754025079293">
            <text:p>1.0275402508</text:p>
          </table:table-cell>
          <table:table-cell office:value-type="float" office:value="0.962440390493994">
            <text:p>0.962440390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date" office:date-value="2021-03-02">
            <text:p>03/02/21</text:p>
          </table:table-cell>
          <table:table-cell office:value-type="float" office:value="130">
            <text:p>130</text:p>
          </table:table-cell>
          <table:table-cell office:value-type="float" office:value="6071">
            <text:p>6071</text:p>
          </table:table-cell>
          <table:table-cell office:value-type="float" office:value="12818">
            <text:p>12818</text:p>
          </table:table-cell>
          <table:table-cell office:value-type="float" office:value="21.56">
            <text:p>21.56</text:p>
          </table:table-cell>
          <table:table-cell office:value-type="float" office:value="114.8">
            <text:p>114.8</text:p>
          </table:table-cell>
          <table:table-cell office:value-type="float" office:value="6030.6">
            <text:p>6030.6</text:p>
          </table:table-cell>
          <table:table-cell office:value-type="float" office:value="23439">
            <text:p>23439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2">
            <text:p>2</text:p>
          </table:table-cell>
          <table:table-cell office:value-type="float" office:value="613">
            <text:p>613</text:p>
          </table:table-cell>
          <table:table-cell office:value-type="float" office:value="798">
            <text:p>798</text:p>
          </table:table-cell>
          <table:table-cell office:value-type="float" office:value="1102">
            <text:p>1102</text:p>
          </table:table-cell>
          <table:table-cell office:value-type="float" office:value="25045">
            <text:p>25045</text:p>
          </table:table-cell>
          <table:table-cell office:value-type="float" office:value="32824">
            <text:p>32824</text:p>
          </table:table-cell>
          <table:table-cell office:value-type="float" office:value="50468">
            <text:p>50468</text:p>
          </table:table-cell>
          <table:table-cell office:value-type="float" office:value="-0.375">
            <text:p>-0.375</text:p>
          </table:table-cell>
          <table:table-cell office:value-type="float" office:value="26.875">
            <text:p>26.875</text:p>
          </table:table-cell>
          <table:table-cell office:value-type="float" office:value="-113.625">
            <text:p>-113.625</text:p>
          </table:table-cell>
          <table:table-cell table:style-name="ce17" office:value-type="float" office:value="-0.0000149730485126772">
            <text:p>-1.50E-005</text:p>
          </table:table-cell>
          <table:table-cell office:value-type="float" office:value="0.000818760662929564">
            <text:p>0.0008187607</text:p>
          </table:table-cell>
          <table:table-cell office:value-type="float" office:value="-0.00225142664658794">
            <text:p>-0.0022514266</text:p>
          </table:table-cell>
          <table:table-cell office:value-type="float" office:value="0.999947594769622">
            <text:p>0.9999475948</text:p>
          </table:table-cell>
          <table:table-cell office:value-type="float" office:value="1.00286697624354">
            <text:p>1.0028669762</text:p>
          </table:table-cell>
          <table:table-cell office:value-type="float" office:value="0.992129941823954">
            <text:p>0.99212994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date" office:date-value="2021-03-03">
            <text:p>03/03/21</text:p>
          </table:table-cell>
          <table:table-cell office:value-type="float" office:value="136">
            <text:p>136</text:p>
          </table:table-cell>
          <table:table-cell office:value-type="float" office:value="6367">
            <text:p>6367</text:p>
          </table:table-cell>
          <table:table-cell office:value-type="float" office:value="25723">
            <text:p>25723</text:p>
          </table:table-cell>
          <table:table-cell office:value-type="float" office:value="16.37">
            <text:p>16.37</text:p>
          </table:table-cell>
          <table:table-cell office:value-type="float" office:value="129">
            <text:p>129</text:p>
          </table:table-cell>
          <table:table-cell office:value-type="float" office:value="6307.6">
            <text:p>6307.6</text:p>
          </table:table-cell>
          <table:table-cell office:value-type="float" office:value="24167.8">
            <text:p>24167.8</text:p>
          </table:table-cell>
          <table:table-cell office:value-type="float" office:value="20.014">
            <text:p>20.014</text:p>
          </table:table-cell>
          <table:table-cell table:number-columns-repeated="3" office:value-type="float" office:value="2">
            <text:p>2</text:p>
          </table:table-cell>
          <table:table-cell office:value-type="float" office:value="648">
            <text:p>648</text:p>
          </table:table-cell>
          <table:table-cell office:value-type="float" office:value="842">
            <text:p>842</text:p>
          </table:table-cell>
          <table:table-cell office:value-type="float" office:value="1162">
            <text:p>1162</text:p>
          </table:table-cell>
          <table:table-cell office:value-type="float" office:value="25822">
            <text:p>25822</text:p>
          </table:table-cell>
          <table:table-cell office:value-type="float" office:value="33897">
            <text:p>33897</text:p>
          </table:table-cell>
          <table:table-cell office:value-type="float" office:value="48978">
            <text:p>48978</text:p>
          </table:table-cell>
          <table:table-cell office:value-type="float" office:value="-23.125">
            <text:p>-23.125</text:p>
          </table:table-cell>
          <table:table-cell office:value-type="float" office:value="218.75">
            <text:p>218.75</text:p>
          </table:table-cell>
          <table:table-cell office:value-type="float" office:value="-124">
            <text:p>-124</text:p>
          </table:table-cell>
          <table:table-cell office:value-type="float" office:value="-0.000895554178607389">
            <text:p>-0.0008955542</text:p>
          </table:table-cell>
          <table:table-cell office:value-type="float" office:value="0.00645337345487801">
            <text:p>0.0064533735</text:p>
          </table:table-cell>
          <table:table-cell office:value-type="float" office:value="-0.00253174894850749">
            <text:p>-0.0025317489</text:p>
          </table:table-cell>
          <table:table-cell office:value-type="float" office:value="0.996867132328756">
            <text:p>0.9968671323</text:p>
          </table:table-cell>
          <table:table-cell office:value-type="float" office:value="1.02266843330881">
            <text:p>1.0226684333</text:p>
          </table:table-cell>
          <table:table-cell office:value-type="float" office:value="0.991151441795591">
            <text:p>0.99115144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date" office:date-value="2021-03-04">
            <text:p>03/04/21</text:p>
          </table:table-cell>
          <table:table-cell office:value-type="float" office:value="152">
            <text:p>152</text:p>
          </table:table-cell>
          <table:table-cell office:value-type="float" office:value="6554">
            <text:p>6554</text:p>
          </table:table-cell>
          <table:table-cell office:value-type="float" office:value="30794">
            <text:p>30794</text:p>
          </table:table-cell>
          <table:table-cell office:value-type="float" office:value="20.39">
            <text:p>20.39</text:p>
          </table:table-cell>
          <table:table-cell office:value-type="float" office:value="141.4">
            <text:p>141.4</text:p>
          </table:table-cell>
          <table:table-cell office:value-type="float" office:value="6620.4">
            <text:p>6620.4</text:p>
          </table:table-cell>
          <table:table-cell office:value-type="float" office:value="27256">
            <text:p>27256</text:p>
          </table:table-cell>
          <table:table-cell office:value-type="float" office:value="19.814">
            <text:p>19.8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98">
            <text:p>698</text:p>
          </table:table-cell>
          <table:table-cell office:value-type="float" office:value="901">
            <text:p>901</text:p>
          </table:table-cell>
          <table:table-cell office:value-type="float" office:value="25485">
            <text:p>25485</text:p>
          </table:table-cell>
          <table:table-cell office:value-type="float" office:value="33490">
            <text:p>33490</text:p>
          </table:table-cell>
          <table:table-cell office:value-type="float" office:value="48951">
            <text:p>48951</text:p>
          </table:table-cell>
          <table:table-cell office:value-type="float" office:value="76">
            <text:p>76</text:p>
          </table:table-cell>
          <table:table-cell office:value-type="float" office:value="-207.5">
            <text:p>-207.5</text:p>
          </table:table-cell>
          <table:table-cell office:value-type="float" office:value="580.75">
            <text:p>580.75</text:p>
          </table:table-cell>
          <table:table-cell office:value-type="float" office:value="0.00298214636060428">
            <text:p>0.0029821464</text:p>
          </table:table-cell>
          <table:table-cell office:value-type="float" office:value="-0.00619587936697522">
            <text:p>-0.0061958794</text:p>
          </table:table-cell>
          <table:table-cell office:value-type="float" office:value="0.0118639047210476">
            <text:p>0.0118639047</text:p>
          </table:table-cell>
          <table:table-cell office:value-type="float" office:value="1.01045494292807">
            <text:p>1.0104549429</text:p>
          </table:table-cell>
          <table:table-cell office:value-type="float" office:value="0.978389664501002">
            <text:p>0.9783896645</text:p>
          </table:table-cell>
          <table:table-cell office:value-type="float" office:value="1.04179954090472">
            <text:p>1.041799540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date" office:date-value="2021-03-05">
            <text:p>03/05/21</text:p>
          </table:table-cell>
          <table:table-cell office:value-type="float" office:value="143">
            <text:p>143</text:p>
          </table:table-cell>
          <table:table-cell office:value-type="float" office:value="6867">
            <text:p>6867</text:p>
          </table:table-cell>
          <table:table-cell office:value-type="float" office:value="31274">
            <text:p>31274</text:p>
          </table:table-cell>
          <table:table-cell office:value-type="float" office:value="20.37">
            <text:p>20.37</text:p>
          </table:table-cell>
          <table:table-cell office:value-type="float" office:value="137">
            <text:p>137</text:p>
          </table:table-cell>
          <table:table-cell office:value-type="float" office:value="6895.2">
            <text:p>6895.2</text:p>
          </table:table-cell>
          <table:table-cell office:value-type="float" office:value="31446.6">
            <text:p>31446.6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74">
            <text:p>674</text:p>
          </table:table-cell>
          <table:table-cell office:value-type="float" office:value="1242">
            <text:p>1242</text:p>
          </table:table-cell>
          <table:table-cell office:value-type="float" office:value="23465">
            <text:p>23465</text:p>
          </table:table-cell>
          <table:table-cell office:value-type="float" office:value="34622">
            <text:p>34622</text:p>
          </table:table-cell>
          <table:table-cell office:value-type="float" office:value="50468">
            <text:p>50468</text:p>
          </table:table-cell>
          <table:table-cell office:value-type="float" office:value="25">
            <text:p>25</text:p>
          </table:table-cell>
          <table:table-cell office:value-type="float" office:value="-277">
            <text:p>-277</text:p>
          </table:table-cell>
          <table:table-cell office:value-type="float" office:value="1141.125">
            <text:p>1141.125</text:p>
          </table:table-cell>
          <table:table-cell office:value-type="float" office:value="0.00106541657788195">
            <text:p>0.0010654166</text:p>
          </table:table-cell>
          <table:table-cell office:value-type="float" office:value="-0.00800069320085495">
            <text:p>-0.0080006932</text:p>
          </table:table-cell>
          <table:table-cell office:value-type="float" office:value="0.0226108623286043">
            <text:p>0.0226108623</text:p>
          </table:table-cell>
          <table:table-cell office:value-type="float" office:value="1.00373118284306">
            <text:p>1.0037311828</text:p>
          </table:table-cell>
          <table:table-cell office:value-type="float" office:value="0.972123035536728">
            <text:p>0.9721230355</text:p>
          </table:table-cell>
          <table:table-cell office:value-type="float" office:value="1.08014007029679">
            <text:p>1.0801400703</text:p>
          </table:table-cell>
          <table:table-cell table:number-columns-repeated="2" office:value-type="float" office:value="0">
            <text:p>0</text:p>
          </table:table-cell>
          <table:table-cell office:value-type="float" office:value="31.000777247843">
            <text:p>31.0007772478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date" office:date-value="2021-03-06">
            <text:p>03/06/21</text:p>
          </table:table-cell>
          <table:table-cell office:value-type="float" office:value="146">
            <text:p>146</text:p>
          </table:table-cell>
          <table:table-cell office:value-type="float" office:value="7243">
            <text:p>7243</text:p>
          </table:table-cell>
          <table:table-cell office:value-type="float" office:value="35671">
            <text:p>35671</text:p>
          </table:table-cell>
          <table:table-cell office:value-type="float" office:value="20.38">
            <text:p>20.38</text:p>
          </table:table-cell>
          <table:table-cell office:value-type="float" office:value="132.8">
            <text:p>132.8</text:p>
          </table:table-cell>
          <table:table-cell office:value-type="float" office:value="7206.6">
            <text:p>7206.6</text:p>
          </table:table-cell>
          <table:table-cell office:value-type="float" office:value="31080">
            <text:p>31080</text:p>
          </table:table-cell>
          <table:table-cell office:value-type="float" office:value="18.158">
            <text:p>18.1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6">
            <text:p>726</text:p>
          </table:table-cell>
          <table:table-cell office:value-type="float" office:value="1323">
            <text:p>1323</text:p>
          </table:table-cell>
          <table:table-cell office:value-type="float" office:value="24288">
            <text:p>24288</text:p>
          </table:table-cell>
          <table:table-cell office:value-type="float" office:value="36318">
            <text:p>36318</text:p>
          </table:table-cell>
          <table:table-cell office:value-type="float" office:value="52283">
            <text:p>52283</text:p>
          </table:table-cell>
          <table:table-cell office:value-type="float" office:value="-30.875">
            <text:p>-30.875</text:p>
          </table:table-cell>
          <table:table-cell office:value-type="float" office:value="-60.25">
            <text:p>-60.25</text:p>
          </table:table-cell>
          <table:table-cell office:value-type="float" office:value="953.875">
            <text:p>953.875</text:p>
          </table:table-cell>
          <table:table-cell office:value-type="float" office:value="-0.00127120388669302">
            <text:p>-0.0012712039</text:p>
          </table:table-cell>
          <table:table-cell office:value-type="float" office:value="-0.00165895699102373">
            <text:p>-0.001658957</text:p>
          </table:table-cell>
          <table:table-cell office:value-type="float" office:value="0.0182444580456363">
            <text:p>0.018244458</text:p>
          </table:table-cell>
          <table:table-cell office:value-type="float" office:value="0.995553953676845">
            <text:p>0.9955539537</text:p>
          </table:table-cell>
          <table:table-cell office:value-type="float" office:value="0.994199044722481">
            <text:p>0.9941990447</text:p>
          </table:table-cell>
          <table:table-cell office:value-type="float" office:value="1.06450800924851">
            <text:p>1.064508009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date" office:date-value="2021-03-07">
            <text:p>03/07/21</text:p>
          </table:table-cell>
          <table:table-cell office:value-type="float" office:value="108">
            <text:p>108</text:p>
          </table:table-cell>
          <table:table-cell office:value-type="float" office:value="7445">
            <text:p>7445</text:p>
          </table:table-cell>
          <table:table-cell office:value-type="float" office:value="33771">
            <text:p>33771</text:p>
          </table:table-cell>
          <table:table-cell office:value-type="float" office:value="18.36">
            <text:p>18.36</text:p>
          </table:table-cell>
          <table:table-cell office:value-type="float" office:value="134">
            <text:p>134</text:p>
          </table:table-cell>
          <table:table-cell office:value-type="float" office:value="7549.8">
            <text:p>7549.8</text:p>
          </table:table-cell>
          <table:table-cell office:value-type="float" office:value="28374.2">
            <text:p>28374.2</text:p>
          </table:table-cell>
          <table:table-cell office:value-type="float" office:value="21.602">
            <text:p>21.602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table:number-columns-repeated="2" office:value-type="float" office:value="1402">
            <text:p>1402</text:p>
          </table:table-cell>
          <table:table-cell office:value-type="float" office:value="25297">
            <text:p>25297</text:p>
          </table:table-cell>
          <table:table-cell office:value-type="float" office:value="34690">
            <text:p>34690</text:p>
          </table:table-cell>
          <table:table-cell office:value-type="float" office:value="51638">
            <text:p>51638</text:p>
          </table:table-cell>
          <table:table-cell office:value-type="float" office:value="39.75">
            <text:p>39.75</text:p>
          </table:table-cell>
          <table:table-cell office:value-type="float" office:value="-185.375">
            <text:p>-185.375</text:p>
          </table:table-cell>
          <table:table-cell office:value-type="float" office:value="981.375">
            <text:p>981.375</text:p>
          </table:table-cell>
          <table:table-cell office:value-type="float" office:value="0.00157133256907934">
            <text:p>0.0015713326</text:p>
          </table:table-cell>
          <table:table-cell office:value-type="float" office:value="-0.00534375900835976">
            <text:p>-0.005343759</text:p>
          </table:table-cell>
          <table:table-cell office:value-type="float" office:value="0.0190048994926217">
            <text:p>0.0190048995</text:p>
          </table:table-cell>
          <table:table-cell office:value-type="float" office:value="1.00550450340042">
            <text:p>1.0055045034</text:p>
          </table:table-cell>
          <table:table-cell office:value-type="float" office:value="0.981352812761006">
            <text:p>0.9813528128</text:p>
          </table:table-cell>
          <table:table-cell office:value-type="float" office:value="1.06722507318544">
            <text:p>1.067225073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date" office:date-value="2021-03-08">
            <text:p>03/08/21</text:p>
          </table:table-cell>
          <table:table-cell office:value-type="float" office:value="115">
            <text:p>115</text:p>
          </table:table-cell>
          <table:table-cell office:value-type="float" office:value="7924">
            <text:p>7924</text:p>
          </table:table-cell>
          <table:table-cell office:value-type="float" office:value="23890">
            <text:p>23890</text:p>
          </table:table-cell>
          <table:table-cell office:value-type="float" office:value="11.29">
            <text:p>11.29</text:p>
          </table:table-cell>
          <table:table-cell office:value-type="float" office:value="141.2">
            <text:p>141.2</text:p>
          </table:table-cell>
          <table:table-cell office:value-type="float" office:value="7846">
            <text:p>7846</text:p>
          </table:table-cell>
          <table:table-cell office:value-type="float" office:value="28269.8">
            <text:p>28269.8</text:p>
          </table:table-cell>
          <table:table-cell office:value-type="float" office:value="21.204">
            <text:p>2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747">
            <text:p>747</text:p>
          </table:table-cell>
          <table:table-cell office:value-type="float" office:value="996">
            <text:p>996</text:p>
          </table:table-cell>
          <table:table-cell office:value-type="float" office:value="1403">
            <text:p>1403</text:p>
          </table:table-cell>
          <table:table-cell office:value-type="float" office:value="24810">
            <text:p>24810</text:p>
          </table:table-cell>
          <table:table-cell office:value-type="float" office:value="34920">
            <text:p>34920</text:p>
          </table:table-cell>
          <table:table-cell office:value-type="float" office:value="51662">
            <text:p>51662</text:p>
          </table:table-cell>
          <table:table-cell office:value-type="float" office:value="-25.125">
            <text:p>-25.125</text:p>
          </table:table-cell>
          <table:table-cell office:value-type="float" office:value="424">
            <text:p>424</text:p>
          </table:table-cell>
          <table:table-cell office:value-type="float" office:value="296.375">
            <text:p>296.375</text:p>
          </table:table-cell>
          <table:table-cell office:value-type="float" office:value="-0.00101269649334946">
            <text:p>-0.0010126965</text:p>
          </table:table-cell>
          <table:table-cell office:value-type="float" office:value="0.0121420389461627">
            <text:p>0.0121420389</text:p>
          </table:table-cell>
          <table:table-cell office:value-type="float" office:value="0.00573680848592776">
            <text:p>0.0057368085</text:p>
          </table:table-cell>
          <table:table-cell office:value-type="float" office:value="0.996457572359485">
            <text:p>0.9964575724</text:p>
          </table:table-cell>
          <table:table-cell office:value-type="float" office:value="1.04278609736672">
            <text:p>1.0427860974</text:p>
          </table:table-cell>
          <table:table-cell office:value-type="float" office:value="1.02014333520509">
            <text:p>1.020143335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date" office:date-value="2021-03-09">
            <text:p>03/09/21</text:p>
          </table:table-cell>
          <table:table-cell office:value-type="float" office:value="158">
            <text:p>158</text:p>
          </table:table-cell>
          <table:table-cell office:value-type="float" office:value="8270">
            <text:p>8270</text:p>
          </table:table-cell>
          <table:table-cell office:value-type="float" office:value="17265">
            <text:p>17265</text:p>
          </table:table-cell>
          <table:table-cell office:value-type="float" office:value="37.61">
            <text:p>37.61</text:p>
          </table:table-cell>
          <table:table-cell office:value-type="float" office:value="146.4">
            <text:p>146.4</text:p>
          </table:table-cell>
          <table:table-cell office:value-type="float" office:value="8063.2">
            <text:p>8063.2</text:p>
          </table:table-cell>
          <table:table-cell office:value-type="float" office:value="27828.4">
            <text:p>27828.4</text:p>
          </table:table-cell>
          <table:table-cell office:value-type="float" office:value="22.096">
            <text:p>22.0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87">
            <text:p>687</text:p>
          </table:table-cell>
          <table:table-cell office:value-type="float" office:value="1370">
            <text:p>1370</text:p>
          </table:table-cell>
          <table:table-cell office:value-type="float" office:value="22766">
            <text:p>22766</text:p>
          </table:table-cell>
          <table:table-cell office:value-type="float" office:value="35798">
            <text:p>35798</text:p>
          </table:table-cell>
          <table:table-cell office:value-type="float" office:value="52065">
            <text:p>52065</text:p>
          </table:table-cell>
          <table:table-cell office:value-type="float" office:value="-66">
            <text:p>-66</text:p>
          </table:table-cell>
          <table:table-cell office:value-type="float" office:value="-229.375">
            <text:p>-229.375</text:p>
          </table:table-cell>
          <table:table-cell office:value-type="float" office:value="-316.5">
            <text:p>-316.5</text:p>
          </table:table-cell>
          <table:table-cell office:value-type="float" office:value="-0.00289906000175701">
            <text:p>-0.00289906</text:p>
          </table:table-cell>
          <table:table-cell office:value-type="float" office:value="-0.00640748086485279">
            <text:p>-0.0064074809</text:p>
          </table:table-cell>
          <table:table-cell office:value-type="float" office:value="-0.00607893978680496">
            <text:p>-0.0060789398</text:p>
          </table:table-cell>
          <table:table-cell office:value-type="float" office:value="0.989869762909682">
            <text:p>0.9898697629</text:p>
          </table:table-cell>
          <table:table-cell office:value-type="float" office:value="0.977654286362641">
            <text:p>0.9776542864</text:p>
          </table:table-cell>
          <table:table-cell office:value-type="float" office:value="0.978796139623689">
            <text:p>0.978796139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date" office:date-value="2021-03-10">
            <text:p>03/10/21</text:p>
          </table:table-cell>
          <table:table-cell office:value-type="float" office:value="179">
            <text:p>179</text:p>
          </table:table-cell>
          <table:table-cell office:value-type="float" office:value="8348">
            <text:p>8348</text:p>
          </table:table-cell>
          <table:table-cell office:value-type="float" office:value="30752">
            <text:p>30752</text:p>
          </table:table-cell>
          <table:table-cell office:value-type="float" office:value="18.38">
            <text:p>18.38</text:p>
          </table:table-cell>
          <table:table-cell office:value-type="float" office:value="150.8">
            <text:p>150.8</text:p>
          </table:table-cell>
          <table:table-cell office:value-type="float" office:value="8317.8">
            <text:p>8317.8</text:p>
          </table:table-cell>
          <table:table-cell office:value-type="float" office:value="28433.4">
            <text:p>28433.4</text:p>
          </table:table-cell>
          <table:table-cell office:value-type="float" office:value="23.322">
            <text:p>23.322</text:p>
          </table:table-cell>
          <table:table-cell table:number-columns-repeated="3" office:value-type="float" office:value="2">
            <text:p>2</text:p>
          </table:table-cell>
          <table:table-cell office:value-type="float" office:value="744">
            <text:p>744</text:p>
          </table:table-cell>
          <table:table-cell table:number-columns-repeated="2" office:value-type="float" office:value="1455">
            <text:p>1455</text:p>
          </table:table-cell>
          <table:table-cell office:value-type="float" office:value="23908">
            <text:p>23908</text:p>
          </table:table-cell>
          <table:table-cell office:value-type="float" office:value="36518">
            <text:p>36518</text:p>
          </table:table-cell>
          <table:table-cell office:value-type="float" office:value="52093">
            <text:p>52093</text:p>
          </table:table-cell>
          <table:table-cell office:value-type="float" office:value="-7.25">
            <text:p>-7.25</text:p>
          </table:table-cell>
          <table:table-cell office:value-type="float" office:value="560">
            <text:p>560</text:p>
          </table:table-cell>
          <table:table-cell office:value-type="float" office:value="-936.625">
            <text:p>-936.625</text:p>
          </table:table-cell>
          <table:table-cell office:value-type="float" office:value="-0.000303245775472645">
            <text:p>-0.0003032458</text:p>
          </table:table-cell>
          <table:table-cell office:value-type="float" office:value="0.0153349033353415">
            <text:p>0.0153349033</text:p>
          </table:table-cell>
          <table:table-cell office:value-type="float" office:value="-0.0179798629374388">
            <text:p>-0.0179798629</text:p>
          </table:table-cell>
          <table:table-cell office:value-type="float" office:value="0.998938820023526">
            <text:p>0.99893882</text:p>
          </table:table-cell>
          <table:table-cell office:value-type="float" office:value="1.05413307382389">
            <text:p>1.0541330738</text:p>
          </table:table-cell>
          <table:table-cell office:value-type="float" office:value="0.937704099642612">
            <text:p>0.937704099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date" office:date-value="2021-03-11">
            <text:p>03/11/21</text:p>
          </table:table-cell>
          <table:table-cell office:value-type="float" office:value="172">
            <text:p>172</text:p>
          </table:table-cell>
          <table:table-cell office:value-type="float" office:value="8329">
            <text:p>8329</text:p>
          </table:table-cell>
          <table:table-cell office:value-type="float" office:value="33464">
            <text:p>33464</text:p>
          </table:table-cell>
          <table:table-cell office:value-type="float" office:value="24.84">
            <text:p>24.84</text:p>
          </table:table-cell>
          <table:table-cell office:value-type="float" office:value="160.4">
            <text:p>160.4</text:p>
          </table:table-cell>
          <table:table-cell office:value-type="float" office:value="8512.4">
            <text:p>8512.4</text:p>
          </table:table-cell>
          <table:table-cell office:value-type="float" office:value="32024.4">
            <text:p>32024.4</text:p>
          </table:table-cell>
          <table:table-cell office:value-type="float" office:value="25.578">
            <text:p>25.57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04">
            <text:p>704</text:p>
          </table:table-cell>
          <table:table-cell office:value-type="float" office:value="1440">
            <text:p>1440</text:p>
          </table:table-cell>
          <table:table-cell office:value-type="float" office:value="24530">
            <text:p>24530</text:p>
          </table:table-cell>
          <table:table-cell office:value-type="float" office:value="36600">
            <text:p>36600</text:p>
          </table:table-cell>
          <table:table-cell office:value-type="float" office:value="54385">
            <text:p>54385</text:p>
          </table:table-cell>
          <table:table-cell office:value-type="float" office:value="51.5">
            <text:p>51.5</text:p>
          </table:table-cell>
          <table:table-cell office:value-type="float" office:value="687.75">
            <text:p>687.75</text:p>
          </table:table-cell>
          <table:table-cell office:value-type="float" office:value="-1131.25">
            <text:p>-1131.25</text:p>
          </table:table-cell>
          <table:table-cell office:value-type="float" office:value="0.00209947003668977">
            <text:p>0.00209947</text:p>
          </table:table-cell>
          <table:table-cell office:value-type="float" office:value="0.0187909836065574">
            <text:p>0.0187909836</text:p>
          </table:table-cell>
          <table:table-cell office:value-type="float" office:value="-0.0208007722717661">
            <text:p>-0.0208007723</text:p>
          </table:table-cell>
          <table:table-cell office:value-type="float" office:value="1.00735678436631">
            <text:p>1.0073567844</text:p>
          </table:table-cell>
          <table:table-cell office:value-type="float" office:value="1.06646052071016">
            <text:p>1.0664605207</text:p>
          </table:table-cell>
          <table:table-cell office:value-type="float" office:value="0.928045334417938">
            <text:p>0.9280453344</text:p>
          </table:table-cell>
          <table:table-cell table:number-columns-repeated="2" office:value-type="float" office:value="0">
            <text:p>0</text:p>
          </table:table-cell>
          <table:table-cell office:value-type="float" office:value="-32.975358690825">
            <text:p>-32.9753586908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date" office:date-value="2021-03-12">
            <text:p>03/12/21</text:p>
          </table:table-cell>
          <table:table-cell office:value-type="float" office:value="130">
            <text:p>130</text:p>
          </table:table-cell>
          <table:table-cell office:value-type="float" office:value="8718">
            <text:p>8718</text:p>
          </table:table-cell>
          <table:table-cell office:value-type="float" office:value="36796">
            <text:p>36796</text:p>
          </table:table-cell>
          <table:table-cell office:value-type="float" office:value="24.49">
            <text:p>24.49</text:p>
          </table:table-cell>
          <table:table-cell office:value-type="float" office:value="161.2">
            <text:p>161.2</text:p>
          </table:table-cell>
          <table:table-cell office:value-type="float" office:value="8611.2">
            <text:p>8611.2</text:p>
          </table:table-cell>
          <table:table-cell office:value-type="float" office:value="37033">
            <text:p>37033</text:p>
          </table:table-cell>
          <table:table-cell office:value-type="float" office:value="22.246">
            <text:p>22.2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27">
            <text:p>627</text:p>
          </table:table-cell>
          <table:table-cell office:value-type="float" office:value="1385">
            <text:p>1385</text:p>
          </table:table-cell>
          <table:table-cell office:value-type="float" office:value="25804">
            <text:p>25804</text:p>
          </table:table-cell>
          <table:table-cell office:value-type="float" office:value="35846">
            <text:p>35846</text:p>
          </table:table-cell>
          <table:table-cell office:value-type="float" office:value="51301">
            <text:p>51301</text:p>
          </table:table-cell>
          <table:table-cell office:value-type="float" office:value="297.25">
            <text:p>297.25</text:p>
          </table:table-cell>
          <table:table-cell office:value-type="float" office:value="50.5">
            <text:p>50.5</text:p>
          </table:table-cell>
          <table:table-cell office:value-type="float" office:value="-1253.625">
            <text:p>-1253.625</text:p>
          </table:table-cell>
          <table:table-cell office:value-type="float" office:value="0.0115195318555263">
            <text:p>0.0115195319</text:p>
          </table:table-cell>
          <table:table-cell office:value-type="float" office:value="0.00140880432963232">
            <text:p>0.0014088043</text:p>
          </table:table-cell>
          <table:table-cell office:value-type="float" office:value="-0.0244366581548118">
            <text:p>-0.0244366582</text:p>
          </table:table-cell>
          <table:table-cell office:value-type="float" office:value="1.04057845273812">
            <text:p>1.0405784527</text:p>
          </table:table-cell>
          <table:table-cell office:value-type="float" office:value="1.00493470522381">
            <text:p>1.0049347052</text:p>
          </table:table-cell>
          <table:table-cell office:value-type="float" office:value="0.915642110971238">
            <text:p>0.915642111</text:p>
          </table:table-cell>
          <table:table-cell table:number-columns-repeated="2" office:value-type="float" office:value="0">
            <text:p>0</text:p>
          </table:table-cell>
          <table:table-cell office:value-type="float" office:value="-28.0170535200861">
            <text:p>-28.0170535201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date" office:date-value="2021-03-13">
            <text:p>03/13/21</text:p>
          </table:table-cell>
          <table:table-cell office:value-type="float" office:value="163">
            <text:p>163</text:p>
          </table:table-cell>
          <table:table-cell office:value-type="float" office:value="8897">
            <text:p>8897</text:p>
          </table:table-cell>
          <table:table-cell office:value-type="float" office:value="41845">
            <text:p>41845</text:p>
          </table:table-cell>
          <table:table-cell office:value-type="float" office:value="22.57">
            <text:p>22.57</text:p>
          </table:table-cell>
          <table:table-cell office:value-type="float" office:value="151.6">
            <text:p>151.6</text:p>
          </table:table-cell>
          <table:table-cell office:value-type="float" office:value="8801.6">
            <text:p>8801.6</text:p>
          </table:table-cell>
          <table:table-cell office:value-type="float" office:value="36377">
            <text:p>36377</text:p>
          </table:table-cell>
          <table:table-cell office:value-type="float" office:value="24.18">
            <text:p>24.18</text:p>
          </table:table-cell>
          <table:table-cell table:number-columns-repeated="3" office:value-type="float" office:value="2">
            <text:p>2</text:p>
          </table:table-cell>
          <table:table-cell office:value-type="float" office:value="737">
            <text:p>737</text:p>
          </table:table-cell>
          <table:table-cell office:value-type="float" office:value="1037">
            <text:p>1037</text:p>
          </table:table-cell>
          <table:table-cell office:value-type="float" office:value="1515">
            <text:p>1515</text:p>
          </table:table-cell>
          <table:table-cell office:value-type="float" office:value="26465">
            <text:p>26465</text:p>
          </table:table-cell>
          <table:table-cell office:value-type="float" office:value="35363">
            <text:p>35363</text:p>
          </table:table-cell>
          <table:table-cell office:value-type="float" office:value="50418">
            <text:p>50418</text:p>
          </table:table-cell>
          <table:table-cell office:value-type="float" office:value="549.75">
            <text:p>549.75</text:p>
          </table:table-cell>
          <table:table-cell office:value-type="float" office:value="-249.5">
            <text:p>-249.5</text:p>
          </table:table-cell>
          <table:table-cell office:value-type="float" office:value="-260.5">
            <text:p>-260.5</text:p>
          </table:table-cell>
          <table:table-cell office:value-type="float" office:value="0.0207727186850557">
            <text:p>0.0207727187</text:p>
          </table:table-cell>
          <table:table-cell office:value-type="float" office:value="-0.00705539688374855">
            <text:p>-0.0070553969</text:p>
          </table:table-cell>
          <table:table-cell office:value-type="float" office:value="-0.00516680550597009">
            <text:p>-0.0051668055</text:p>
          </table:table-cell>
          <table:table-cell office:value-type="float" office:value="1.07355026684717">
            <text:p>1.0735502668</text:p>
          </table:table-cell>
          <table:table-cell office:value-type="float" office:value="0.975403677012247">
            <text:p>0.975403677</text:p>
          </table:table-cell>
          <table:table-cell office:value-type="float" office:value="0.981968504652212">
            <text:p>0.9819685047</text:p>
          </table:table-cell>
          <table:table-cell office:value-type="float" office:value="33.7135354133822">
            <text:p>33.713535413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date" office:date-value="2021-03-14">
            <text:p>03/14/21</text:p>
          </table:table-cell>
          <table:table-cell office:value-type="float" office:value="162">
            <text:p>162</text:p>
          </table:table-cell>
          <table:table-cell office:value-type="float" office:value="8764">
            <text:p>8764</text:p>
          </table:table-cell>
          <table:table-cell office:value-type="float" office:value="42308">
            <text:p>42308</text:p>
          </table:table-cell>
          <table:table-cell office:value-type="float" office:value="20.95">
            <text:p>20.95</text:p>
          </table:table-cell>
          <table:table-cell office:value-type="float" office:value="145.8">
            <text:p>145.8</text:p>
          </table:table-cell>
          <table:table-cell office:value-type="float" office:value="9104.6">
            <text:p>9104.6</text:p>
          </table:table-cell>
          <table:table-cell office:value-type="float" office:value="33309.4">
            <text:p>33309.4</text:p>
          </table:table-cell>
          <table:table-cell office:value-type="float" office:value="24.648">
            <text:p>24.6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0">
            <text:p>870</text:p>
          </table:table-cell>
          <table:table-cell office:value-type="float" office:value="1666">
            <text:p>1666</text:p>
          </table:table-cell>
          <table:table-cell office:value-type="float" office:value="24992">
            <text:p>24992</text:p>
          </table:table-cell>
          <table:table-cell office:value-type="float" office:value="35392">
            <text:p>35392</text:p>
          </table:table-cell>
          <table:table-cell office:value-type="float" office:value="50933">
            <text:p>50933</text:p>
          </table:table-cell>
          <table:table-cell office:value-type="float" office:value="-772.5">
            <text:p>-772.5</text:p>
          </table:table-cell>
          <table:table-cell office:value-type="float" office:value="612.125">
            <text:p>612.125</text:p>
          </table:table-cell>
          <table:table-cell office:value-type="float" office:value="-876.125">
            <text:p>-876.125</text:p>
          </table:table-cell>
          <table:table-cell office:value-type="float" office:value="-0.0309098911651729">
            <text:p>-0.0309098912</text:p>
          </table:table-cell>
          <table:table-cell office:value-type="float" office:value="0.0172955752712477">
            <text:p>0.0172955753</text:p>
          </table:table-cell>
          <table:table-cell office:value-type="float" office:value="-0.0172015196434532">
            <text:p>-0.0172015196</text:p>
          </table:table-cell>
          <table:table-cell office:value-type="float" office:value="0.893688006810707">
            <text:p>0.8936880068</text:p>
          </table:table-cell>
          <table:table-cell office:value-type="float" office:value="1.06112082182034">
            <text:p>1.0611208218</text:p>
          </table:table-cell>
          <table:table-cell office:value-type="float" office:value="0.94037463011288">
            <text:p>0.9403746301</text:p>
          </table:table-cell>
          <table:table-cell office:value-type="float" office:value="-22.07638220612">
            <text:p>-22.076382206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date" office:date-value="2021-03-15">
            <text:p>03/15/21</text:p>
          </table:table-cell>
          <table:table-cell office:value-type="float" office:value="131">
            <text:p>131</text:p>
          </table:table-cell>
          <table:table-cell office:value-type="float" office:value="9300">
            <text:p>9300</text:p>
          </table:table-cell>
          <table:table-cell office:value-type="float" office:value="27472">
            <text:p>27472</text:p>
          </table:table-cell>
          <table:table-cell office:value-type="float" office:value="28.05">
            <text:p>28.05</text:p>
          </table:table-cell>
          <table:table-cell office:value-type="float" office:value="158.8">
            <text:p>158.8</text:p>
          </table:table-cell>
          <table:table-cell office:value-type="float" office:value="9417.8">
            <text:p>9417.8</text:p>
          </table:table-cell>
          <table:table-cell office:value-type="float" office:value="28680">
            <text:p>28680</text:p>
          </table:table-cell>
          <table:table-cell office:value-type="float" office:value="24.814">
            <text:p>24.814</text:p>
          </table:table-cell>
          <table:table-cell table:number-columns-repeated="3" office:value-type="float" office:value="2">
            <text:p>2</text:p>
          </table:table-cell>
          <table:table-cell office:value-type="float" office:value="900">
            <text:p>900</text:p>
          </table:table-cell>
          <table:table-cell office:value-type="float" office:value="1216">
            <text:p>1216</text:p>
          </table:table-cell>
          <table:table-cell office:value-type="float" office:value="1715">
            <text:p>1715</text:p>
          </table:table-cell>
          <table:table-cell office:value-type="float" office:value="23890">
            <text:p>23890</text:p>
          </table:table-cell>
          <table:table-cell office:value-type="float" office:value="35392">
            <text:p>35392</text:p>
          </table:table-cell>
          <table:table-cell office:value-type="float" office:value="52342">
            <text:p>52342</text:p>
          </table:table-cell>
          <table:table-cell office:value-type="float" office:value="-1166.25">
            <text:p>-1166.25</text:p>
          </table:table-cell>
          <table:table-cell office:value-type="float" office:value="611.875">
            <text:p>611.875</text:p>
          </table:table-cell>
          <table:table-cell office:value-type="float" office:value="-1089.625">
            <text:p>-1089.625</text:p>
          </table:table-cell>
          <table:table-cell office:value-type="float" office:value="-0.0488174968606111">
            <text:p>-0.0488174969</text:p>
          </table:table-cell>
          <table:table-cell office:value-type="float" office:value="0.0172885115280289">
            <text:p>0.0172885115</text:p>
          </table:table-cell>
          <table:table-cell office:value-type="float" office:value="-0.0208174124030415">
            <text:p>-0.0208174124</text:p>
          </table:table-cell>
          <table:table-cell office:value-type="float" office:value="0.833809731067343">
            <text:p>0.8338097311</text:p>
          </table:table-cell>
          <table:table-cell office:value-type="float" office:value="1.06109561990458">
            <text:p>1.0610956199</text:p>
          </table:table-cell>
          <table:table-cell office:value-type="float" office:value="0.927988451321305">
            <text:p>0.9279884513</text:p>
          </table:table-cell>
          <table:table-cell office:value-type="float" office:value="-13.8492803854853">
            <text:p>-13.8492803855</text:p>
          </table:table-cell>
          <table:table-cell office:value-type="float" office:value="0">
            <text:p>0</text:p>
          </table:table-cell>
          <table:table-cell office:value-type="float" office:value="-32.9487212800614">
            <text:p>-32.9487212801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date" office:date-value="2021-03-16">
            <text:p>03/16/21</text:p>
          </table:table-cell>
          <table:table-cell office:value-type="float" office:value="143">
            <text:p>143</text:p>
          </table:table-cell>
          <table:table-cell office:value-type="float" office:value="9844">
            <text:p>9844</text:p>
          </table:table-cell>
          <table:table-cell office:value-type="float" office:value="18126">
            <text:p>18126</text:p>
          </table:table-cell>
          <table:table-cell office:value-type="float" office:value="27.18">
            <text:p>27.18</text:p>
          </table:table-cell>
          <table:table-cell office:value-type="float" office:value="167.6">
            <text:p>167.6</text:p>
          </table:table-cell>
          <table:table-cell office:value-type="float" office:value="9715.6">
            <text:p>9715.6</text:p>
          </table:table-cell>
          <table:table-cell office:value-type="float" office:value="25610.6">
            <text:p>25610.6</text:p>
          </table:table-cell>
          <table:table-cell office:value-type="float" office:value="25.208">
            <text:p>25.2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05">
            <text:p>905</text:p>
          </table:table-cell>
          <table:table-cell office:value-type="float" office:value="1738">
            <text:p>1738</text:p>
          </table:table-cell>
          <table:table-cell office:value-type="float" office:value="23074">
            <text:p>23074</text:p>
          </table:table-cell>
          <table:table-cell office:value-type="float" office:value="35046">
            <text:p>35046</text:p>
          </table:table-cell>
          <table:table-cell office:value-type="float" office:value="49661">
            <text:p>49661</text:p>
          </table:table-cell>
          <table:table-cell office:value-type="float" office:value="-1201.5">
            <text:p>-1201.5</text:p>
          </table:table-cell>
          <table:table-cell office:value-type="float" office:value="-875.5">
            <text:p>-875.5</text:p>
          </table:table-cell>
          <table:table-cell office:value-type="float" office:value="-1174.375">
            <text:p>-1174.375</text:p>
          </table:table-cell>
          <table:table-cell office:value-type="float" office:value="-0.0520715957354598">
            <text:p>-0.0520715957</text:p>
          </table:table-cell>
          <table:table-cell office:value-type="float" office:value="-0.0249814529475546">
            <text:p>-0.0249814529</text:p>
          </table:table-cell>
          <table:table-cell office:value-type="float" office:value="-0.0236478323030144">
            <text:p>-0.0236478323</text:p>
          </table:table-cell>
          <table:table-cell office:value-type="float" office:value="0.823063859047467">
            <text:p>0.823063859</text:p>
          </table:table-cell>
          <table:table-cell office:value-type="float" office:value="0.913788097746646">
            <text:p>0.9137880977</text:p>
          </table:table-cell>
          <table:table-cell office:value-type="float" office:value="0.918328658085807">
            <text:p>0.9183286581</text:p>
          </table:table-cell>
          <table:table-cell office:value-type="float" office:value="-12.9617633992478">
            <text:p>-12.9617633992</text:p>
          </table:table-cell>
          <table:table-cell office:value-type="float" office:value="-27.3984369432801">
            <text:p>-27.3984369433</text:p>
          </table:table-cell>
          <table:table-cell office:value-type="float" office:value="-28.9632795122941">
            <text:p>-28.9632795123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date" office:date-value="2021-03-17">
            <text:p>03/17/21</text:p>
          </table:table-cell>
          <table:table-cell office:value-type="float" office:value="195">
            <text:p>195</text:p>
          </table:table-cell>
          <table:table-cell office:value-type="float" office:value="10284">
            <text:p>10284</text:p>
          </table:table-cell>
          <table:table-cell office:value-type="float" office:value="13649">
            <text:p>13649</text:p>
          </table:table-cell>
          <table:table-cell office:value-type="float" office:value="25.32">
            <text:p>25.32</text:p>
          </table:table-cell>
          <table:table-cell office:value-type="float" office:value="177.8">
            <text:p>177.8</text:p>
          </table:table-cell>
          <table:table-cell office:value-type="float" office:value="10015.6">
            <text:p>10015.6</text:p>
          </table:table-cell>
          <table:table-cell office:value-type="float" office:value="25068.6">
            <text:p>25068.6</text:p>
          </table:table-cell>
          <table:table-cell office:value-type="float" office:value="26.452">
            <text:p>26.45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27">
            <text:p>927</text:p>
          </table:table-cell>
          <table:table-cell office:value-type="float" office:value="1780">
            <text:p>1780</text:p>
          </table:table-cell>
          <table:table-cell office:value-type="float" office:value="23105">
            <text:p>23105</text:p>
          </table:table-cell>
          <table:table-cell office:value-type="float" office:value="33847">
            <text:p>33847</text:p>
          </table:table-cell>
          <table:table-cell office:value-type="float" office:value="48690">
            <text:p>48690</text:p>
          </table:table-cell>
          <table:table-cell office:value-type="float" office:value="-1095.5">
            <text:p>-1095.5</text:p>
          </table:table-cell>
          <table:table-cell office:value-type="float" office:value="-221.75">
            <text:p>-221.75</text:p>
          </table:table-cell>
          <table:table-cell office:value-type="float" office:value="-212.5">
            <text:p>-212.5</text:p>
          </table:table-cell>
          <table:table-cell office:value-type="float" office:value="-0.0474139796580827">
            <text:p>-0.0474139797</text:p>
          </table:table-cell>
          <table:table-cell office:value-type="float" office:value="-0.00655154075693562">
            <text:p>-0.0065515408</text:p>
          </table:table-cell>
          <table:table-cell office:value-type="float" office:value="-0.00436434586157322">
            <text:p>-0.0043643459</text:p>
          </table:table-cell>
          <table:table-cell office:value-type="float" office:value="0.838457318712064">
            <text:p>0.8384573187</text:p>
          </table:table-cell>
          <table:table-cell office:value-type="float" office:value="0.977153735815853">
            <text:p>0.9771537358</text:p>
          </table:table-cell>
          <table:table-cell office:value-type="float" office:value="0.984762122613501">
            <text:p>0.9847621226</text:p>
          </table:table-cell>
          <table:table-cell office:value-type="float" office:value="-14.2696673773775">
            <text:p>-14.269667377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date" office:date-value="2021-03-18">
            <text:p>03/18/21</text:p>
          </table:table-cell>
          <table:table-cell office:value-type="float" office:value="207">
            <text:p>207</text:p>
          </table:table-cell>
          <table:table-cell office:value-type="float" office:value="10386">
            <text:p>10386</text:p>
          </table:table-cell>
          <table:table-cell office:value-type="float" office:value="26498">
            <text:p>26498</text:p>
          </table:table-cell>
          <table:table-cell office:value-type="float" office:value="24.54">
            <text:p>24.54</text:p>
          </table:table-cell>
          <table:table-cell office:value-type="float" office:value="197">
            <text:p>197</text:p>
          </table:table-cell>
          <table:table-cell office:value-type="float" office:value="10272.2">
            <text:p>10272.2</text:p>
          </table:table-cell>
          <table:table-cell office:value-type="float" office:value="27669.4">
            <text:p>27669.4</text:p>
          </table:table-cell>
          <table:table-cell office:value-type="float" office:value="26.342">
            <text:p>26.342</text:p>
          </table:table-cell>
          <table:table-cell table:number-columns-repeated="3" office:value-type="float" office:value="2">
            <text:p>2</text:p>
          </table:table-cell>
          <table:table-cell office:value-type="float" office:value="905">
            <text:p>905</text:p>
          </table:table-cell>
          <table:table-cell office:value-type="float" office:value="1244">
            <text:p>1244</text:p>
          </table:table-cell>
          <table:table-cell office:value-type="float" office:value="1776">
            <text:p>1776</text:p>
          </table:table-cell>
          <table:table-cell office:value-type="float" office:value="22840">
            <text:p>22840</text:p>
          </table:table-cell>
          <table:table-cell office:value-type="float" office:value="31462">
            <text:p>31462</text:p>
          </table:table-cell>
          <table:table-cell office:value-type="float" office:value="49485">
            <text:p>49485</text:p>
          </table:table-cell>
          <table:table-cell office:value-type="float" office:value="-631.5">
            <text:p>-631.5</text:p>
          </table:table-cell>
          <table:table-cell office:value-type="float" office:value="-1004.5">
            <text:p>-1004.5</text:p>
          </table:table-cell>
          <table:table-cell office:value-type="float" office:value="-778.875">
            <text:p>-778.875</text:p>
          </table:table-cell>
          <table:table-cell office:value-type="float" office:value="-0.0276488616462347">
            <text:p>-0.0276488616</text:p>
          </table:table-cell>
          <table:table-cell office:value-type="float" office:value="-0.0319274044879537">
            <text:p>-0.0319274045</text:p>
          </table:table-cell>
          <table:table-cell office:value-type="float" office:value="-0.0157396180660806">
            <text:p>-0.0157396181</text:p>
          </table:table-cell>
          <table:table-cell office:value-type="float" office:value="0.904727324956831">
            <text:p>0.904727325</text:p>
          </table:table-cell>
          <table:table-cell office:value-type="float" office:value="0.890252028240543">
            <text:p>0.8902520282</text:p>
          </table:table-cell>
          <table:table-cell office:value-type="float" office:value="0.945396898499375">
            <text:p>0.9453968985</text:p>
          </table:table-cell>
          <table:table-cell office:value-type="float" office:value="-24.7214531214447">
            <text:p>-24.7214531214</text:p>
          </table:table-cell>
          <table:table-cell office:value-type="float" office:value="-21.361653300778">
            <text:p>-21.3616533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date" office:date-value="2021-03-19">
            <text:p>03/19/21</text:p>
          </table:table-cell>
          <table:table-cell office:value-type="float" office:value="213">
            <text:p>213</text:p>
          </table:table-cell>
          <table:table-cell office:value-type="float" office:value="10264">
            <text:p>10264</text:p>
          </table:table-cell>
          <table:table-cell office:value-type="float" office:value="39598">
            <text:p>39598</text:p>
          </table:table-cell>
          <table:table-cell office:value-type="float" office:value="27.17">
            <text:p>27.17</text:p>
          </table:table-cell>
          <table:table-cell office:value-type="float" office:value="207.2">
            <text:p>207.2</text:p>
          </table:table-cell>
          <table:table-cell office:value-type="float" office:value="10433.8">
            <text:p>10433.8</text:p>
          </table:table-cell>
          <table:table-cell office:value-type="float" office:value="32240">
            <text:p>32240</text:p>
          </table:table-cell>
          <table:table-cell office:value-type="float" office:value="26.092">
            <text:p>26.092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office:value-type="float" office:value="1175">
            <text:p>1175</text:p>
          </table:table-cell>
          <table:table-cell office:value-type="float" office:value="1721">
            <text:p>1721</text:p>
          </table:table-cell>
          <table:table-cell office:value-type="float" office:value="20400">
            <text:p>20400</text:p>
          </table:table-cell>
          <table:table-cell office:value-type="float" office:value="30312">
            <text:p>30312</text:p>
          </table:table-cell>
          <table:table-cell office:value-type="float" office:value="50673">
            <text:p>50673</text:p>
          </table:table-cell>
          <table:table-cell office:value-type="float" office:value="-573.75">
            <text:p>-573.75</text:p>
          </table:table-cell>
          <table:table-cell office:value-type="float" office:value="-1447.625">
            <text:p>-1447.625</text:p>
          </table:table-cell>
          <table:table-cell office:value-type="float" office:value="-994.375">
            <text:p>-994.375</text:p>
          </table:table-cell>
          <table:table-cell office:value-type="float" office:value="-0.028125">
            <text:p>-0.028125</text:p>
          </table:table-cell>
          <table:table-cell office:value-type="float" office:value="-0.0477574887833201">
            <text:p>-0.0477574888</text:p>
          </table:table-cell>
          <table:table-cell office:value-type="float" office:value="-0.0196233694472401">
            <text:p>-0.0196233694</text:p>
          </table:table-cell>
          <table:table-cell office:value-type="float" office:value="0.903112890625">
            <text:p>0.9031128906</text:p>
          </table:table-cell>
          <table:table-cell office:value-type="float" office:value="0.837319113618762">
            <text:p>0.8373191136</text:p>
          </table:table-cell>
          <table:table-cell office:value-type="float" office:value="0.932072957126447">
            <text:p>0.9320729571</text:p>
          </table:table-cell>
          <table:table-cell office:value-type="float" office:value="-24.2970116719202">
            <text:p>-24.2970116719</text:p>
          </table:table-cell>
          <table:table-cell office:value-type="float" office:value="-14.1644949556368">
            <text:p>-14.16449495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date" office:date-value="2021-03-20">
            <text:p>03/20/21</text:p>
          </table:table-cell>
          <table:table-cell office:value-type="float" office:value="227">
            <text:p>227</text:p>
          </table:table-cell>
          <table:table-cell office:value-type="float" office:value="10583">
            <text:p>10583</text:p>
          </table:table-cell>
          <table:table-cell office:value-type="float" office:value="40476">
            <text:p>40476</text:p>
          </table:table-cell>
          <table:table-cell office:value-type="float" office:value="27.5">
            <text:p>27.5</text:p>
          </table:table-cell>
          <table:table-cell office:value-type="float" office:value="206">
            <text:p>206</text:p>
          </table:table-cell>
          <table:table-cell office:value-type="float" office:value="10632.2">
            <text:p>10632.2</text:p>
          </table:table-cell>
          <table:table-cell office:value-type="float" office:value="35823">
            <text:p>35823</text:p>
          </table:table-cell>
          <table:table-cell office:value-type="float" office:value="26.76">
            <text:p>26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84">
            <text:p>884</text:p>
          </table:table-cell>
          <table:table-cell office:value-type="float" office:value="1798">
            <text:p>1798</text:p>
          </table:table-cell>
          <table:table-cell office:value-type="float" office:value="18347">
            <text:p>18347</text:p>
          </table:table-cell>
          <table:table-cell office:value-type="float" office:value="29174">
            <text:p>29174</text:p>
          </table:table-cell>
          <table:table-cell office:value-type="float" office:value="47697">
            <text:p>47697</text:p>
          </table:table-cell>
          <table:table-cell office:value-type="float" office:value="-711.75">
            <text:p>-711.75</text:p>
          </table:table-cell>
          <table:table-cell office:value-type="float" office:value="-1568.125">
            <text:p>-1568.125</text:p>
          </table:table-cell>
          <table:table-cell office:value-type="float" office:value="-1214.75">
            <text:p>-1214.75</text:p>
          </table:table-cell>
          <table:table-cell office:value-type="float" office:value="-0.0387938082520303">
            <text:p>-0.0387938083</text:p>
          </table:table-cell>
          <table:table-cell office:value-type="float" office:value="-0.053750771234661">
            <text:p>-0.0537507712</text:p>
          </table:table-cell>
          <table:table-cell office:value-type="float" office:value="-0.0254680587877644">
            <text:p>-0.0254680588</text:p>
          </table:table-cell>
          <table:table-cell office:value-type="float" office:value="0.867171391852937">
            <text:p>0.8671713919</text:p>
          </table:table-cell>
          <table:table-cell office:value-type="float" office:value="0.817535025678995">
            <text:p>0.8175350257</text:p>
          </table:table-cell>
          <table:table-cell office:value-type="float" office:value="0.912133093398922">
            <text:p>0.9121330934</text:p>
          </table:table-cell>
          <table:table-cell office:value-type="float" office:value="-17.518610394987">
            <text:p>-17.518610395</text:p>
          </table:table-cell>
          <table:table-cell office:value-type="float" office:value="-12.5458117139177">
            <text:p>-12.5458117139</text:p>
          </table:table-cell>
          <table:table-cell office:value-type="float" office:value="-26.8682697368065">
            <text:p>-26.8682697368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date" office:date-value="2021-03-21">
            <text:p>03/21/21</text:p>
          </table:table-cell>
          <table:table-cell office:value-type="float" office:value="194">
            <text:p>194</text:p>
          </table:table-cell>
          <table:table-cell office:value-type="float" office:value="10652">
            <text:p>10652</text:p>
          </table:table-cell>
          <table:table-cell office:value-type="float" office:value="40979">
            <text:p>40979</text:p>
          </table:table-cell>
          <table:table-cell office:value-type="float" office:value="25.93">
            <text:p>25.93</text:p>
          </table:table-cell>
          <table:table-cell office:value-type="float" office:value="215">
            <text:p>215</text:p>
          </table:table-cell>
          <table:table-cell office:value-type="float" office:value="10929.6">
            <text:p>10929.6</text:p>
          </table:table-cell>
          <table:table-cell office:value-type="float" office:value="34379.2">
            <text:p>34379.2</text:p>
          </table:table-cell>
          <table:table-cell office:value-type="float" office:value="27.538">
            <text:p>27.53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002">
            <text:p>1002</text:p>
          </table:table-cell>
          <table:table-cell office:value-type="float" office:value="1361">
            <text:p>1361</text:p>
          </table:table-cell>
          <table:table-cell office:value-type="float" office:value="1940">
            <text:p>1940</text:p>
          </table:table-cell>
          <table:table-cell office:value-type="float" office:value="15462">
            <text:p>15462</text:p>
          </table:table-cell>
          <table:table-cell office:value-type="float" office:value="28411">
            <text:p>28411</text:p>
          </table:table-cell>
          <table:table-cell office:value-type="float" office:value="45754">
            <text:p>45754</text:p>
          </table:table-cell>
          <table:table-cell office:value-type="float" office:value="-977.125">
            <text:p>-977.125</text:p>
          </table:table-cell>
          <table:table-cell office:value-type="float" office:value="-2004">
            <text:p>-2004</text:p>
          </table:table-cell>
          <table:table-cell office:value-type="float" office:value="-1175.875">
            <text:p>-1175.875</text:p>
          </table:table-cell>
          <table:table-cell office:value-type="float" office:value="-0.0631952528780235">
            <text:p>-0.0631952529</text:p>
          </table:table-cell>
          <table:table-cell office:value-type="float" office:value="-0.0705360599767696">
            <text:p>-0.07053606</text:p>
          </table:table-cell>
          <table:table-cell office:value-type="float" office:value="-0.0256999388031648">
            <text:p>-0.0256999388</text:p>
          </table:table-cell>
          <table:table-cell office:value-type="float" office:value="0.7866441493001">
            <text:p>0.7866441493</text:p>
          </table:table-cell>
          <table:table-cell office:value-type="float" office:value="0.762875448165118">
            <text:p>0.7628754482</text:p>
          </table:table-cell>
          <table:table-cell office:value-type="float" office:value="0.911344768423717">
            <text:p>0.9113447684</text:p>
          </table:table-cell>
          <table:table-cell office:value-type="float" office:value="-10.617998475237">
            <text:p>-10.6179984752</text:p>
          </table:table-cell>
          <table:table-cell office:value-type="float" office:value="-9.47605021088476">
            <text:p>-9.4760502109</text:p>
          </table:table-cell>
          <table:table-cell office:value-type="float" office:value="-26.6226941687457">
            <text:p>-26.6226941687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date" office:date-value="2021-03-22">
            <text:p>03/22/21</text:p>
          </table:table-cell>
          <table:table-cell office:value-type="float" office:value="189">
            <text:p>189</text:p>
          </table:table-cell>
          <table:table-cell office:value-type="float" office:value="11276">
            <text:p>11276</text:p>
          </table:table-cell>
          <table:table-cell office:value-type="float" office:value="31564">
            <text:p>31564</text:p>
          </table:table-cell>
          <table:table-cell office:value-type="float" office:value="28.66">
            <text:p>28.66</text:p>
          </table:table-cell>
          <table:table-cell office:value-type="float" office:value="222.2">
            <text:p>222.2</text:p>
          </table:table-cell>
          <table:table-cell office:value-type="float" office:value="11237.8">
            <text:p>11237.8</text:p>
          </table:table-cell>
          <table:table-cell office:value-type="float" office:value="33122.8">
            <text:p>33122.8</text:p>
          </table:table-cell>
          <table:table-cell office:value-type="float" office:value="26.658">
            <text:p>26.65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032">
            <text:p>1032</text:p>
          </table:table-cell>
          <table:table-cell office:value-type="float" office:value="1400">
            <text:p>1400</text:p>
          </table:table-cell>
          <table:table-cell office:value-type="float" office:value="1995">
            <text:p>1995</text:p>
          </table:table-cell>
          <table:table-cell office:value-type="float" office:value="12600">
            <text:p>12600</text:p>
          </table:table-cell>
          <table:table-cell office:value-type="float" office:value="28255">
            <text:p>28255</text:p>
          </table:table-cell>
          <table:table-cell office:value-type="float" office:value="42912">
            <text:p>42912</text:p>
          </table:table-cell>
          <table:table-cell office:value-type="float" office:value="-765.75">
            <text:p>-765.75</text:p>
          </table:table-cell>
          <table:table-cell office:value-type="float" office:value="-1911.75">
            <text:p>-1911.75</text:p>
          </table:table-cell>
          <table:table-cell office:value-type="float" office:value="-1292.875">
            <text:p>-1292.875</text:p>
          </table:table-cell>
          <table:table-cell office:value-type="float" office:value="-0.0607738095238095">
            <text:p>-0.0607738095</text:p>
          </table:table-cell>
          <table:table-cell office:value-type="float" office:value="-0.0676605910458326">
            <text:p>-0.067660591</text:p>
          </table:table-cell>
          <table:table-cell office:value-type="float" office:value="-0.0301285188292319">
            <text:p>-0.0301285188</text:p>
          </table:table-cell>
          <table:table-cell office:value-type="float" office:value="0.794530840277778">
            <text:p>0.7945308403</text:p>
          </table:table-cell>
          <table:table-cell office:value-type="float" office:value="0.772160724277702">
            <text:p>0.7721607243</text:p>
          </table:table-cell>
          <table:table-cell office:value-type="float" office:value="0.896329330285501">
            <text:p>0.8963293303</text:p>
          </table:table-cell>
          <table:table-cell office:value-type="float" office:value="-11.0551650858399">
            <text:p>-11.0551650858</text:p>
          </table:table-cell>
          <table:table-cell office:value-type="float" office:value="-9.89385422951862">
            <text:p>-9.8938542295</text:p>
          </table:table-cell>
          <table:table-cell office:value-type="float" office:value="-22.6580071136821">
            <text:p>-22.6580071137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date" office:date-value="2021-03-23">
            <text:p>03/23/21</text:p>
          </table:table-cell>
          <table:table-cell office:value-type="float" office:value="252">
            <text:p>252</text:p>
          </table:table-cell>
          <table:table-cell office:value-type="float" office:value="11873">
            <text:p>11873</text:p>
          </table:table-cell>
          <table:table-cell office:value-type="float" office:value="19279">
            <text:p>19279</text:p>
          </table:table-cell>
          <table:table-cell office:value-type="float" office:value="28.43">
            <text:p>28.43</text:p>
          </table:table-cell>
          <table:table-cell office:value-type="float" office:value="231.2">
            <text:p>231.2</text:p>
          </table:table-cell>
          <table:table-cell office:value-type="float" office:value="11473.2">
            <text:p>11473.2</text:p>
          </table:table-cell>
          <table:table-cell office:value-type="float" office:value="32111">
            <text:p>32111</text:p>
          </table:table-cell>
          <table:table-cell office:value-type="float" office:value="26.6">
            <text:p>26.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978">
            <text:p>978</text:p>
          </table:table-cell>
          <table:table-cell table:number-columns-repeated="2" office:value-type="float" office:value="1964">
            <text:p>1964</text:p>
          </table:table-cell>
          <table:table-cell office:value-type="float" office:value="12492">
            <text:p>12492</text:p>
          </table:table-cell>
          <table:table-cell office:value-type="float" office:value="25928">
            <text:p>25928</text:p>
          </table:table-cell>
          <table:table-cell office:value-type="float" office:value="40627">
            <text:p>40627</text:p>
          </table:table-cell>
          <table:table-cell office:value-type="float" office:value="-486.5">
            <text:p>-486.5</text:p>
          </table:table-cell>
          <table:table-cell office:value-type="float" office:value="-1637.75">
            <text:p>-1637.75</text:p>
          </table:table-cell>
          <table:table-cell office:value-type="float" office:value="-1981.25">
            <text:p>-1981.25</text:p>
          </table:table-cell>
          <table:table-cell office:value-type="float" office:value="-0.0389449247518412">
            <text:p>-0.0389449248</text:p>
          </table:table-cell>
          <table:table-cell office:value-type="float" office:value="-0.0631653039185437">
            <text:p>-0.0631653039</text:p>
          </table:table-cell>
          <table:table-cell office:value-type="float" office:value="-0.0487668299406798">
            <text:p>-0.0487668299</text:p>
          </table:table-cell>
          <table:table-cell office:value-type="float" office:value="0.866665509409852">
            <text:p>0.8666655094</text:p>
          </table:table-cell>
          <table:table-cell office:value-type="float" office:value="0.786741553298576">
            <text:p>0.7867415533</text:p>
          </table:table-cell>
          <table:table-cell office:value-type="float" office:value="0.833977374464448">
            <text:p>0.8339773745</text:p>
          </table:table-cell>
          <table:table-cell office:value-type="float" office:value="-17.4492708568565">
            <text:p>-17.4492708569</text:p>
          </table:table-cell>
          <table:table-cell office:value-type="float" office:value="-10.6232008100851">
            <text:p>-10.6232008101</text:p>
          </table:table-cell>
          <table:table-cell office:value-type="float" office:value="-13.8640354288749">
            <text:p>-13.8640354289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date" office:date-value="2021-03-24">
            <text:p>03/24/21</text:p>
          </table:table-cell>
          <table:table-cell office:value-type="float" office:value="249">
            <text:p>249</text:p>
          </table:table-cell>
          <table:table-cell office:value-type="float" office:value="11805">
            <text:p>11805</text:p>
          </table:table-cell>
          <table:table-cell office:value-type="float" office:value="33316">
            <text:p>33316</text:p>
          </table:table-cell>
          <table:table-cell office:value-type="float" office:value="22.77">
            <text:p>22.77</text:p>
          </table:table-cell>
          <table:table-cell office:value-type="float" office:value="247.4">
            <text:p>247.4</text:p>
          </table:table-cell>
          <table:table-cell office:value-type="float" office:value="11707.4">
            <text:p>11707.4</text:p>
          </table:table-cell>
          <table:table-cell office:value-type="float" office:value="31973.8">
            <text:p>31973.8</text:p>
          </table:table-cell>
          <table:table-cell office:value-type="float" office:value="27.006">
            <text:p>27.00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95">
            <text:p>995</text:p>
          </table:table-cell>
          <table:table-cell table:number-columns-repeated="2" office:value-type="float" office:value="2003">
            <text:p>2003</text:p>
          </table:table-cell>
          <table:table-cell office:value-type="float" office:value="14184">
            <text:p>14184</text:p>
          </table:table-cell>
          <table:table-cell office:value-type="float" office:value="23316">
            <text:p>23316</text:p>
          </table:table-cell>
          <table:table-cell office:value-type="float" office:value="39428">
            <text:p>39428</text:p>
          </table:table-cell>
          <table:table-cell office:value-type="float" office:value="-383.625">
            <text:p>-383.625</text:p>
          </table:table-cell>
          <table:table-cell office:value-type="float" office:value="-189.375">
            <text:p>-189.375</text:p>
          </table:table-cell>
          <table:table-cell office:value-type="float" office:value="-2078.875">
            <text:p>-2078.875</text:p>
          </table:table-cell>
          <table:table-cell office:value-type="float" office:value="-0.0270463197969543">
            <text:p>-0.0270463198</text:p>
          </table:table-cell>
          <table:table-cell office:value-type="float" office:value="-0.00812210499227998">
            <text:p>-0.008122105</text:p>
          </table:table-cell>
          <table:table-cell office:value-type="float" office:value="-0.0527258547225322">
            <text:p>-0.0527258547</text:p>
          </table:table-cell>
          <table:table-cell office:value-type="float" office:value="0.906771627403196">
            <text:p>0.9067716274</text:p>
          </table:table-cell>
          <table:table-cell office:value-type="float" office:value="0.971701930962451">
            <text:p>0.971701931</text:p>
          </table:table-cell>
          <table:table-cell office:value-type="float" office:value="0.820908339353332">
            <text:p>0.8209083394</text:p>
          </table:table-cell>
          <table:table-cell office:value-type="float" office:value="-25.2799941310007">
            <text:p>-25.279994131</text:p>
          </table:table-cell>
          <table:table-cell office:value-type="float" office:value="0">
            <text:p>0</text:p>
          </table:table-cell>
          <table:table-cell office:value-type="float" office:value="-12.796546117465">
            <text:p>-12.7965461175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date" office:date-value="2021-03-25">
            <text:p>03/25/21</text:p>
          </table:table-cell>
          <table:table-cell office:value-type="float" office:value="272">
            <text:p>272</text:p>
          </table:table-cell>
          <table:table-cell office:value-type="float" office:value="11760">
            <text:p>11760</text:p>
          </table:table-cell>
          <table:table-cell office:value-type="float" office:value="35417">
            <text:p>35417</text:p>
          </table:table-cell>
          <table:table-cell office:value-type="float" office:value="27.21">
            <text:p>27.21</text:p>
          </table:table-cell>
          <table:table-cell office:value-type="float" office:value="260.2">
            <text:p>260.2</text:p>
          </table:table-cell>
          <table:table-cell office:value-type="float" office:value="11808">
            <text:p>11808</text:p>
          </table:table-cell>
          <table:table-cell office:value-type="float" office:value="34171.6">
            <text:p>34171.6</text:p>
          </table:table-cell>
          <table:table-cell office:value-type="float" office:value="26.052">
            <text:p>26.05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880">
            <text:p>880</text:p>
          </table:table-cell>
          <table:table-cell office:value-type="float" office:value="1907">
            <text:p>1907</text:p>
          </table:table-cell>
          <table:table-cell office:value-type="float" office:value="12461">
            <text:p>12461</text:p>
          </table:table-cell>
          <table:table-cell office:value-type="float" office:value="22400">
            <text:p>22400</text:p>
          </table:table-cell>
          <table:table-cell office:value-type="float" office:value="39283">
            <text:p>39283</text:p>
          </table:table-cell>
          <table:table-cell office:value-type="float" office:value="-1310.5">
            <text:p>-1310.5</text:p>
          </table:table-cell>
          <table:table-cell office:value-type="float" office:value="-919.875">
            <text:p>-919.875</text:p>
          </table:table-cell>
          <table:table-cell office:value-type="float" office:value="-2145.75">
            <text:p>-2145.75</text:p>
          </table:table-cell>
          <table:table-cell office:value-type="float" office:value="-0.105168124548592">
            <text:p>-0.1051681245</text:p>
          </table:table-cell>
          <table:table-cell office:value-type="float" office:value="-0.0410658482142857">
            <text:p>-0.0410658482</text:p>
          </table:table-cell>
          <table:table-cell office:value-type="float" office:value="-0.0546228648524807">
            <text:p>-0.0546228649</text:p>
          </table:table-cell>
          <table:table-cell office:value-type="float" office:value="0.653589819545223">
            <text:p>0.6535898195</text:p>
          </table:table-cell>
          <table:table-cell office:value-type="float" office:value="0.859574882873535">
            <text:p>0.8595748829</text:p>
          </table:table-cell>
          <table:table-cell office:value-type="float" office:value="0.814667941451115">
            <text:p>0.8146679415</text:p>
          </table:table-cell>
          <table:table-cell office:value-type="float" office:value="-6.23785776445043">
            <text:p>-6.2378577645</text:p>
          </table:table-cell>
          <table:table-cell office:value-type="float" office:value="-16.5299246796621">
            <text:p>-16.5299246797</text:p>
          </table:table-cell>
          <table:table-cell office:value-type="float" office:value="-12.3398712394962">
            <text:p>-12.3398712395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date" office:date-value="2021-03-26">
            <text:p>03/26/21</text:p>
          </table:table-cell>
          <table:table-cell office:value-type="float" office:value="275">
            <text:p>275</text:p>
          </table:table-cell>
          <table:table-cell office:value-type="float" office:value="11823">
            <text:p>11823</text:p>
          </table:table-cell>
          <table:table-cell office:value-type="float" office:value="40293">
            <text:p>40293</text:p>
          </table:table-cell>
          <table:table-cell office:value-type="float" office:value="27.96">
            <text:p>27.96</text:p>
          </table:table-cell>
          <table:table-cell office:value-type="float" office:value="253.8">
            <text:p>253.8</text:p>
          </table:table-cell>
          <table:table-cell office:value-type="float" office:value="11794.4">
            <text:p>11794.4</text:p>
          </table:table-cell>
          <table:table-cell office:value-type="float" office:value="36176">
            <text:p>36176</text:p>
          </table:table-cell>
          <table:table-cell office:value-type="float" office:value="26.566">
            <text:p>26.56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82">
            <text:p>782</text:p>
          </table:table-cell>
          <table:table-cell table:number-columns-repeated="2" office:value-type="float" office:value="1823">
            <text:p>1823</text:p>
          </table:table-cell>
          <table:table-cell office:value-type="float" office:value="10251">
            <text:p>10251</text:p>
          </table:table-cell>
          <table:table-cell office:value-type="float" office:value="22462">
            <text:p>22462</text:p>
          </table:table-cell>
          <table:table-cell office:value-type="float" office:value="39142">
            <text:p>39142</text:p>
          </table:table-cell>
          <table:table-cell office:value-type="float" office:value="-1356">
            <text:p>-1356</text:p>
          </table:table-cell>
          <table:table-cell office:value-type="float" office:value="-239.25">
            <text:p>-239.25</text:p>
          </table:table-cell>
          <table:table-cell office:value-type="float" office:value="-1862.25">
            <text:p>-1862.25</text:p>
          </table:table-cell>
          <table:table-cell office:value-type="float" office:value="-0.132279777582675">
            <text:p>-0.1322797776</text:p>
          </table:table-cell>
          <table:table-cell office:value-type="float" office:value="-0.0106513222331048">
            <text:p>-0.0106513222</text:p>
          </table:table-cell>
          <table:table-cell office:value-type="float" office:value="-0.047576771754126">
            <text:p>-0.0475767718</text:p>
          </table:table-cell>
          <table:table-cell office:value-type="float" office:value="0.571316739992989">
            <text:p>0.57131674</text:p>
          </table:table-cell>
          <table:table-cell office:value-type="float" office:value="0.962942735488148">
            <text:p>0.9629427355</text:p>
          </table:table-cell>
          <table:table-cell office:value-type="float" office:value="0.837917855313226">
            <text:p>0.8379178553</text:p>
          </table:table-cell>
          <table:table-cell office:value-type="float" office:value="-4.88524216861127">
            <text:p>-4.8852421686</text:p>
          </table:table-cell>
          <table:table-cell office:value-type="float" office:value="0">
            <text:p>0</text:p>
          </table:table-cell>
          <table:table-cell office:value-type="float" office:value="-14.2196359274321">
            <text:p>-14.2196359274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date" office:date-value="2021-03-27">
            <text:p>03/27/21</text:p>
          </table:table-cell>
          <table:table-cell office:value-type="float" office:value="253">
            <text:p>253</text:p>
          </table:table-cell>
          <table:table-cell office:value-type="float" office:value="11779">
            <text:p>11779</text:p>
          </table:table-cell>
          <table:table-cell office:value-type="float" office:value="42553">
            <text:p>42553</text:p>
          </table:table-cell>
          <table:table-cell office:value-type="float" office:value="23.89">
            <text:p>23.89</text:p>
          </table:table-cell>
          <table:table-cell office:value-type="float" office:value="241.8">
            <text:p>241.8</text:p>
          </table:table-cell>
          <table:table-cell office:value-type="float" office:value="11891.6">
            <text:p>11891.6</text:p>
          </table:table-cell>
          <table:table-cell office:value-type="float" office:value="38008.6">
            <text:p>38008.6</text:p>
          </table:table-cell>
          <table:table-cell office:value-type="float" office:value="25.432">
            <text:p>25.43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909">
            <text:p>909</text:p>
          </table:table-cell>
          <table:table-cell table:number-columns-repeated="2" office:value-type="float" office:value="1964">
            <text:p>1964</text:p>
          </table:table-cell>
          <table:table-cell office:value-type="float" office:value="10404">
            <text:p>10404</text:p>
          </table:table-cell>
          <table:table-cell office:value-type="float" office:value="21450">
            <text:p>21450</text:p>
          </table:table-cell>
          <table:table-cell office:value-type="float" office:value="34823">
            <text:p>34823</text:p>
          </table:table-cell>
          <table:table-cell office:value-type="float" office:value="-1079">
            <text:p>-1079</text:p>
          </table:table-cell>
          <table:table-cell office:value-type="float" office:value="-940.125">
            <text:p>-940.125</text:p>
          </table:table-cell>
          <table:table-cell office:value-type="float" office:value="-1762.125">
            <text:p>-1762.125</text:p>
          </table:table-cell>
          <table:table-cell office:value-type="float" office:value="-0.103710111495579">
            <text:p>-0.1037101115</text:p>
          </table:table-cell>
          <table:table-cell office:value-type="float" office:value="-0.0438286713286713">
            <text:p>-0.0438286713</text:p>
          </table:table-cell>
          <table:table-cell office:value-type="float" office:value="-0.0506023317922063">
            <text:p>-0.0506023318</text:p>
          </table:table-cell>
          <table:table-cell office:value-type="float" office:value="0.658095952729268">
            <text:p>0.6580959527</text:p>
          </table:table-cell>
          <table:table-cell office:value-type="float" office:value="0.850364717113306">
            <text:p>0.8503647171</text:p>
          </table:table-cell>
          <table:table-cell office:value-type="float" office:value="0.827910606853583">
            <text:p>0.8279106069</text:p>
          </table:table-cell>
          <table:table-cell office:value-type="float" office:value="-6.33060947392282">
            <text:p>-6.3306094739</text:p>
          </table:table-cell>
          <table:table-cell office:value-type="float" office:value="-15.4657633967439">
            <text:p>-15.4657633967</text:p>
          </table:table-cell>
          <table:table-cell office:value-type="float" office:value="-13.3483567338158">
            <text:p>-13.3483567338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date" office:date-value="2021-03-28">
            <text:p>03/28/21</text:p>
          </table:table-cell>
          <table:table-cell office:value-type="float" office:value="220">
            <text:p>220</text:p>
          </table:table-cell>
          <table:table-cell office:value-type="float" office:value="11805">
            <text:p>11805</text:p>
          </table:table-cell>
          <table:table-cell office:value-type="float" office:value="29301">
            <text:p>29301</text:p>
          </table:table-cell>
          <table:table-cell office:value-type="float" office:value="31">
            <text:p>31</text:p>
          </table:table-cell>
          <table:table-cell office:value-type="float" office:value="242.2">
            <text:p>242.2</text:p>
          </table:table-cell>
          <table:table-cell office:value-type="float" office:value="12050.2">
            <text:p>12050.2</text:p>
          </table:table-cell>
          <table:table-cell office:value-type="float" office:value="34616.2">
            <text:p>34616.2</text:p>
          </table:table-cell>
          <table:table-cell office:value-type="float" office:value="24.984">
            <text:p>24.98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988">
            <text:p>988</text:p>
          </table:table-cell>
          <table:table-cell office:value-type="float" office:value="2055">
            <text:p>2055</text:p>
          </table:table-cell>
          <table:table-cell office:value-type="float" office:value="12410">
            <text:p>12410</text:p>
          </table:table-cell>
          <table:table-cell office:value-type="float" office:value="21384">
            <text:p>21384</text:p>
          </table:table-cell>
          <table:table-cell office:value-type="float" office:value="31136">
            <text:p>31136</text:p>
          </table:table-cell>
          <table:table-cell office:value-type="float" office:value="-1164.875">
            <text:p>-1164.875</text:p>
          </table:table-cell>
          <table:table-cell office:value-type="float" office:value="-378">
            <text:p>-378</text:p>
          </table:table-cell>
          <table:table-cell office:value-type="float" office:value="-390">
            <text:p>-390</text:p>
          </table:table-cell>
          <table:table-cell office:value-type="float" office:value="-0.0938658340048348">
            <text:p>-0.093865834</text:p>
          </table:table-cell>
          <table:table-cell office:value-type="float" office:value="-0.0176767676767677">
            <text:p>-0.0176767677</text:p>
          </table:table-cell>
          <table:table-cell office:value-type="float" office:value="-0.0125256937307297">
            <text:p>-0.0125256937</text:p>
          </table:table-cell>
          <table:table-cell office:value-type="float" office:value="0.688738738778188">
            <text:p>0.6887387388</text:p>
          </table:table-cell>
          <table:table-cell office:value-type="float" office:value="0.93874375063769">
            <text:p>0.9387437506</text:p>
          </table:table-cell>
          <table:table-cell office:value-type="float" office:value="0.956467582229181">
            <text:p>0.9564675822</text:p>
          </table:table-cell>
          <table:table-cell office:value-type="float" office:value="-7.03217980622652">
            <text:p>-7.03217980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date" office:date-value="2021-03-29">
            <text:p>03/29/21</text:p>
          </table:table-cell>
          <table:table-cell office:value-type="float" office:value="189">
            <text:p>189</text:p>
          </table:table-cell>
          <table:table-cell office:value-type="float" office:value="12291">
            <text:p>12291</text:p>
          </table:table-cell>
          <table:table-cell office:value-type="float" office:value="42479">
            <text:p>42479</text:p>
          </table:table-cell>
          <table:table-cell office:value-type="float" office:value="17.1">
            <text:p>17.1</text:p>
          </table:table-cell>
          <table:table-cell office:value-type="float" office:value="247.6">
            <text:p>247.6</text:p>
          </table:table-cell>
          <table:table-cell office:value-type="float" office:value="12154.8">
            <text:p>12154.8</text:p>
          </table:table-cell>
          <table:table-cell office:value-type="float" office:value="33108.4">
            <text:p>33108.4</text:p>
          </table:table-cell>
          <table:table-cell office:value-type="float" office:value="23.484">
            <text:p>23.484</text:p>
          </table:table-cell>
          <table:table-cell table:number-columns-repeated="3" office:value-type="float" office:value="3">
            <text:p>3</text:p>
          </table:table-cell>
          <table:table-cell office:value-type="float" office:value="950">
            <text:p>950</text:p>
          </table:table-cell>
          <table:table-cell table:number-columns-repeated="2" office:value-type="float" office:value="2026">
            <text:p>2026</text:p>
          </table:table-cell>
          <table:table-cell office:value-type="float" office:value="11764">
            <text:p>11764</text:p>
          </table:table-cell>
          <table:table-cell office:value-type="float" office:value="18378">
            <text:p>18378</text:p>
          </table:table-cell>
          <table:table-cell office:value-type="float" office:value="32672">
            <text:p>32672</text:p>
          </table:table-cell>
          <table:table-cell office:value-type="float" office:value="-765">
            <text:p>-765</text:p>
          </table:table-cell>
          <table:table-cell office:value-type="float" office:value="-195.75">
            <text:p>-195.75</text:p>
          </table:table-cell>
          <table:table-cell office:value-type="float" office:value="-348">
            <text:p>-348</text:p>
          </table:table-cell>
          <table:table-cell office:value-type="float" office:value="-0.065028901734104">
            <text:p>-0.0650289017</text:p>
          </table:table-cell>
          <table:table-cell table:number-columns-repeated="2" office:value-type="float" office:value="-0.0106513222331048">
            <text:p>-0.0106513222</text:p>
          </table:table-cell>
          <table:table-cell office:value-type="float" office:value="0.780687209729694">
            <text:p>0.7806872097</text:p>
          </table:table-cell>
          <table:table-cell table:number-columns-repeated="2" office:value-type="float" office:value="0.962942735488148">
            <text:p>0.9629427355</text:p>
          </table:table-cell>
          <table:table-cell office:value-type="float" office:value="-10.3086060971696">
            <text:p>-10.30860609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date" office:date-value="2021-03-30">
            <text:p>03/30/21</text:p>
          </table:table-cell>
          <table:table-cell office:value-type="float" office:value="274">
            <text:p>274</text:p>
          </table:table-cell>
          <table:table-cell office:value-type="float" office:value="12553">
            <text:p>12553</text:p>
          </table:table-cell>
          <table:table-cell office:value-type="float" office:value="18455">
            <text:p>18455</text:p>
          </table:table-cell>
          <table:table-cell office:value-type="float" office:value="24.97">
            <text:p>24.97</text:p>
          </table:table-cell>
          <table:table-cell office:value-type="float" office:value="248.6">
            <text:p>248.6</text:p>
          </table:table-cell>
          <table:table-cell office:value-type="float" office:value="12211.4">
            <text:p>12211.4</text:p>
          </table:table-cell>
          <table:table-cell office:value-type="float" office:value="32686.6">
            <text:p>32686.6</text:p>
          </table:table-cell>
          <table:table-cell office:value-type="float" office:value="23.3">
            <text:p>23.3</text:p>
          </table:table-cell>
          <table:table-cell table:number-columns-repeated="3" office:value-type="float" office:value="3">
            <text:p>3</text:p>
          </table:table-cell>
          <table:table-cell office:value-type="float" office:value="916">
            <text:p>916</text:p>
          </table:table-cell>
          <table:table-cell table:number-columns-repeated="2" office:value-type="float" office:value="1998">
            <text:p>1998</text:p>
          </table:table-cell>
          <table:table-cell office:value-type="float" office:value="10251">
            <text:p>10251</text:p>
          </table:table-cell>
          <table:table-cell office:value-type="float" office:value="17666">
            <text:p>17666</text:p>
          </table:table-cell>
          <table:table-cell office:value-type="float" office:value="32016">
            <text:p>32016</text:p>
          </table:table-cell>
          <table:table-cell office:value-type="float" office:value="-1356">
            <text:p>-1356</text:p>
          </table:table-cell>
          <table:table-cell office:value-type="float" office:value="-588.5">
            <text:p>-588.5</text:p>
          </table:table-cell>
          <table:table-cell office:value-type="float" office:value="-326">
            <text:p>-326</text:p>
          </table:table-cell>
          <table:table-cell office:value-type="float" office:value="-0.132279777582675">
            <text:p>-0.1322797776</text:p>
          </table:table-cell>
          <table:table-cell office:value-type="float" office:value="-0.0333125778331258">
            <text:p>-0.0333125778</text:p>
          </table:table-cell>
          <table:table-cell office:value-type="float" office:value="-0.0101824087956022">
            <text:p>-0.0101824088</text:p>
          </table:table-cell>
          <table:table-cell office:value-type="float" office:value="0.571316739992989">
            <text:p>0.57131674</text:p>
          </table:table-cell>
          <table:table-cell office:value-type="float" office:value="0.88558104415416">
            <text:p>0.8855810442</text:p>
          </table:table-cell>
          <table:table-cell office:value-type="float" office:value="0.964564784855199">
            <text:p>0.9645647849</text:p>
          </table:table-cell>
          <table:table-cell office:value-type="float" office:value="-4.88524216861127">
            <text:p>-4.8852421686</text:p>
          </table:table-cell>
          <table:table-cell office:value-type="float" office:value="-20.4588408958219">
            <text:p>-20.45884089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date" office:date-value="2021-03-31">
            <text:p>03/31/21</text:p>
          </table:table-cell>
          <table:table-cell office:value-type="float" office:value="302">
            <text:p>302</text:p>
          </table:table-cell>
          <table:table-cell office:value-type="float" office:value="12346">
            <text:p>12346</text:p>
          </table:table-cell>
          <table:table-cell office:value-type="float" office:value="32754">
            <text:p>32754</text:p>
          </table:table-cell>
          <table:table-cell office:value-type="float" office:value="20.46">
            <text:p>20.46</text:p>
          </table:table-cell>
          <table:table-cell office:value-type="float" office:value="258">
            <text:p>258</text:p>
          </table:table-cell>
          <table:table-cell office:value-type="float" office:value="12199.8">
            <text:p>12199.8</text:p>
          </table:table-cell>
          <table:table-cell office:value-type="float" office:value="34825">
            <text:p>34825</text:p>
          </table:table-cell>
          <table:table-cell office:value-type="float" office:value="21.628">
            <text:p>21.628</text:p>
          </table:table-cell>
          <table:table-cell table:number-columns-repeated="3" office:value-type="float" office:value="3">
            <text:p>3</text:p>
          </table:table-cell>
          <table:table-cell office:value-type="float" office:value="859">
            <text:p>859</text:p>
          </table:table-cell>
          <table:table-cell table:number-columns-repeated="2" office:value-type="float" office:value="1943">
            <text:p>1943</text:p>
          </table:table-cell>
          <table:table-cell office:value-type="float" office:value="10404">
            <text:p>10404</text:p>
          </table:table-cell>
          <table:table-cell office:value-type="float" office:value="17055">
            <text:p>17055</text:p>
          </table:table-cell>
          <table:table-cell office:value-type="float" office:value="30320">
            <text:p>30320</text:p>
          </table:table-cell>
          <table:table-cell office:value-type="float" office:value="-1079">
            <text:p>-1079</text:p>
          </table:table-cell>
          <table:table-cell office:value-type="float" office:value="-160.875">
            <text:p>-160.875</text:p>
          </table:table-cell>
          <table:table-cell office:value-type="float" office:value="-286">
            <text:p>-286</text:p>
          </table:table-cell>
          <table:table-cell office:value-type="float" office:value="-0.103710111495579">
            <text:p>-0.1037101115</text:p>
          </table:table-cell>
          <table:table-cell table:number-columns-repeated="2" office:value-type="float" office:value="-0.00943271767810026">
            <text:p>-0.0094327177</text:p>
          </table:table-cell>
          <table:table-cell office:value-type="float" office:value="0.658095952729268">
            <text:p>0.6580959527</text:p>
          </table:table-cell>
          <table:table-cell table:number-columns-repeated="2" office:value-type="float" office:value="0.967159881405727">
            <text:p>0.9671598814</text:p>
          </table:table-cell>
          <table:table-cell office:value-type="float" office:value="-6.33060947392282">
            <text:p>-6.330609473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date" office:date-value="2021-04-01">
            <text:p>04/01/21</text:p>
          </table:table-cell>
          <table:table-cell office:value-type="float" office:value="258">
            <text:p>258</text:p>
          </table:table-cell>
          <table:table-cell office:value-type="float" office:value="12062">
            <text:p>12062</text:p>
          </table:table-cell>
          <table:table-cell office:value-type="float" office:value="40444">
            <text:p>40444</text:p>
          </table:table-cell>
          <table:table-cell office:value-type="float" office:value="22.97">
            <text:p>22.97</text:p>
          </table:table-cell>
          <table:table-cell office:value-type="float" office:value="268.6">
            <text:p>268.6</text:p>
          </table:table-cell>
          <table:table-cell office:value-type="float" office:value="12018.2">
            <text:p>12018.2</text:p>
          </table:table-cell>
          <table:table-cell office:value-type="float" office:value="33648.8">
            <text:p>33648.8</text:p>
          </table:table-cell>
          <table:table-cell office:value-type="float" office:value="22.928">
            <text:p>22.92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700">
            <text:p>700</text:p>
          </table:table-cell>
          <table:table-cell office:value-type="float" office:value="1780">
            <text:p>1780</text:p>
          </table:table-cell>
          <table:table-cell office:value-type="float" office:value="8534">
            <text:p>8534</text:p>
          </table:table-cell>
          <table:table-cell office:value-type="float" office:value="16126">
            <text:p>16126</text:p>
          </table:table-cell>
          <table:table-cell office:value-type="float" office:value="27968">
            <text:p>27968</text:p>
          </table:table-cell>
          <table:table-cell office:value-type="float" office:value="-422.875">
            <text:p>-422.875</text:p>
          </table:table-cell>
          <table:table-cell office:value-type="float" office:value="-957.5">
            <text:p>-957.5</text:p>
          </table:table-cell>
          <table:table-cell office:value-type="float" office:value="-578">
            <text:p>-578</text:p>
          </table:table-cell>
          <table:table-cell office:value-type="float" office:value="-0.0495517928286853">
            <text:p>-0.0495517928</text:p>
          </table:table-cell>
          <table:table-cell office:value-type="float" office:value="-0.0593761627185911">
            <text:p>-0.0593761627</text:p>
          </table:table-cell>
          <table:table-cell office:value-type="float" office:value="-0.02066647597254">
            <text:p>-0.020666476</text:p>
          </table:table-cell>
          <table:table-cell office:value-type="float" office:value="0.831381270237774">
            <text:p>0.8313812702</text:p>
          </table:table-cell>
          <table:table-cell office:value-type="float" office:value="0.799093466735333">
            <text:p>0.7990934667</text:p>
          </table:table-cell>
          <table:table-cell office:value-type="float" office:value="0.928504456425192">
            <text:p>0.9285044564</text:p>
          </table:table-cell>
          <table:table-cell office:value-type="float" office:value="-13.6388280358517">
            <text:p>-13.6388280359</text:p>
          </table:table-cell>
          <table:table-cell office:value-type="float" office:value="-11.3237200622179">
            <text:p>-11.3237200622</text:p>
          </table:table-cell>
          <table:table-cell office:value-type="float" office:value="-33.1919093479296">
            <text:p>-33.1919093479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date" office:date-value="2021-04-02">
            <text:p>04/02/21</text:p>
          </table:table-cell>
          <table:table-cell office:value-type="float" office:value="267">
            <text:p>267</text:p>
          </table:table-cell>
          <table:table-cell office:value-type="float" office:value="11747">
            <text:p>11747</text:p>
          </table:table-cell>
          <table:table-cell office:value-type="float" office:value="39993">
            <text:p>39993</text:p>
          </table:table-cell>
          <table:table-cell office:value-type="float" office:value="22.64">
            <text:p>22.64</text:p>
          </table:table-cell>
          <table:table-cell office:value-type="float" office:value="256">
            <text:p>256</text:p>
          </table:table-cell>
          <table:table-cell office:value-type="float" office:value="11821.8">
            <text:p>11821.8</text:p>
          </table:table-cell>
          <table:table-cell office:value-type="float" office:value="35376.6">
            <text:p>35376.6</text:p>
          </table:table-cell>
          <table:table-cell office:value-type="float" office:value="22.78">
            <text:p>22.7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94">
            <text:p>694</text:p>
          </table:table-cell>
          <table:table-cell office:value-type="float" office:value="1766">
            <text:p>1766</text:p>
          </table:table-cell>
          <table:table-cell office:value-type="float" office:value="6341">
            <text:p>6341</text:p>
          </table:table-cell>
          <table:table-cell office:value-type="float" office:value="14532">
            <text:p>14532</text:p>
          </table:table-cell>
          <table:table-cell office:value-type="float" office:value="25696">
            <text:p>25696</text:p>
          </table:table-cell>
          <table:table-cell office:value-type="float" office:value="-414.375">
            <text:p>-414.375</text:p>
          </table:table-cell>
          <table:table-cell office:value-type="float" office:value="-945">
            <text:p>-945</text:p>
          </table:table-cell>
          <table:table-cell office:value-type="float" office:value="-856">
            <text:p>-856</text:p>
          </table:table-cell>
          <table:table-cell office:value-type="float" office:value="-0.0653485254691689">
            <text:p>-0.0653485255</text:p>
          </table:table-cell>
          <table:table-cell office:value-type="float" office:value="-0.065028901734104">
            <text:p>-0.0650289017</text:p>
          </table:table-cell>
          <table:table-cell office:value-type="float" office:value="-0.0333125778331258">
            <text:p>-0.0333125778</text:p>
          </table:table-cell>
          <table:table-cell office:value-type="float" office:value="0.779650203228658">
            <text:p>0.7796502032</text:p>
          </table:table-cell>
          <table:table-cell office:value-type="float" office:value="0.780687209729694">
            <text:p>0.7806872097</text:p>
          </table:table-cell>
          <table:table-cell office:value-type="float" office:value="0.88558104415416">
            <text:p>0.8855810442</text:p>
          </table:table-cell>
          <table:table-cell office:value-type="float" office:value="-10.2564522050972">
            <text:p>-10.2564522051</text:p>
          </table:table-cell>
          <table:table-cell office:value-type="float" office:value="-10.3086060971696">
            <text:p>-10.3086060972</text:p>
          </table:table-cell>
          <table:table-cell office:value-type="float" office:value="-20.4588408958219">
            <text:p>-20.458840895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date" office:date-value="2021-04-03">
            <text:p>04/03/21</text:p>
          </table:table-cell>
          <table:table-cell office:value-type="float" office:value="242">
            <text:p>242</text:p>
          </table:table-cell>
          <table:table-cell office:value-type="float" office:value="11383">
            <text:p>11383</text:p>
          </table:table-cell>
          <table:table-cell office:value-type="float" office:value="36598">
            <text:p>36598</text:p>
          </table:table-cell>
          <table:table-cell office:value-type="float" office:value="23.6">
            <text:p>23.6</text:p>
          </table:table-cell>
          <table:table-cell office:value-type="float" office:value="238.2">
            <text:p>238.2</text:p>
          </table:table-cell>
          <table:table-cell office:value-type="float" office:value="11713.8">
            <text:p>11713.8</text:p>
          </table:table-cell>
          <table:table-cell office:value-type="float" office:value="32607.4">
            <text:p>32607.4</text:p>
          </table:table-cell>
          <table:table-cell office:value-type="float" office:value="22.786">
            <text:p>22.78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788">
            <text:p>788</text:p>
          </table:table-cell>
          <table:table-cell office:value-type="float" office:value="1852">
            <text:p>1852</text:p>
          </table:table-cell>
          <table:table-cell office:value-type="float" office:value="8347">
            <text:p>8347</text:p>
          </table:table-cell>
          <table:table-cell office:value-type="float" office:value="14688">
            <text:p>14688</text:p>
          </table:table-cell>
          <table:table-cell office:value-type="float" office:value="25648">
            <text:p>25648</text:p>
          </table:table-cell>
          <table:table-cell office:value-type="float" office:value="-333.625">
            <text:p>-333.625</text:p>
          </table:table-cell>
          <table:table-cell office:value-type="float" office:value="-891">
            <text:p>-891</text:p>
          </table:table-cell>
          <table:table-cell office:value-type="float" office:value="-820">
            <text:p>-820</text:p>
          </table:table-cell>
          <table:table-cell office:value-type="float" office:value="-0.039969450101833">
            <text:p>-0.0399694501</text:p>
          </table:table-cell>
          <table:table-cell office:value-type="float" office:value="-0.0606617647058824">
            <text:p>-0.0606617647</text:p>
          </table:table-cell>
          <table:table-cell office:value-type="float" office:value="-0.0319713038053649">
            <text:p>-0.0319713038</text:p>
          </table:table-cell>
          <table:table-cell office:value-type="float" office:value="0.863238136248813">
            <text:p>0.8632381362</text:p>
          </table:table-cell>
          <table:table-cell office:value-type="float" office:value="0.794896328935986">
            <text:p>0.7948963289</text:p>
          </table:table-cell>
          <table:table-cell office:value-type="float" office:value="0.890103878644572">
            <text:p>0.8901038786</text:p>
          </table:table-cell>
          <table:table-cell office:value-type="float" office:value="-16.9929947068983">
            <text:p>-16.9929947069</text:p>
          </table:table-cell>
          <table:table-cell office:value-type="float" office:value="-11.0762381521496">
            <text:p>-11.0762381521</text:p>
          </table:table-cell>
          <table:table-cell office:value-type="float" office:value="-21.3318408674665">
            <text:p>-21.3318408675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date" office:date-value="2021-04-04">
            <text:p>04/04/21</text:p>
          </table:table-cell>
          <table:table-cell office:value-type="float" office:value="211">
            <text:p>211</text:p>
          </table:table-cell>
          <table:table-cell office:value-type="float" office:value="11571">
            <text:p>11571</text:p>
          </table:table-cell>
          <table:table-cell office:value-type="float" office:value="27094">
            <text:p>27094</text:p>
          </table:table-cell>
          <table:table-cell office:value-type="float" office:value="24.23">
            <text:p>24.23</text:p>
          </table:table-cell>
          <table:table-cell office:value-type="float" office:value="220.6">
            <text:p>220.6</text:p>
          </table:table-cell>
          <table:table-cell office:value-type="float" office:value="11702.8">
            <text:p>11702.8</text:p>
          </table:table-cell>
          <table:table-cell office:value-type="float" office:value="26757.4">
            <text:p>26757.4</text:p>
          </table:table-cell>
          <table:table-cell office:value-type="float" office:value="21.568">
            <text:p>21.568</text:p>
          </table:table-cell>
          <table:table-cell table:number-columns-repeated="3" office:value-type="float" office:value="3">
            <text:p>3</text:p>
          </table:table-cell>
          <table:table-cell office:value-type="float" office:value="891">
            <text:p>891</text:p>
          </table:table-cell>
          <table:table-cell table:number-columns-repeated="2" office:value-type="float" office:value="1946">
            <text:p>1946</text:p>
          </table:table-cell>
          <table:table-cell office:value-type="float" office:value="9690">
            <text:p>9690</text:p>
          </table:table-cell>
          <table:table-cell office:value-type="float" office:value="15910">
            <text:p>15910</text:p>
          </table:table-cell>
          <table:table-cell office:value-type="float" office:value="27344">
            <text:p>27344</text:p>
          </table:table-cell>
          <table:table-cell office:value-type="float" office:value="-178.5">
            <text:p>-178.5</text:p>
          </table:table-cell>
          <table:table-cell office:value-type="float" office:value="-288.75">
            <text:p>-288.75</text:p>
          </table:table-cell>
          <table:table-cell office:value-type="float" office:value="-994">
            <text:p>-994</text:p>
          </table:table-cell>
          <table:table-cell office:value-type="float" office:value="-0.0184210526315789">
            <text:p>-0.0184210526</text:p>
          </table:table-cell>
          <table:table-cell office:value-type="float" office:value="-0.0181489629164048">
            <text:p>-0.0181489629</text:p>
          </table:table-cell>
          <table:table-cell office:value-type="float" office:value="-0.0363516676418958">
            <text:p>-0.0363516676</text:p>
          </table:table-cell>
          <table:table-cell office:value-type="float" office:value="0.936191412742382">
            <text:p>0.9361914127</text:p>
          </table:table-cell>
          <table:table-cell office:value-type="float" office:value="0.937124224108268">
            <text:p>0.9371242241</text:p>
          </table:table-cell>
          <table:table-cell office:value-type="float" office:value="0.875359192984444">
            <text:p>0.875359193</text:p>
          </table:table-cell>
          <table:table-cell table:number-columns-repeated="2" office:value-type="float" office:value="0">
            <text:p>0</text:p>
          </table:table-cell>
          <table:table-cell office:value-type="float" office:value="-18.719111034175">
            <text:p>-18.7191110342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date" office:date-value="2021-04-05">
            <text:p>04/05/21</text:p>
          </table:table-cell>
          <table:table-cell office:value-type="float" office:value="213">
            <text:p>213</text:p>
          </table:table-cell>
          <table:table-cell office:value-type="float" office:value="11806">
            <text:p>11806</text:p>
          </table:table-cell>
          <table:table-cell office:value-type="float" office:value="18908">
            <text:p>18908</text:p>
          </table:table-cell>
          <table:table-cell office:value-type="float" office:value="20.49">
            <text:p>20.49</text:p>
          </table:table-cell>
          <table:table-cell office:value-type="float" office:value="229.4">
            <text:p>229.4</text:p>
          </table:table-cell>
          <table:table-cell office:value-type="float" office:value="11793.8">
            <text:p>11793.8</text:p>
          </table:table-cell>
          <table:table-cell office:value-type="float" office:value="21199">
            <text:p>21199</text:p>
          </table:table-cell>
          <table:table-cell office:value-type="float" office:value="20.208">
            <text:p>20.208</text:p>
          </table:table-cell>
          <table:table-cell table:number-columns-repeated="3" office:value-type="float" office:value="3">
            <text:p>3</text:p>
          </table:table-cell>
          <table:table-cell office:value-type="float" office:value="997">
            <text:p>997</text:p>
          </table:table-cell>
          <table:table-cell table:number-columns-repeated="2" office:value-type="float" office:value="2042">
            <text:p>2042</text:p>
          </table:table-cell>
          <table:table-cell office:value-type="float" office:value="8534">
            <text:p>8534</text:p>
          </table:table-cell>
          <table:table-cell office:value-type="float" office:value="14311">
            <text:p>14311</text:p>
          </table:table-cell>
          <table:table-cell office:value-type="float" office:value="26512">
            <text:p>26512</text:p>
          </table:table-cell>
          <table:table-cell office:value-type="float" office:value="-422.875">
            <text:p>-422.875</text:p>
          </table:table-cell>
          <table:table-cell office:value-type="float" office:value="-372.625">
            <text:p>-372.625</text:p>
          </table:table-cell>
          <table:table-cell office:value-type="float" office:value="-1022">
            <text:p>-1022</text:p>
          </table:table-cell>
          <table:table-cell office:value-type="float" office:value="-0.0495517928286853">
            <text:p>-0.0495517928</text:p>
          </table:table-cell>
          <table:table-cell office:value-type="float" office:value="-0.0260376633358955">
            <text:p>-0.0260376633</text:p>
          </table:table-cell>
          <table:table-cell office:value-type="float" office:value="-0.0385485817742909">
            <text:p>-0.0385485818</text:p>
          </table:table-cell>
          <table:table-cell office:value-type="float" office:value="0.831381270237774">
            <text:p>0.8313812702</text:p>
          </table:table-cell>
          <table:table-cell office:value-type="float" office:value="0.910196979751873">
            <text:p>0.9101969798</text:p>
          </table:table-cell>
          <table:table-cell office:value-type="float" office:value="0.867992510377328">
            <text:p>0.8679925104</text:p>
          </table:table-cell>
          <table:table-cell office:value-type="float" office:value="-13.6388280358517">
            <text:p>-13.6388280359</text:p>
          </table:table-cell>
          <table:table-cell office:value-type="float" office:value="-26.272846621456">
            <text:p>-26.2728466215</text:p>
          </table:table-cell>
          <table:table-cell office:value-type="float" office:value="-17.6322888841202">
            <text:p>-17.6322888841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date" office:date-value="2021-04-06">
            <text:p>04/06/21</text:p>
          </table:table-cell>
          <table:table-cell office:value-type="float" office:value="170">
            <text:p>170</text:p>
          </table:table-cell>
          <table:table-cell office:value-type="float" office:value="12007">
            <text:p>12007</text:p>
          </table:table-cell>
          <table:table-cell office:value-type="float" office:value="11194">
            <text:p>11194</text:p>
          </table:table-cell>
          <table:table-cell office:value-type="float" office:value="16.88">
            <text:p>16.88</text:p>
          </table:table-cell>
          <table:table-cell office:value-type="float" office:value="235.4">
            <text:p>235.4</text:p>
          </table:table-cell>
          <table:table-cell office:value-type="float" office:value="11849.8">
            <text:p>11849.8</text:p>
          </table:table-cell>
          <table:table-cell office:value-type="float" office:value="19884">
            <text:p>19884</text:p>
          </table:table-cell>
          <table:table-cell office:value-type="float" office:value="18.694">
            <text:p>18.69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965">
            <text:p>965</text:p>
          </table:table-cell>
          <table:table-cell office:value-type="float" office:value="2001">
            <text:p>2001</text:p>
          </table:table-cell>
          <table:table-cell office:value-type="float" office:value="6341">
            <text:p>6341</text:p>
          </table:table-cell>
          <table:table-cell office:value-type="float" office:value="12692">
            <text:p>12692</text:p>
          </table:table-cell>
          <table:table-cell office:value-type="float" office:value="25824">
            <text:p>25824</text:p>
          </table:table-cell>
          <table:table-cell office:value-type="float" office:value="-414.375">
            <text:p>-414.375</text:p>
          </table:table-cell>
          <table:table-cell office:value-type="float" office:value="-266">
            <text:p>-266</text:p>
          </table:table-cell>
          <table:table-cell office:value-type="float" office:value="-566">
            <text:p>-566</text:p>
          </table:table-cell>
          <table:table-cell office:value-type="float" office:value="-0.0653485254691689">
            <text:p>-0.0653485255</text:p>
          </table:table-cell>
          <table:table-cell office:value-type="float" office:value="-0.0209580838323353">
            <text:p>-0.0209580838</text:p>
          </table:table-cell>
          <table:table-cell office:value-type="float" office:value="-0.0219175960346964">
            <text:p>-0.021917596</text:p>
          </table:table-cell>
          <table:table-cell office:value-type="float" office:value="0.779650203228658">
            <text:p>0.7796502032</text:p>
          </table:table-cell>
          <table:table-cell office:value-type="float" office:value="0.927507619491556">
            <text:p>0.9275076195</text:p>
          </table:table-cell>
          <table:table-cell office:value-type="float" office:value="0.924229960669805">
            <text:p>0.9242299607</text:p>
          </table:table-cell>
          <table:table-cell office:value-type="float" office:value="-10.2564522050972">
            <text:p>-10.2564522051</text:p>
          </table:table-cell>
          <table:table-cell office:value-type="float" office:value="-32.7252255818978">
            <text:p>-32.7252255819</text:p>
          </table:table-cell>
          <table:table-cell office:value-type="float" office:value="-31.2772926036074">
            <text:p>-31.2772926036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date" office:date-value="2021-04-07">
            <text:p>04/07/21</text:p>
          </table:table-cell>
          <table:table-cell office:value-type="float" office:value="311">
            <text:p>311</text:p>
          </table:table-cell>
          <table:table-cell office:value-type="float" office:value="12202">
            <text:p>12202</text:p>
          </table:table-cell>
          <table:table-cell office:value-type="float" office:value="12201">
            <text:p>12201</text:p>
          </table:table-cell>
          <table:table-cell office:value-type="float" office:value="15.84">
            <text:p>15.84</text:p>
          </table:table-cell>
          <table:table-cell office:value-type="float" office:value="250.2">
            <text:p>250.2</text:p>
          </table:table-cell>
          <table:table-cell office:value-type="float" office:value="11808.2">
            <text:p>11808.2</text:p>
          </table:table-cell>
          <table:table-cell office:value-type="float" office:value="21605.8">
            <text:p>21605.8</text:p>
          </table:table-cell>
          <table:table-cell office:value-type="float" office:value="17.952">
            <text:p>17.952</text:p>
          </table:table-cell>
          <table:table-cell table:number-columns-repeated="3" office:value-type="float" office:value="3">
            <text:p>3</text:p>
          </table:table-cell>
          <table:table-cell office:value-type="float" office:value="869">
            <text:p>869</text:p>
          </table:table-cell>
          <table:table-cell table:number-columns-repeated="2" office:value-type="float" office:value="1895">
            <text:p>1895</text:p>
          </table:table-cell>
          <table:table-cell office:value-type="float" office:value="8347">
            <text:p>8347</text:p>
          </table:table-cell>
          <table:table-cell office:value-type="float" office:value="13431">
            <text:p>13431</text:p>
          </table:table-cell>
          <table:table-cell office:value-type="float" office:value="25456">
            <text:p>25456</text:p>
          </table:table-cell>
          <table:table-cell office:value-type="float" office:value="-333.625">
            <text:p>-333.625</text:p>
          </table:table-cell>
          <table:table-cell office:value-type="float" office:value="78.125">
            <text:p>78.125</text:p>
          </table:table-cell>
          <table:table-cell office:value-type="float" office:value="-462">
            <text:p>-462</text:p>
          </table:table-cell>
          <table:table-cell office:value-type="float" office:value="-0.039969450101833">
            <text:p>-0.0399694501</text:p>
          </table:table-cell>
          <table:table-cell office:value-type="float" office:value="0.00581676718040354">
            <text:p>0.0058167672</text:p>
          </table:table-cell>
          <table:table-cell office:value-type="float" office:value="-0.0181489629164048">
            <text:p>-0.0181489629</text:p>
          </table:table-cell>
          <table:table-cell office:value-type="float" office:value="0.863238136248813">
            <text:p>0.8632381362</text:p>
          </table:table-cell>
          <table:table-cell office:value-type="float" office:value="1.02042500130106">
            <text:p>1.0204250013</text:p>
          </table:table-cell>
          <table:table-cell office:value-type="float" office:value="0.937124224108268">
            <text:p>0.9371242241</text:p>
          </table:table-cell>
          <table:table-cell office:value-type="float" office:value="-16.9929947068983">
            <text:p>-16.99299470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date" office:date-value="2021-04-08">
            <text:p>04/08/21</text:p>
          </table:table-cell>
          <table:table-cell office:value-type="float" office:value="272">
            <text:p>272</text:p>
          </table:table-cell>
          <table:table-cell office:value-type="float" office:value="11663">
            <text:p>11663</text:p>
          </table:table-cell>
          <table:table-cell office:value-type="float" office:value="30023">
            <text:p>30023</text:p>
          </table:table-cell>
          <table:table-cell office:value-type="float" office:value="16.03">
            <text:p>16.03</text:p>
          </table:table-cell>
          <table:table-cell office:value-type="float" office:value="256.6">
            <text:p>256.6</text:p>
          </table:table-cell>
          <table:table-cell office:value-type="float" office:value="11631.2">
            <text:p>11631.2</text:p>
          </table:table-cell>
          <table:table-cell office:value-type="float" office:value="25146.6">
            <text:p>25146.6</text:p>
          </table:table-cell>
          <table:table-cell office:value-type="float" office:value="18.254">
            <text:p>18.254</text:p>
          </table:table-cell>
          <table:table-cell table:number-columns-repeated="3" office:value-type="float" office:value="3">
            <text:p>3</text:p>
          </table:table-cell>
          <table:table-cell office:value-type="float" office:value="733">
            <text:p>733</text:p>
          </table:table-cell>
          <table:table-cell table:number-columns-repeated="2" office:value-type="float" office:value="1748">
            <text:p>1748</text:p>
          </table:table-cell>
          <table:table-cell office:value-type="float" office:value="9036">
            <text:p>9036</text:p>
          </table:table-cell>
          <table:table-cell office:value-type="float" office:value="13915">
            <text:p>13915</text:p>
          </table:table-cell>
          <table:table-cell office:value-type="float" office:value="22368">
            <text:p>22368</text:p>
          </table:table-cell>
          <table:table-cell office:value-type="float" office:value="-447.75">
            <text:p>-447.75</text:p>
          </table:table-cell>
          <table:table-cell office:value-type="float" office:value="-398.875">
            <text:p>-398.875</text:p>
          </table:table-cell>
          <table:table-cell office:value-type="float" office:value="-816">
            <text:p>-816</text:p>
          </table:table-cell>
          <table:table-cell office:value-type="float" office:value="-0.0495517928286853">
            <text:p>-0.0495517928</text:p>
          </table:table-cell>
          <table:table-cell office:value-type="float" office:value="-0.0286651095939633">
            <text:p>-0.0286651096</text:p>
          </table:table-cell>
          <table:table-cell office:value-type="float" office:value="-0.036480686695279">
            <text:p>-0.0364806867</text:p>
          </table:table-cell>
          <table:table-cell office:value-type="float" office:value="0.831381270237774">
            <text:p>0.8313812702</text:p>
          </table:table-cell>
          <table:table-cell office:value-type="float" office:value="0.901282625896875">
            <text:p>0.9012826259</text:p>
          </table:table-cell>
          <table:table-cell office:value-type="float" office:value="0.874926043949972">
            <text:p>0.8749260439</text:p>
          </table:table-cell>
          <table:table-cell office:value-type="float" office:value="-13.6388280358517">
            <text:p>-13.6388280359</text:p>
          </table:table-cell>
          <table:table-cell office:value-type="float" office:value="-23.8326127069661">
            <text:p>-23.832612707</text:p>
          </table:table-cell>
          <table:table-cell office:value-type="float" office:value="-18.6516672747771">
            <text:p>-18.6516672748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date" office:date-value="2021-04-09">
            <text:p>04/09/21</text:p>
          </table:table-cell>
          <table:table-cell office:value-type="float" office:value="285">
            <text:p>285</text:p>
          </table:table-cell>
          <table:table-cell office:value-type="float" office:value="11363">
            <text:p>11363</text:p>
          </table:table-cell>
          <table:table-cell office:value-type="float" office:value="35703">
            <text:p>35703</text:p>
          </table:table-cell>
          <table:table-cell office:value-type="float" office:value="20.52">
            <text:p>20.52</text:p>
          </table:table-cell>
          <table:table-cell office:value-type="float" office:value="263.8">
            <text:p>263.8</text:p>
          </table:table-cell>
          <table:table-cell office:value-type="float" office:value="11326.6">
            <text:p>11326.6</text:p>
          </table:table-cell>
          <table:table-cell office:value-type="float" office:value="30280.6">
            <text:p>30280.6</text:p>
          </table:table-cell>
          <table:table-cell office:value-type="float" office:value="18.294">
            <text:p>18.294</text:p>
          </table:table-cell>
          <table:table-cell table:number-columns-repeated="3" office:value-type="float" office:value="3">
            <text:p>3</text:p>
          </table:table-cell>
          <table:table-cell office:value-type="float" office:value="603">
            <text:p>603</text:p>
          </table:table-cell>
          <table:table-cell office:value-type="float" office:value="996">
            <text:p>996</text:p>
          </table:table-cell>
          <table:table-cell office:value-type="float" office:value="1606">
            <text:p>1606</text:p>
          </table:table-cell>
          <table:table-cell office:value-type="float" office:value="6714">
            <text:p>6714</text:p>
          </table:table-cell>
          <table:table-cell office:value-type="float" office:value="12189">
            <text:p>12189</text:p>
          </table:table-cell>
          <table:table-cell office:value-type="float" office:value="19792">
            <text:p>19792</text:p>
          </table:table-cell>
          <table:table-cell office:value-type="float" office:value="-438.75">
            <text:p>-438.75</text:p>
          </table:table-cell>
          <table:table-cell office:value-type="float" office:value="-588.625">
            <text:p>-588.625</text:p>
          </table:table-cell>
          <table:table-cell office:value-type="float" office:value="-842">
            <text:p>-842</text:p>
          </table:table-cell>
          <table:table-cell office:value-type="float" office:value="-0.0653485254691689">
            <text:p>-0.0653485255</text:p>
          </table:table-cell>
          <table:table-cell office:value-type="float" office:value="-0.0482914923291492">
            <text:p>-0.0482914923</text:p>
          </table:table-cell>
          <table:table-cell office:value-type="float" office:value="-0.0425424413904608">
            <text:p>-0.0425424414</text:p>
          </table:table-cell>
          <table:table-cell office:value-type="float" office:value="0.779650203228658">
            <text:p>0.7796502032</text:p>
          </table:table-cell>
          <table:table-cell office:value-type="float" office:value="0.835550630581475">
            <text:p>0.8355506306</text:p>
          </table:table-cell>
          <table:table-cell office:value-type="float" office:value="0.85464877939953">
            <text:p>0.8546487794</text:p>
          </table:table-cell>
          <table:table-cell office:value-type="float" office:value="-10.2564522050972">
            <text:p>-10.2564522051</text:p>
          </table:table-cell>
          <table:table-cell office:value-type="float" office:value="-14.0039690416407">
            <text:p>-14.0039690416</text:p>
          </table:table-cell>
          <table:table-cell office:value-type="float" office:value="-15.9439901578523">
            <text:p>-15.9439901579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date" office:date-value="2021-04-10">
            <text:p>04/10/21</text:p>
          </table:table-cell>
          <table:table-cell office:value-type="float" office:value="245">
            <text:p>245</text:p>
          </table:table-cell>
          <table:table-cell office:value-type="float" office:value="10921">
            <text:p>10921</text:p>
          </table:table-cell>
          <table:table-cell office:value-type="float" office:value="36612">
            <text:p>36612</text:p>
          </table:table-cell>
          <table:table-cell office:value-type="float" office:value="22">
            <text:p>22</text:p>
          </table:table-cell>
          <table:table-cell office:value-type="float" office:value="259.8">
            <text:p>259.8</text:p>
          </table:table-cell>
          <table:table-cell office:value-type="float" office:value="11034.2">
            <text:p>11034.2</text:p>
          </table:table-cell>
          <table:table-cell office:value-type="float" office:value="33112.4">
            <text:p>33112.4</text:p>
          </table:table-cell>
          <table:table-cell office:value-type="float" office:value="18.978">
            <text:p>18.978</text:p>
          </table:table-cell>
          <table:table-cell table:number-columns-repeated="3" office:value-type="float" office:value="3">
            <text:p>3</text:p>
          </table:table-cell>
          <table:table-cell office:value-type="float" office:value="612">
            <text:p>612</text:p>
          </table:table-cell>
          <table:table-cell office:value-type="float" office:value="997">
            <text:p>997</text:p>
          </table:table-cell>
          <table:table-cell office:value-type="float" office:value="1603">
            <text:p>1603</text:p>
          </table:table-cell>
          <table:table-cell office:value-type="float" office:value="8449">
            <text:p>8449</text:p>
          </table:table-cell>
          <table:table-cell office:value-type="float" office:value="13345">
            <text:p>13345</text:p>
          </table:table-cell>
          <table:table-cell office:value-type="float" office:value="21168">
            <text:p>21168</text:p>
          </table:table-cell>
          <table:table-cell office:value-type="float" office:value="319.375">
            <text:p>319.375</text:p>
          </table:table-cell>
          <table:table-cell office:value-type="float" office:value="155.625">
            <text:p>155.625</text:p>
          </table:table-cell>
          <table:table-cell office:value-type="float" office:value="-786">
            <text:p>-786</text:p>
          </table:table-cell>
          <table:table-cell office:value-type="float" office:value="0.0378003314001657">
            <text:p>0.0378003314</text:p>
          </table:table-cell>
          <table:table-cell office:value-type="float" office:value="0.0116616710378419">
            <text:p>0.011661671</text:p>
          </table:table-cell>
          <table:table-cell office:value-type="float" office:value="-0.0371315192743764">
            <text:p>-0.0371315193</text:p>
          </table:table-cell>
          <table:table-cell office:value-type="float" office:value="1.13510173540635">
            <text:p>1.1351017354</text:p>
          </table:table-cell>
          <table:table-cell office:value-type="float" office:value="1.04108239799238">
            <text:p>1.041082398</text:p>
          </table:table-cell>
          <table:table-cell office:value-type="float" office:value="0.872742031997984">
            <text:p>0.872742032</text:p>
          </table:table-cell>
          <table:table-cell office:value-type="float" office:value="18.6814966968172">
            <text:p>18.6814966968</text:p>
          </table:table-cell>
          <table:table-cell office:value-type="float" office:value="0">
            <text:p>0</text:p>
          </table:table-cell>
          <table:table-cell office:value-type="float" office:value="-18.3185939038089">
            <text:p>-18.3185939038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date" office:date-value="2021-04-11">
            <text:p>04/11/21</text:p>
          </table:table-cell>
          <table:table-cell office:value-type="float" office:value="206">
            <text:p>206</text:p>
          </table:table-cell>
          <table:table-cell office:value-type="float" office:value="10484">
            <text:p>10484</text:p>
          </table:table-cell>
          <table:table-cell office:value-type="float" office:value="36864">
            <text:p>36864</text:p>
          </table:table-cell>
          <table:table-cell office:value-type="float" office:value="17.08">
            <text:p>17.08</text:p>
          </table:table-cell>
          <table:table-cell office:value-type="float" office:value="259.8">
            <text:p>259.8</text:p>
          </table:table-cell>
          <table:table-cell office:value-type="float" office:value="10865.2">
            <text:p>10865.2</text:p>
          </table:table-cell>
          <table:table-cell office:value-type="float" office:value="30201.2">
            <text:p>30201.2</text:p>
          </table:table-cell>
          <table:table-cell office:value-type="float" office:value="19.44">
            <text:p>19.4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730">
            <text:p>730</text:p>
          </table:table-cell>
          <table:table-cell office:value-type="float" office:value="1709">
            <text:p>1709</text:p>
          </table:table-cell>
          <table:table-cell office:value-type="float" office:value="8687">
            <text:p>8687</text:p>
          </table:table-cell>
          <table:table-cell office:value-type="float" office:value="13680">
            <text:p>13680</text:p>
          </table:table-cell>
          <table:table-cell office:value-type="float" office:value="21952">
            <text:p>21952</text:p>
          </table:table-cell>
          <table:table-cell office:value-type="float" office:value="-40.5">
            <text:p>-40.5</text:p>
          </table:table-cell>
          <table:table-cell office:value-type="float" office:value="-252">
            <text:p>-252</text:p>
          </table:table-cell>
          <table:table-cell office:value-type="float" office:value="-652">
            <text:p>-652</text:p>
          </table:table-cell>
          <table:table-cell office:value-type="float" office:value="-0.00466213882813399">
            <text:p>-0.0046621388</text:p>
          </table:table-cell>
          <table:table-cell office:value-type="float" office:value="-0.0184210526315789">
            <text:p>-0.0184210526</text:p>
          </table:table-cell>
          <table:table-cell office:value-type="float" office:value="-0.029701166180758">
            <text:p>-0.0297011662</text:p>
          </table:table-cell>
          <table:table-cell office:value-type="float" office:value="0.983725115756899">
            <text:p>0.9837251158</text:p>
          </table:table-cell>
          <table:table-cell office:value-type="float" office:value="0.936191412742382">
            <text:p>0.9361914127</text:p>
          </table:table-cell>
          <table:table-cell office:value-type="float" office:value="0.897774950541441">
            <text:p>0.8977749505</text:p>
          </table:table-cell>
          <table:table-cell table:number-columns-repeated="2" office:value-type="float" office:value="0">
            <text:p>0</text:p>
          </table:table-cell>
          <table:table-cell office:value-type="float" office:value="-22.9890573934728">
            <text:p>-22.9890573935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date" office:date-value="2021-04-12">
            <text:p>04/12/21</text:p>
          </table:table-cell>
          <table:table-cell office:value-type="float" office:value="291">
            <text:p>291</text:p>
          </table:table-cell>
          <table:table-cell office:value-type="float" office:value="10740">
            <text:p>10740</text:p>
          </table:table-cell>
          <table:table-cell office:value-type="float" office:value="26360">
            <text:p>26360</text:p>
          </table:table-cell>
          <table:table-cell office:value-type="float" office:value="19.26">
            <text:p>19.26</text:p>
          </table:table-cell>
          <table:table-cell office:value-type="float" office:value="259.8">
            <text:p>259.8</text:p>
          </table:table-cell>
          <table:table-cell office:value-type="float" office:value="10665.4">
            <text:p>10665.4</text:p>
          </table:table-cell>
          <table:table-cell office:value-type="float" office:value="30096.8">
            <text:p>30096.8</text:p>
          </table:table-cell>
          <table:table-cell office:value-type="float" office:value="17.38">
            <text:p>17.3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692">
            <text:p>692</text:p>
          </table:table-cell>
          <table:table-cell office:value-type="float" office:value="1657">
            <text:p>1657</text:p>
          </table:table-cell>
          <table:table-cell office:value-type="float" office:value="7982">
            <text:p>7982</text:p>
          </table:table-cell>
          <table:table-cell office:value-type="float" office:value="12744">
            <text:p>12744</text:p>
          </table:table-cell>
          <table:table-cell office:value-type="float" office:value="20816">
            <text:p>20816</text:p>
          </table:table-cell>
          <table:table-cell office:value-type="float" office:value="-443.625">
            <text:p>-443.625</text:p>
          </table:table-cell>
          <table:table-cell office:value-type="float" office:value="-87">
            <text:p>-87</text:p>
          </table:table-cell>
          <table:table-cell office:value-type="float" office:value="-542">
            <text:p>-542</text:p>
          </table:table-cell>
          <table:table-cell office:value-type="float" office:value="-0.0555781758957655">
            <text:p>-0.0555781759</text:p>
          </table:table-cell>
          <table:table-cell office:value-type="float" office:value="-0.00682674199623352">
            <text:p>-0.006826742</text:p>
          </table:table-cell>
          <table:table-cell office:value-type="float" office:value="-0.0260376633358955">
            <text:p>-0.0260376633</text:p>
          </table:table-cell>
          <table:table-cell office:value-type="float" office:value="0.811530694291186">
            <text:p>0.8115306943</text:p>
          </table:table-cell>
          <table:table-cell office:value-type="float" office:value="0.976197747649498">
            <text:p>0.9761977476</text:p>
          </table:table-cell>
          <table:table-cell office:value-type="float" office:value="0.910196979751873">
            <text:p>0.9101969798</text:p>
          </table:table-cell>
          <table:table-cell office:value-type="float" office:value="-12.1216948555376">
            <text:p>-12.1216948555</text:p>
          </table:table-cell>
          <table:table-cell office:value-type="float" office:value="0">
            <text:p>0</text:p>
          </table:table-cell>
          <table:table-cell office:value-type="float" office:value="-26.272846621456">
            <text:p>-26.272846621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date" office:date-value="2021-04-13">
            <text:p>04/13/21</text:p>
          </table:table-cell>
          <table:table-cell office:value-type="float" office:value="272">
            <text:p>272</text:p>
          </table:table-cell>
          <table:table-cell office:value-type="float" office:value="10818">
            <text:p>10818</text:p>
          </table:table-cell>
          <table:table-cell office:value-type="float" office:value="15467">
            <text:p>15467</text:p>
          </table:table-cell>
          <table:table-cell office:value-type="float" office:value="18.34">
            <text:p>18.34</text:p>
          </table:table-cell>
          <table:table-cell office:value-type="float" office:value="262">
            <text:p>262</text:p>
          </table:table-cell>
          <table:table-cell office:value-type="float" office:value="10450.8">
            <text:p>10450.8</text:p>
          </table:table-cell>
          <table:table-cell office:value-type="float" office:value="27162.8">
            <text:p>27162.8</text:p>
          </table:table-cell>
          <table:table-cell office:value-type="float" office:value="17.818">
            <text:p>17.8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668">
            <text:p>668</text:p>
          </table:table-cell>
          <table:table-cell office:value-type="float" office:value="1614">
            <text:p>1614</text:p>
          </table:table-cell>
          <table:table-cell office:value-type="float" office:value="8041">
            <text:p>8041</text:p>
          </table:table-cell>
          <table:table-cell office:value-type="float" office:value="11918">
            <text:p>11918</text:p>
          </table:table-cell>
          <table:table-cell office:value-type="float" office:value="19776">
            <text:p>19776</text:p>
          </table:table-cell>
          <table:table-cell office:value-type="float" office:value="-125.5">
            <text:p>-125.5</text:p>
          </table:table-cell>
          <table:table-cell office:value-type="float" office:value="-161.875">
            <text:p>-161.875</text:p>
          </table:table-cell>
          <table:table-cell office:value-type="float" office:value="377">
            <text:p>377</text:p>
          </table:table-cell>
          <table:table-cell office:value-type="float" office:value="-0.0156075115035443">
            <text:p>-0.0156075115</text:p>
          </table:table-cell>
          <table:table-cell office:value-type="float" office:value="-0.0135823963752307">
            <text:p>-0.0135823964</text:p>
          </table:table-cell>
          <table:table-cell office:value-type="float" office:value="0.0190635113268608">
            <text:p>0.0190635113</text:p>
          </table:table-cell>
          <table:table-cell office:value-type="float" office:value="0.945851154791648">
            <text:p>0.9458511548</text:p>
          </table:table-cell>
          <table:table-cell office:value-type="float" office:value="0.952823196409628">
            <text:p>0.9528231964</text:p>
          </table:table-cell>
          <table:table-cell office:value-type="float" office:value="1.06743458787367">
            <text:p>1.067434587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date" office:date-value="2021-04-14">
            <text:p>04/14/21</text:p>
          </table:table-cell>
          <table:table-cell office:value-type="float" office:value="285">
            <text:p>285</text:p>
          </table:table-cell>
          <table:table-cell office:value-type="float" office:value="10364">
            <text:p>10364</text:p>
          </table:table-cell>
          <table:table-cell office:value-type="float" office:value="35181">
            <text:p>35181</text:p>
          </table:table-cell>
          <table:table-cell office:value-type="float" office:value="10.22">
            <text:p>10.22</text:p>
          </table:table-cell>
          <table:table-cell office:value-type="float" office:value="269">
            <text:p>269</text:p>
          </table:table-cell>
          <table:table-cell office:value-type="float" office:value="10245.8">
            <text:p>10245.8</text:p>
          </table:table-cell>
          <table:table-cell office:value-type="float" office:value="26194.6">
            <text:p>26194.6</text:p>
          </table:table-cell>
          <table:table-cell office:value-type="float" office:value="17.66">
            <text:p>17.6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668">
            <text:p>668</text:p>
          </table:table-cell>
          <table:table-cell office:value-type="float" office:value="1591">
            <text:p>1591</text:p>
          </table:table-cell>
          <table:table-cell office:value-type="float" office:value="7940">
            <text:p>7940</text:p>
          </table:table-cell>
          <table:table-cell office:value-type="float" office:value="12035">
            <text:p>12035</text:p>
          </table:table-cell>
          <table:table-cell office:value-type="float" office:value="19536">
            <text:p>19536</text:p>
          </table:table-cell>
          <table:table-cell office:value-type="float" office:value="-523">
            <text:p>-523</text:p>
          </table:table-cell>
          <table:table-cell office:value-type="float" office:value="-389.375">
            <text:p>-389.375</text:p>
          </table:table-cell>
          <table:table-cell office:value-type="float" office:value="-461.75">
            <text:p>-461.75</text:p>
          </table:table-cell>
          <table:table-cell office:value-type="float" office:value="-0.0658690176322418">
            <text:p>-0.0658690176</text:p>
          </table:table-cell>
          <table:table-cell office:value-type="float" office:value="-0.0323535521395929">
            <text:p>-0.0323535521</text:p>
          </table:table-cell>
          <table:table-cell office:value-type="float" office:value="-0.0236358517608518">
            <text:p>-0.0236358518</text:p>
          </table:table-cell>
          <table:table-cell office:value-type="float" office:value="0.777962344155473">
            <text:p>0.7779623442</text:p>
          </table:table-cell>
          <table:table-cell office:value-type="float" office:value="0.888814202090082">
            <text:p>0.8888142021</text:p>
          </table:table-cell>
          <table:table-cell office:value-type="float" office:value="0.918369479674402">
            <text:p>0.9183694797</text:p>
          </table:table-cell>
          <table:table-cell office:value-type="float" office:value="-10.1726048576776">
            <text:p>-10.1726048577</text:p>
          </table:table-cell>
          <table:table-cell office:value-type="float" office:value="-21.0756713668324">
            <text:p>-21.0756713668</text:p>
          </table:table-cell>
          <table:table-cell office:value-type="float" office:value="-28.9781375020915">
            <text:p>-28.9781375021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date" office:date-value="2021-04-15">
            <text:p>04/15/21</text:p>
          </table:table-cell>
          <table:table-cell office:value-type="float" office:value="256">
            <text:p>256</text:p>
          </table:table-cell>
          <table:table-cell office:value-type="float" office:value="9848">
            <text:p>9848</text:p>
          </table:table-cell>
          <table:table-cell office:value-type="float" office:value="21942">
            <text:p>21942</text:p>
          </table:table-cell>
          <table:table-cell office:value-type="float" office:value="24.19">
            <text:p>24.19</text:p>
          </table:table-cell>
          <table:table-cell office:value-type="float" office:value="254.2">
            <text:p>254.2</text:p>
          </table:table-cell>
          <table:table-cell office:value-type="float" office:value="9887.2">
            <text:p>9887.2</text:p>
          </table:table-cell>
          <table:table-cell office:value-type="float" office:value="27055">
            <text:p>27055</text:p>
          </table:table-cell>
          <table:table-cell office:value-type="float" office:value="16.812">
            <text:p>16.81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02">
            <text:p>502</text:p>
          </table:table-cell>
          <table:table-cell table:number-columns-repeated="2" office:value-type="float" office:value="1398">
            <text:p>1398</text:p>
          </table:table-cell>
          <table:table-cell office:value-type="float" office:value="7161">
            <text:p>7161</text:p>
          </table:table-cell>
          <table:table-cell office:value-type="float" office:value="11385">
            <text:p>11385</text:p>
          </table:table-cell>
          <table:table-cell office:value-type="float" office:value="20240">
            <text:p>20240</text:p>
          </table:table-cell>
          <table:table-cell office:value-type="float" office:value="-685.75">
            <text:p>-685.75</text:p>
          </table:table-cell>
          <table:table-cell office:value-type="float" office:value="-359.857142857143">
            <text:p>-359.8571428571</text:p>
          </table:table-cell>
          <table:table-cell office:value-type="float" office:value="-875.125">
            <text:p>-875.125</text:p>
          </table:table-cell>
          <table:table-cell office:value-type="float" office:value="-0.0957617651166038">
            <text:p>-0.0957617651</text:p>
          </table:table-cell>
          <table:table-cell office:value-type="float" office:value="-0.031608005521049">
            <text:p>-0.0316080055</text:p>
          </table:table-cell>
          <table:table-cell office:value-type="float" office:value="-0.0432374011857707">
            <text:p>-0.0432374012</text:p>
          </table:table-cell>
          <table:table-cell office:value-type="float" office:value="0.682807640782052">
            <text:p>0.6828076408</text:p>
          </table:table-cell>
          <table:table-cell office:value-type="float" office:value="0.891330150061845">
            <text:p>0.8913301501</text:p>
          </table:table-cell>
          <table:table-cell office:value-type="float" office:value="0.852333262657949">
            <text:p>0.8523332627</text:p>
          </table:table-cell>
          <table:table-cell office:value-type="float" office:value="-6.8858585601348">
            <text:p>-6.8858585601</text:p>
          </table:table-cell>
          <table:table-cell office:value-type="float" office:value="-21.5810529751731">
            <text:p>-21.5810529752</text:p>
          </table:table-cell>
          <table:table-cell office:value-type="float" office:value="-15.6820677275074">
            <text:p>-15.6820677275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date" office:date-value="2021-04-16">
            <text:p>04/16/21</text:p>
          </table:table-cell>
          <table:table-cell office:value-type="float" office:value="241">
            <text:p>241</text:p>
          </table:table-cell>
          <table:table-cell office:value-type="float" office:value="9459">
            <text:p>9459</text:p>
          </table:table-cell>
          <table:table-cell office:value-type="float" office:value="32023">
            <text:p>32023</text:p>
          </table:table-cell>
          <table:table-cell office:value-type="float" office:value="16.29">
            <text:p>16.29</text:p>
          </table:table-cell>
          <table:table-cell office:value-type="float" office:value="240.8">
            <text:p>240.8</text:p>
          </table:table-cell>
          <table:table-cell office:value-type="float" office:value="9412.6">
            <text:p>9412.6</text:p>
          </table:table-cell>
          <table:table-cell office:value-type="float" office:value="29623.6">
            <text:p>29623.6</text:p>
          </table:table-cell>
          <table:table-cell office:value-type="float" office:value="15.762">
            <text:p>15.76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373">
            <text:p>373</text:p>
          </table:table-cell>
          <table:table-cell table:number-columns-repeated="2" office:value-type="float" office:value="1237">
            <text:p>1237</text:p>
          </table:table-cell>
          <table:table-cell office:value-type="float" office:value="6379">
            <text:p>6379</text:p>
          </table:table-cell>
          <table:table-cell office:value-type="float" office:value="10143">
            <text:p>10143</text:p>
          </table:table-cell>
          <table:table-cell office:value-type="float" office:value="18032">
            <text:p>18032</text:p>
          </table:table-cell>
          <table:table-cell office:value-type="float" office:value="-469.714285714286">
            <text:p>-469.7142857143</text:p>
          </table:table-cell>
          <table:table-cell office:value-type="float" office:value="-313.333333333333">
            <text:p>-313.3333333333</text:p>
          </table:table-cell>
          <table:table-cell office:value-type="float" office:value="-837.857142857143">
            <text:p>-837.8571428571</text:p>
          </table:table-cell>
          <table:table-cell office:value-type="float" office:value="-0.0736344702483596">
            <text:p>-0.0736344702</text:p>
          </table:table-cell>
          <table:table-cell office:value-type="float" office:value="-0.0308915836866147">
            <text:p>-0.0308915837</text:p>
          </table:table-cell>
          <table:table-cell office:value-type="float" office:value="-0.0464650145772595">
            <text:p>-0.0464650146</text:p>
          </table:table-cell>
          <table:table-cell office:value-type="float" office:value="0.752906543139904">
            <text:p>0.7529065431</text:p>
          </table:table-cell>
          <table:table-cell office:value-type="float" office:value="0.893749865384476">
            <text:p>0.8937498654</text:p>
          </table:table-cell>
          <table:table-cell office:value-type="float" office:value="0.841604084235735">
            <text:p>0.8416040842</text:p>
          </table:table-cell>
          <table:table-cell office:value-type="float" office:value="-9.06236071570845">
            <text:p>-9.0623607157</text:p>
          </table:table-cell>
          <table:table-cell office:value-type="float" office:value="-22.0896730330256">
            <text:p>-22.089673033</text:p>
          </table:table-cell>
          <table:table-cell office:value-type="float" office:value="-14.5682928485252">
            <text:p>-14.5682928485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date" office:date-value="2021-04-17">
            <text:p>04/17/21</text:p>
          </table:table-cell>
          <table:table-cell office:value-type="float" office:value="217">
            <text:p>217</text:p>
          </table:table-cell>
          <table:table-cell office:value-type="float" office:value="8947">
            <text:p>8947</text:p>
          </table:table-cell>
          <table:table-cell office:value-type="float" office:value="30662">
            <text:p>30662</text:p>
          </table:table-cell>
          <table:table-cell office:value-type="float" office:value="15.02">
            <text:p>15.02</text:p>
          </table:table-cell>
          <table:table-cell office:value-type="float" office:value="223.2">
            <text:p>223.2</text:p>
          </table:table-cell>
          <table:table-cell office:value-type="float" office:value="9069.8">
            <text:p>9069.8</text:p>
          </table:table-cell>
          <table:table-cell office:value-type="float" office:value="26467.2">
            <text:p>26467.2</text:p>
          </table:table-cell>
          <table:table-cell office:value-type="float" office:value="16.482">
            <text:p>16.48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491">
            <text:p>491</text:p>
          </table:table-cell>
          <table:table-cell office:value-type="float" office:value="1323">
            <text:p>1323</text:p>
          </table:table-cell>
          <table:table-cell office:value-type="float" office:value="5892">
            <text:p>5892</text:p>
          </table:table-cell>
          <table:table-cell office:value-type="float" office:value="11438">
            <text:p>11438</text:p>
          </table:table-cell>
          <table:table-cell office:value-type="float" office:value="22808">
            <text:p>22808</text:p>
          </table:table-cell>
          <table:table-cell table:number-columns-repeated="2" office:value-type="float" office:value="0">
            <text:p>0</text:p>
          </table:table-cell>
          <table:table-cell office:value-type="float" office:value="-804.166666666667">
            <text:p>-804.1666666667</text:p>
          </table:table-cell>
          <table:table-cell table:number-columns-repeated="2" office:value-type="float" office:value="0">
            <text:p>0</text:p>
          </table:table-cell>
          <table:table-cell office:value-type="float" office:value="-0.0352580965743014">
            <text:p>-0.0352580966</text:p>
          </table:table-cell>
          <table:table-cell table:number-columns-repeated="2" office:value-type="float" office:value="0.74">
            <text:p>0.74</text:p>
          </table:table-cell>
          <table:table-cell office:value-type="float" office:value="0.879033203403069">
            <text:p>0.8790332034</text:p>
          </table:table-cell>
          <table:table-cell table:number-columns-repeated="2" office:value-type="float" office:value="0">
            <text:p>0</text:p>
          </table:table-cell>
          <table:table-cell office:value-type="float" office:value="-19.3105873693353">
            <text:p>-19.3105873693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date" office:date-value="2021-04-18">
            <text:p>04/18/21</text:p>
          </table:table-cell>
          <table:table-cell office:value-type="float" office:value="205">
            <text:p>205</text:p>
          </table:table-cell>
          <table:table-cell office:value-type="float" office:value="8445">
            <text:p>8445</text:p>
          </table:table-cell>
          <table:table-cell office:value-type="float" office:value="28310">
            <text:p>28310</text:p>
          </table:table-cell>
          <table:table-cell office:value-type="float" office:value="13.09">
            <text:p>13.09</text:p>
          </table:table-cell>
          <table:table-cell office:value-type="float" office:value="211.8">
            <text:p>211.8</text:p>
          </table:table-cell>
          <table:table-cell office:value-type="float" office:value="8820.6">
            <text:p>8820.6</text:p>
          </table:table-cell>
          <table:table-cell office:value-type="float" office:value="24669.2">
            <text:p>24669.2</text:p>
          </table:table-cell>
          <table:table-cell office:value-type="float" office:value="14.184">
            <text:p>14.18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70">
            <text:p>570</text:p>
          </table:table-cell>
          <table:table-cell table:number-columns-repeated="2" office:value-type="float" office:value="1372">
            <text:p>1372</text:p>
          </table:table-cell>
          <table:table-cell office:value-type="float" office:value="5443">
            <text:p>5443</text:p>
          </table:table-cell>
          <table:table-cell office:value-type="float" office:value="9164">
            <text:p>9164</text:p>
          </table:table-cell>
          <table:table-cell office:value-type="float" office:value="17474">
            <text:p>17474</text:p>
          </table:table-cell>
          <table:table-cell office:value-type="float" office:value="0">
            <text:p>0</text:p>
          </table:table-cell>
          <table:table-cell office:value-type="float" office:value="-1084.4">
            <text:p>-1084.4</text:p>
          </table:table-cell>
          <table:table-cell office:value-type="float" office:value="-917">
            <text:p>-917</text:p>
          </table:table-cell>
          <table:table-cell office:value-type="float" office:value="0">
            <text:p>0</text:p>
          </table:table-cell>
          <table:table-cell office:value-type="float" office:value="-0.118332605848974">
            <text:p>-0.1183326058</text:p>
          </table:table-cell>
          <table:table-cell office:value-type="float" office:value="-0.0524779672656518">
            <text:p>-0.0524779673</text:p>
          </table:table-cell>
          <table:table-cell office:value-type="float" office:value="0.74">
            <text:p>0.74</text:p>
          </table:table-cell>
          <table:table-cell office:value-type="float" office:value="0.613280986518327">
            <text:p>0.6132809865</text:p>
          </table:table-cell>
          <table:table-cell office:value-type="float" office:value="0.821724831184955">
            <text:p>0.8217248312</text:p>
          </table:table-cell>
          <table:table-cell office:value-type="float" office:value="0">
            <text:p>0</text:p>
          </table:table-cell>
          <table:table-cell office:value-type="float" office:value="-5.50377154811941">
            <text:p>-5.5037715481</text:p>
          </table:table-cell>
          <table:table-cell office:value-type="float" office:value="-12.8586594814656">
            <text:p>-12.8586594815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date" office:date-value="2021-04-19">
            <text:p>04/19/21</text:p>
          </table:table-cell>
          <table:table-cell office:value-type="float" office:value="197">
            <text:p>197</text:p>
          </table:table-cell>
          <table:table-cell office:value-type="float" office:value="8650">
            <text:p>8650</text:p>
          </table:table-cell>
          <table:table-cell office:value-type="float" office:value="19399">
            <text:p>19399</text:p>
          </table:table-cell>
          <table:table-cell office:value-type="float" office:value="13.82">
            <text:p>13.82</text:p>
          </table:table-cell>
          <table:table-cell office:value-type="float" office:value="205">
            <text:p>205</text:p>
          </table:table-cell>
          <table:table-cell office:value-type="float" office:value="8548.2">
            <text:p>8548.2</text:p>
          </table:table-cell>
          <table:table-cell office:value-type="float" office:value="22751.6">
            <text:p>22751.6</text:p>
          </table:table-cell>
          <table:table-cell office:value-type="float" office:value="13.178">
            <text:p>13.178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531">
            <text:p>531</text:p>
          </table:table-cell>
          <table:table-cell office:value-type="float" office:value="831">
            <text:p>831</text:p>
          </table:table-cell>
          <table:table-cell office:value-type="float" office:value="1301">
            <text:p>1301</text:p>
          </table:table-cell>
          <table:table-cell office:value-type="float" office:value="4694">
            <text:p>4694</text:p>
          </table:table-cell>
          <table:table-cell office:value-type="float" office:value="8401">
            <text:p>8401</text:p>
          </table:table-cell>
          <table:table-cell office:value-type="float" office:value="17011">
            <text:p>17011</text:p>
          </table:table-cell>
          <table:table-cell office:value-type="float" office:value="-616.75">
            <text:p>-616.7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31391137622497">
            <text:p>-0.1313911376</text:p>
          </table:table-cell>
          <table:table-cell table:number-columns-repeated="2" office:value-type="float" office:value="0">
            <text:p>0</text:p>
          </table:table-cell>
          <table:table-cell office:value-type="float" office:value="0.5739677351709">
            <text:p>0.5739677352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office:value-type="float" office:value="-4.92074107563731">
            <text:p>-4.920741075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date" office:date-value="2021-04-20">
            <text:p>04/20/21</text:p>
          </table:table-cell>
          <table:table-cell office:value-type="float" office:value="199">
            <text:p>199</text:p>
          </table:table-cell>
          <table:table-cell office:value-type="float" office:value="8602">
            <text:p>8602</text:p>
          </table:table-cell>
          <table:table-cell office:value-type="float" office:value="12952">
            <text:p>12952</text:p>
          </table:table-cell>
          <table:table-cell office:value-type="float" office:value="12.7">
            <text:p>12.7</text:p>
          </table:table-cell>
          <table:table-cell office:value-type="float" office:value="204.4">
            <text:p>204.4</text:p>
          </table:table-cell>
          <table:table-cell office:value-type="float" office:value="8260.2">
            <text:p>8260.2</text:p>
          </table:table-cell>
          <table:table-cell office:value-type="float" office:value="21900.4">
            <text:p>21900.4</text:p>
          </table:table-cell>
          <table:table-cell office:value-type="float" office:value="12.906">
            <text:p>12.906</text:p>
          </table:table-cell>
          <table:table-cell table:number-columns-repeated="3" office:value-type="float" office:value="5">
            <text:p>5</text:p>
          </table:table-cell>
          <table:table-cell office:value-type="float" office:value="497">
            <text:p>497</text:p>
          </table:table-cell>
          <table:table-cell table:number-columns-repeated="2" office:value-type="float" office:value="1236">
            <text:p>1236</text:p>
          </table:table-cell>
          <table:table-cell office:value-type="float" office:value="4206">
            <text:p>4206</text:p>
          </table:table-cell>
          <table:table-cell office:value-type="float" office:value="7828">
            <text:p>7828</text:p>
          </table:table-cell>
          <table:table-cell office:value-type="float" office:value="16560">
            <text:p>16560</text:p>
          </table:table-cell>
          <table:table-cell table:number-columns-repeated="6" office:value-type="float" office:value="0">
            <text:p>0</text:p>
          </table:table-cell>
          <table:table-cell office:value-type="float" office:value="0.64">
            <text:p>0.64</text:p>
          </table:table-cell>
          <table:table-cell office:value-type="float" office:value="0.82">
            <text:p>0.82</text:p>
          </table:table-cell>
          <table:table-cell office:value-type="float" office:value="0.91">
            <text:p>0.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date" office:date-value="2021-04-21">
            <text:p>04/21/21</text:p>
          </table:table-cell>
          <table:table-cell office:value-type="float" office:value="207">
            <text:p>207</text:p>
          </table:table-cell>
          <table:table-cell office:value-type="float" office:value="8097">
            <text:p>8097</text:p>
          </table:table-cell>
          <table:table-cell office:value-type="float" office:value="22435">
            <text:p>22435</text:p>
          </table:table-cell>
          <table:table-cell office:value-type="float" office:value="11.26">
            <text:p>11.26</text:p>
          </table:table-cell>
          <table:table-cell office:value-type="float" office:value="204.8">
            <text:p>204.8</text:p>
          </table:table-cell>
          <table:table-cell office:value-type="float" office:value="8006.6">
            <text:p>8006.6</text:p>
          </table:table-cell>
          <table:table-cell office:value-type="float" office:value="21759.8">
            <text:p>21759.8</text:p>
          </table:table-cell>
          <table:table-cell office:value-type="float" office:value="12.77">
            <text:p>12.77</text:p>
          </table:table-cell>
          <table:table-cell table:number-columns-repeated="3" office:value-type="float" office:value="5">
            <text:p>5</text:p>
          </table:table-cell>
          <table:table-cell office:value-type="float" office:value="511">
            <text:p>511</text:p>
          </table:table-cell>
          <table:table-cell office:value-type="float" office:value="788">
            <text:p>788</text:p>
          </table:table-cell>
          <table:table-cell office:value-type="float" office:value="1221">
            <text:p>1221</text:p>
          </table:table-cell>
          <table:table-cell office:value-type="float" office:value="3769">
            <text:p>3769</text:p>
          </table:table-cell>
          <table:table-cell office:value-type="float" office:value="7278">
            <text:p>7278</text:p>
          </table:table-cell>
          <table:table-cell office:value-type="float" office:value="16121">
            <text:p>16121</text:p>
          </table:table-cell>
          <table:table-cell table:number-columns-repeated="6" office:value-type="float" office:value="0">
            <text:p>0</text:p>
          </table:table-cell>
          <table:table-cell office:value-type="float" office:value="0.64">
            <text:p>0.64</text:p>
          </table:table-cell>
          <table:table-cell office:value-type="float" office:value="0.73">
            <text:p>0.73</text:p>
          </table:table-cell>
          <table:table-cell office:value-type="float" office:value="0.91">
            <text:p>0.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date" office:date-value="2021-04-22">
            <text:p>04/22/21</text:p>
          </table:table-cell>
          <table:table-cell office:value-type="float" office:value="214">
            <text:p>214</text:p>
          </table:table-cell>
          <table:table-cell office:value-type="float" office:value="7507">
            <text:p>7507</text:p>
          </table:table-cell>
          <table:table-cell office:value-type="float" office:value="26406">
            <text:p>26406</text:p>
          </table:table-cell>
          <table:table-cell office:value-type="float" office:value="13.66">
            <text:p>13.66</text:p>
          </table:table-cell>
          <table:table-cell office:value-type="float" office:value="206.75">
            <text:p>206.75</text:p>
          </table:table-cell>
          <table:table-cell office:value-type="float" office:value="7845.75">
            <text:p>7845.75</text:p>
          </table:table-cell>
          <table:table-cell office:value-type="float" office:value="22350">
            <text:p>22350</text:p>
          </table:table-cell>
          <table:table-cell office:value-type="float" office:value="12.5075">
            <text:p>12.5075</text:p>
          </table:table-cell>
          <table:table-cell table:number-columns-repeated="3" office:value-type="float" office:value="5">
            <text:p>5</text:p>
          </table:table-cell>
          <table:table-cell office:value-type="float" office:value="584">
            <text:p>584</text:p>
          </table:table-cell>
          <table:table-cell table:number-columns-repeated="2" office:value-type="float" office:value="1265">
            <text:p>1265</text:p>
          </table:table-cell>
          <table:table-cell office:value-type="float" office:value="3378">
            <text:p>3378</text:p>
          </table:table-cell>
          <table:table-cell office:value-type="float" office:value="6653">
            <text:p>6653</text:p>
          </table:table-cell>
          <table:table-cell office:value-type="float" office:value="15694">
            <text:p>15694</text:p>
          </table:table-cell>
          <table:table-cell table:number-columns-repeated="6" office:value-type="float" office:value="0">
            <text:p>0</text:p>
          </table:table-cell>
          <table:table-cell office:value-type="float" office:value="0.64">
            <text:p>0.64</text:p>
          </table:table-cell>
          <table:table-cell office:value-type="float" office:value="0.73">
            <text:p>0.73</text:p>
          </table:table-cell>
          <table:table-cell office:value-type="float" office:value="0.91">
            <text:p>0.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date" office:date-value="2021-04-23">
            <text:p>04/23/21</text:p>
          </table:table-cell>
          <table:table-cell office:value-type="float" office:value="207">
            <text:p>207</text:p>
          </table:table-cell>
          <table:table-cell office:value-type="float" office:value="7177">
            <text:p>7177</text:p>
          </table:table-cell>
          <table:table-cell office:value-type="float" office:value="27607">
            <text:p>27607</text:p>
          </table:table-cell>
          <table:table-cell office:value-type="float" office:value="12.41">
            <text:p>12.41</text:p>
          </table:table-cell>
          <table:table-cell office:value-type="float" office:value="209.333333333333">
            <text:p>209.3333333333</text:p>
          </table:table-cell>
          <table:table-cell office:value-type="float" office:value="7593.66666666667">
            <text:p>7593.6666666667</text:p>
          </table:table-cell>
          <table:table-cell office:value-type="float" office:value="25482.6666666667">
            <text:p>25482.6666666667</text:p>
          </table:table-cell>
          <table:table-cell office:value-type="float" office:value="12.4433333333333">
            <text:p>12.4433333333</text:p>
          </table:table-cell>
          <table:table-cell table:number-columns-repeated="3" office:value-type="float" office:value="5">
            <text:p>5</text:p>
          </table:table-cell>
          <table:table-cell office:value-type="float" office:value="473">
            <text:p>473</text:p>
          </table:table-cell>
          <table:table-cell table:number-columns-repeated="2" office:value-type="float" office:value="1127">
            <text:p>1127</text:p>
          </table:table-cell>
          <table:table-cell office:value-type="float" office:value="3027">
            <text:p>3027</text:p>
          </table:table-cell>
          <table:table-cell office:value-type="float" office:value="6141">
            <text:p>6141</text:p>
          </table:table-cell>
          <table:table-cell office:value-type="float" office:value="15278">
            <text:p>15278</text:p>
          </table:table-cell>
          <table:table-cell table:number-columns-repeated="6" office:value-type="float" office:value="0">
            <text:p>0</text:p>
          </table:table-cell>
          <table:table-cell office:value-type="float" office:value="0.64">
            <text:p>0.64</text:p>
          </table:table-cell>
          <table:table-cell office:value-type="float" office:value="0.73">
            <text:p>0.73</text:p>
          </table:table-cell>
          <table:table-cell office:value-type="float" office:value="0.91">
            <text:p>0.91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9" table:number-columns-repeated="3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19" table:number-columns-repeated="3" table:default-cell-style-name="Default"/>
        <table:table-column table:style-name="co6" table:number-columns-repeated="3" table:default-cell-style-name="Default"/>
        <table:table-row table:style-name="ro1">
          <table:table-cell office:value-type="float" office:value="0.64">
            <text:p>0.64</text:p>
          </table:table-cell>
          <table:table-cell office:value-type="float" office:value="0.73">
            <text:p>0.73</text:p>
          </table:table-cell>
          <table:table-cell office:value-type="float" office:value="0.91">
            <text:p>0.91</text:p>
          </table:table-cell>
          <table:table-cell office:value-type="float" office:value="-6">
            <text:p>-6</text:p>
          </table:table-cell>
          <table:table-cell office:value-type="float" office:value="-8">
            <text:p>-8</text:p>
          </table:table-cell>
          <table:table-cell office:value-type="float" office:value="-25">
            <text:p>-25</text:p>
          </table:table-cell>
          <table:table-cell office:value-type="float" office:value="1">
            <text:p>1</text:p>
          </table:table-cell>
          <table:table-cell office:value-type="float" office:value="29.1">
            <text:p>29.1</text:p>
          </table:table-cell>
          <table:table-cell office:value-type="float" office:value="38.3">
            <text:p>38.3</text:p>
          </table:table-cell>
          <table:table-cell office:value-type="float" office:value="54.2">
            <text:p>54.2</text:p>
          </table:table-cell>
          <table:table-cell office:value-type="float" office:value="28547">
            <text:p>28547</text:p>
          </table:table-cell>
          <table:table-cell office:value-type="float" office:value="29550">
            <text:p>29550</text:p>
          </table:table-cell>
          <table:table-cell office:value-type="float" office:value="31065">
            <text:p>3106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1:51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1:51:06.37</dc:date>
    <dc:creator>Liam Widdess</dc:creator>
    <meta:editing-duration>P2DT3H30M44S</meta:editing-duration>
    <meta:editing-cycles>185</meta:editing-cycles>
    <meta:generator>OpenOffice/4.1.7$Win32 OpenOffice.org_project/417m1$Build-9800</meta:generator>
    <meta:document-statistic meta:table-count="8" meta:cell-count="12674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3cm" svg:y="1.314cm" svg:width="31.072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690">
                <text:p>1369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80">
                <text:p>1038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72">
                <text:p>106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3974">
                <text:p>13974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405">
                <text:p>14405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4345">
                <text:p>14345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302">
                <text:p>10302</text:p>
              </table:table-cell>
              <table:table-cell office:value-type="float" office:value="13604">
                <text:p>13604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514">
                <text:p>10514</text:p>
              </table:table-cell>
              <table:table-cell office:value-type="float" office:value="13769">
                <text:p>13769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9952">
                <text:p>9952</text:p>
              </table:table-cell>
              <table:table-cell office:value-type="float" office:value="13538">
                <text:p>13538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9948">
                <text:p>9948</text:p>
              </table:table-cell>
              <table:table-cell office:value-type="float" office:value="13282">
                <text:p>1328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390">
                <text:p>10390</text:p>
              </table:table-cell>
              <table:table-cell office:value-type="float" office:value="13340">
                <text:p>13340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297">
                <text:p>10297</text:p>
              </table:table-cell>
              <table:table-cell office:value-type="float" office:value="13422">
                <text:p>13422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9620">
                <text:p>9620</text:p>
              </table:table-cell>
              <table:table-cell office:value-type="float" office:value="12715">
                <text:p>12715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140">
                <text:p>9140</text:p>
              </table:table-cell>
              <table:table-cell office:value-type="float" office:value="12742">
                <text:p>1274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8880">
                <text:p>8880</text:p>
              </table:table-cell>
              <table:table-cell office:value-type="float" office:value="13122">
                <text:p>1312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493">
                <text:p>8493</text:p>
              </table:table-cell>
              <table:table-cell office:value-type="float" office:value="13138">
                <text:p>13138</text:p>
              </table:table-cell>
              <table:table-cell office:value-type="float" office:value="18191">
                <text:p>1819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8845">
                <text:p>8845</text:p>
              </table:table-cell>
              <table:table-cell office:value-type="float" office:value="12178">
                <text:p>12178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026">
                <text:p>9026</text:p>
              </table:table-cell>
              <table:table-cell office:value-type="float" office:value="11731">
                <text:p>11731</text:p>
              </table:table-cell>
              <table:table-cell office:value-type="float" office:value="17158">
                <text:p>1715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8865">
                <text:p>8865</text:p>
              </table:table-cell>
              <table:table-cell office:value-type="float" office:value="12592">
                <text:p>1259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8544">
                <text:p>8544</text:p>
              </table:table-cell>
              <table:table-cell office:value-type="float" office:value="11255">
                <text:p>11255</text:p>
              </table:table-cell>
              <table:table-cell office:value-type="float" office:value="18223">
                <text:p>1822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116">
                <text:p>8116</text:p>
              </table:table-cell>
              <table:table-cell office:value-type="float" office:value="11190">
                <text:p>11190</text:p>
              </table:table-cell>
              <table:table-cell office:value-type="float" office:value="16548">
                <text:p>1654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798">
                <text:p>7798</text:p>
              </table:table-cell>
              <table:table-cell office:value-type="float" office:value="11522">
                <text:p>1152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1255">
                <text:p>11255</text:p>
              </table:table-cell>
              <table:table-cell office:value-type="float" office:value="16521">
                <text:p>16521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7610">
                <text:p>7610</text:p>
              </table:table-cell>
              <table:table-cell office:value-type="float" office:value="11052">
                <text:p>11052</text:p>
              </table:table-cell>
              <table:table-cell office:value-type="float" office:value="15072">
                <text:p>1507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7921">
                <text:p>7921</text:p>
              </table:table-cell>
              <table:table-cell office:value-type="float" office:value="10264">
                <text:p>10264</text:p>
              </table:table-cell>
              <table:table-cell office:value-type="float" office:value="15075">
                <text:p>1507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7832">
                <text:p>7832</text:p>
              </table:table-cell>
              <table:table-cell office:value-type="float" office:value="11142">
                <text:p>1114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0220">
                <text:p>10220</text:p>
              </table:table-cell>
              <table:table-cell office:value-type="float" office:value="16635">
                <text:p>16635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7450">
                <text:p>7450</text:p>
              </table:table-cell>
              <table:table-cell office:value-type="float" office:value="9668">
                <text:p>9668</text:p>
              </table:table-cell>
              <table:table-cell office:value-type="float" office:value="15059">
                <text:p>15059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200">
                <text:p>7200</text:p>
              </table:table-cell>
              <table:table-cell office:value-type="float" office:value="10091">
                <text:p>10091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124">
                <text:p>7124</text:p>
              </table:table-cell>
              <table:table-cell office:value-type="float" office:value="10026">
                <text:p>10026</text:p>
              </table:table-cell>
              <table:table-cell office:value-type="float" office:value="14857">
                <text:p>1485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174">
                <text:p>7174</text:p>
              </table:table-cell>
              <table:table-cell office:value-type="float" office:value="9644">
                <text:p>9644</text:p>
              </table:table-cell>
              <table:table-cell office:value-type="float" office:value="13888">
                <text:p>13888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450">
                <text:p>7450</text:p>
              </table:table-cell>
              <table:table-cell office:value-type="float" office:value="9704">
                <text:p>9704</text:p>
              </table:table-cell>
              <table:table-cell office:value-type="float" office:value="14021">
                <text:p>14021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200">
                <text:p>7200</text:p>
              </table:table-cell>
              <table:table-cell office:value-type="float" office:value="10235">
                <text:p>10235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774">
                <text:p>10774</text:p>
              </table:table-cell>
              <table:table-cell office:value-type="float" office:value="14751">
                <text:p>14751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260">
                <text:p>7260</text:p>
              </table:table-cell>
              <table:table-cell office:value-type="float" office:value="10238">
                <text:p>10238</text:p>
              </table:table-cell>
              <table:table-cell office:value-type="float" office:value="13859">
                <text:p>13859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398">
                <text:p>7398</text:p>
              </table:table-cell>
              <table:table-cell office:value-type="float" office:value="10284">
                <text:p>10284</text:p>
              </table:table-cell>
              <table:table-cell office:value-type="float" office:value="14344">
                <text:p>1434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588">
                <text:p>10588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190">
                <text:p>7190</text:p>
              </table:table-cell>
              <table:table-cell office:value-type="float" office:value="10535">
                <text:p>10535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270">
                <text:p>7270</text:p>
              </table:table-cell>
              <table:table-cell office:value-type="float" office:value="10357">
                <text:p>10357</text:p>
              </table:table-cell>
              <table:table-cell office:value-type="float" office:value="15641">
                <text:p>1564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7772">
                <text:p>7772</text:p>
              </table:table-cell>
              <table:table-cell office:value-type="float" office:value="10432">
                <text:p>10432</text:p>
              </table:table-cell>
              <table:table-cell office:value-type="float" office:value="16282">
                <text:p>1628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213">
                <text:p>8213</text:p>
              </table:table-cell>
              <table:table-cell office:value-type="float" office:value="11200">
                <text:p>11200</text:p>
              </table:table-cell>
              <table:table-cell office:value-type="float" office:value="15405">
                <text:p>1540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7978">
                <text:p>7978</text:p>
              </table:table-cell>
              <table:table-cell office:value-type="float" office:value="10481">
                <text:p>10481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7578">
                <text:p>7578</text:p>
              </table:table-cell>
              <table:table-cell office:value-type="float" office:value="10352">
                <text:p>10352</text:p>
              </table:table-cell>
              <table:table-cell office:value-type="float" office:value="15251">
                <text:p>15251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7480">
                <text:p>7480</text:p>
              </table:table-cell>
              <table:table-cell office:value-type="float" office:value="10432">
                <text:p>10432</text:p>
              </table:table-cell>
              <table:table-cell office:value-type="float" office:value="16337">
                <text:p>16337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7799">
                <text:p>7799</text:p>
              </table:table-cell>
              <table:table-cell office:value-type="float" office:value="10414">
                <text:p>10414</text:p>
              </table:table-cell>
              <table:table-cell office:value-type="float" office:value="15528">
                <text:p>1552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7956">
                <text:p>7956</text:p>
              </table:table-cell>
              <table:table-cell office:value-type="float" office:value="10334">
                <text:p>10334</text:p>
              </table:table-cell>
              <table:table-cell office:value-type="float" office:value="14637">
                <text:p>1463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7530">
                <text:p>7530</text:p>
              </table:table-cell>
              <table:table-cell office:value-type="float" office:value="11362">
                <text:p>11362</text:p>
              </table:table-cell>
              <table:table-cell office:value-type="float" office:value="17303">
                <text:p>17303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7670">
                <text:p>7670</text:p>
              </table:table-cell>
              <table:table-cell office:value-type="float" office:value="11618">
                <text:p>11618</text:p>
              </table:table-cell>
              <table:table-cell office:value-type="float" office:value="16337">
                <text:p>16337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7770">
                <text:p>7770</text:p>
              </table:table-cell>
              <table:table-cell office:value-type="float" office:value="10240">
                <text:p>10240</text:p>
              </table:table-cell>
              <table:table-cell office:value-type="float" office:value="15231">
                <text:p>15231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7850">
                <text:p>7850</text:p>
              </table:table-cell>
              <table:table-cell office:value-type="float" office:value="10415">
                <text:p>10415</text:p>
              </table:table-cell>
              <table:table-cell office:value-type="float" office:value="14931">
                <text:p>14931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7614">
                <text:p>7614</text:p>
              </table:table-cell>
              <table:table-cell office:value-type="float" office:value="10320">
                <text:p>10320</text:p>
              </table:table-cell>
              <table:table-cell office:value-type="float" office:value="17303">
                <text:p>1730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7552">
                <text:p>7552</text:p>
              </table:table-cell>
              <table:table-cell office:value-type="float" office:value="10469">
                <text:p>10469</text:p>
              </table:table-cell>
              <table:table-cell office:value-type="float" office:value="15503">
                <text:p>15503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7770">
                <text:p>7770</text:p>
              </table:table-cell>
              <table:table-cell office:value-type="float" office:value="10438">
                <text:p>10438</text:p>
              </table:table-cell>
              <table:table-cell office:value-type="float" office:value="16835">
                <text:p>1683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8112">
                <text:p>8112</text:p>
              </table:table-cell>
              <table:table-cell office:value-type="float" office:value="11248">
                <text:p>11248</text:p>
              </table:table-cell>
              <table:table-cell office:value-type="float" office:value="19130">
                <text:p>19130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7908">
                <text:p>7908</text:p>
              </table:table-cell>
              <table:table-cell office:value-type="float" office:value="12434">
                <text:p>12434</text:p>
              </table:table-cell>
              <table:table-cell office:value-type="float" office:value="17733">
                <text:p>1773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8191">
                <text:p>8191</text:p>
              </table:table-cell>
              <table:table-cell office:value-type="float" office:value="11486">
                <text:p>11486</text:p>
              </table:table-cell>
              <table:table-cell office:value-type="float" office:value="17169">
                <text:p>17169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8184">
                <text:p>8184</text:p>
              </table:table-cell>
              <table:table-cell office:value-type="float" office:value="12432">
                <text:p>12432</text:p>
              </table:table-cell>
              <table:table-cell office:value-type="float" office:value="17694">
                <text:p>1769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112">
                <text:p>8112</text:p>
              </table:table-cell>
              <table:table-cell office:value-type="float" office:value="13070">
                <text:p>13070</text:p>
              </table:table-cell>
              <table:table-cell office:value-type="float" office:value="18556">
                <text:p>18556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061">
                <text:p>8061</text:p>
              </table:table-cell>
              <table:table-cell office:value-type="float" office:value="13133">
                <text:p>13133</text:p>
              </table:table-cell>
              <table:table-cell office:value-type="float" office:value="19467">
                <text:p>19467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198">
                <text:p>8198</text:p>
              </table:table-cell>
              <table:table-cell office:value-type="float" office:value="12915">
                <text:p>12915</text:p>
              </table:table-cell>
              <table:table-cell office:value-type="float" office:value="21902">
                <text:p>21902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9752">
                <text:p>9752</text:p>
              </table:table-cell>
              <table:table-cell office:value-type="float" office:value="14066">
                <text:p>14066</text:p>
              </table:table-cell>
              <table:table-cell office:value-type="float" office:value="23655">
                <text:p>2365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0402">
                <text:p>10402</text:p>
              </table:table-cell>
              <table:table-cell office:value-type="float" office:value="14028">
                <text:p>14028</text:p>
              </table:table-cell>
              <table:table-cell office:value-type="float" office:value="23225">
                <text:p>23225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0360">
                <text:p>10360</text:p>
              </table:table-cell>
              <table:table-cell office:value-type="float" office:value="14374">
                <text:p>14374</text:p>
              </table:table-cell>
              <table:table-cell office:value-type="float" office:value="22767">
                <text:p>2276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9894">
                <text:p>9894</text:p>
              </table:table-cell>
              <table:table-cell office:value-type="float" office:value="16110">
                <text:p>16110</text:p>
              </table:table-cell>
              <table:table-cell office:value-type="float" office:value="22841">
                <text:p>22841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0110">
                <text:p>10110</text:p>
              </table:table-cell>
              <table:table-cell office:value-type="float" office:value="17202">
                <text:p>17202</text:p>
              </table:table-cell>
              <table:table-cell office:value-type="float" office:value="24573">
                <text:p>24573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0405">
                <text:p>10405</text:p>
              </table:table-cell>
              <table:table-cell office:value-type="float" office:value="17351">
                <text:p>17351</text:p>
              </table:table-cell>
              <table:table-cell office:value-type="float" office:value="25468">
                <text:p>2546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1275">
                <text:p>11275</text:p>
              </table:table-cell>
              <table:table-cell office:value-type="float" office:value="16704">
                <text:p>16704</text:p>
              </table:table-cell>
              <table:table-cell office:value-type="float" office:value="25963">
                <text:p>25963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2669">
                <text:p>12669</text:p>
              </table:table-cell>
              <table:table-cell office:value-type="float" office:value="16908">
                <text:p>16908</text:p>
              </table:table-cell>
              <table:table-cell office:value-type="float" office:value="27959">
                <text:p>27959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3895">
                <text:p>13895</text:p>
              </table:table-cell>
              <table:table-cell office:value-type="float" office:value="18125">
                <text:p>18125</text:p>
              </table:table-cell>
              <table:table-cell office:value-type="float" office:value="28598">
                <text:p>2859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3426">
                <text:p>13426</text:p>
              </table:table-cell>
              <table:table-cell office:value-type="float" office:value="18698">
                <text:p>18698</text:p>
              </table:table-cell>
              <table:table-cell office:value-type="float" office:value="26608">
                <text:p>26608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190">
                <text:p>13190</text:p>
              </table:table-cell>
              <table:table-cell office:value-type="float" office:value="19231">
                <text:p>19231</text:p>
              </table:table-cell>
              <table:table-cell office:value-type="float" office:value="26164">
                <text:p>2616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3378">
                <text:p>13378</text:p>
              </table:table-cell>
              <table:table-cell office:value-type="float" office:value="20720">
                <text:p>20720</text:p>
              </table:table-cell>
              <table:table-cell office:value-type="float" office:value="28735">
                <text:p>28735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080">
                <text:p>14080</text:p>
              </table:table-cell>
              <table:table-cell office:value-type="float" office:value="20987">
                <text:p>20987</text:p>
              </table:table-cell>
              <table:table-cell office:value-type="float" office:value="29947">
                <text:p>29947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4700">
                <text:p>14700</text:p>
              </table:table-cell>
              <table:table-cell office:value-type="float" office:value="19688">
                <text:p>19688</text:p>
              </table:table-cell>
              <table:table-cell office:value-type="float" office:value="31992">
                <text:p>3199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5160">
                <text:p>15160</text:p>
              </table:table-cell>
              <table:table-cell office:value-type="float" office:value="21242">
                <text:p>21242</text:p>
              </table:table-cell>
              <table:table-cell office:value-type="float" office:value="35737">
                <text:p>35737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6405">
                <text:p>16405</text:p>
              </table:table-cell>
              <table:table-cell office:value-type="float" office:value="22612">
                <text:p>22612</text:p>
              </table:table-cell>
              <table:table-cell office:value-type="float" office:value="37794">
                <text:p>37794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6465">
                <text:p>16465</text:p>
              </table:table-cell>
              <table:table-cell office:value-type="float" office:value="22672">
                <text:p>22672</text:p>
              </table:table-cell>
              <table:table-cell office:value-type="float" office:value="37902">
                <text:p>3790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655">
                <text:p>15655</text:p>
              </table:table-cell>
              <table:table-cell office:value-type="float" office:value="23992">
                <text:p>23992</text:p>
              </table:table-cell>
              <table:table-cell office:value-type="float" office:value="39785">
                <text:p>3978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186">
                <text:p>15186</text:p>
              </table:table-cell>
              <table:table-cell office:value-type="float" office:value="25453">
                <text:p>25453</text:p>
              </table:table-cell>
              <table:table-cell office:value-type="float" office:value="41342">
                <text:p>4134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578">
                <text:p>16578</text:p>
              </table:table-cell>
              <table:table-cell office:value-type="float" office:value="28056">
                <text:p>28056</text:p>
              </table:table-cell>
              <table:table-cell office:value-type="float" office:value="43491">
                <text:p>43491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7642">
                <text:p>17642</text:p>
              </table:table-cell>
              <table:table-cell office:value-type="float" office:value="28332">
                <text:p>28332</text:p>
              </table:table-cell>
              <table:table-cell office:value-type="float" office:value="46792">
                <text:p>46792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7989">
                <text:p>17989</text:p>
              </table:table-cell>
              <table:table-cell office:value-type="float" office:value="29668">
                <text:p>29668</text:p>
              </table:table-cell>
              <table:table-cell office:value-type="float" office:value="49403">
                <text:p>49403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0014">
                <text:p>20014</text:p>
              </table:table-cell>
              <table:table-cell office:value-type="float" office:value="30438">
                <text:p>30438</text:p>
              </table:table-cell>
              <table:table-cell office:value-type="float" office:value="48717">
                <text:p>48717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21224">
                <text:p>21224</text:p>
              </table:table-cell>
              <table:table-cell office:value-type="float" office:value="32132">
                <text:p>32132</text:p>
              </table:table-cell>
              <table:table-cell office:value-type="float" office:value="46540">
                <text:p>46540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21132">
                <text:p>21132</text:p>
              </table:table-cell>
              <table:table-cell office:value-type="float" office:value="33066">
                <text:p>33066</text:p>
              </table:table-cell>
              <table:table-cell office:value-type="float" office:value="47213">
                <text:p>47213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21742">
                <text:p>21742</text:p>
              </table:table-cell>
              <table:table-cell office:value-type="float" office:value="34274">
                <text:p>34274</text:p>
              </table:table-cell>
              <table:table-cell office:value-type="float" office:value="48815">
                <text:p>48815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2642">
                <text:p>22642</text:p>
              </table:table-cell>
              <table:table-cell office:value-type="float" office:value="34012">
                <text:p>34012</text:p>
              </table:table-cell>
              <table:table-cell office:value-type="float" office:value="48605">
                <text:p>48605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3528">
                <text:p>23528</text:p>
              </table:table-cell>
              <table:table-cell office:value-type="float" office:value="33338">
                <text:p>33338</text:p>
              </table:table-cell>
              <table:table-cell office:value-type="float" office:value="51233">
                <text:p>51233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5224">
                <text:p>25224</text:p>
              </table:table-cell>
              <table:table-cell office:value-type="float" office:value="33142">
                <text:p>33142</text:p>
              </table:table-cell>
              <table:table-cell office:value-type="float" office:value="51570">
                <text:p>51570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6383">
                <text:p>26383</text:p>
              </table:table-cell>
              <table:table-cell office:value-type="float" office:value="34655">
                <text:p>34655</text:p>
              </table:table-cell>
              <table:table-cell office:value-type="float" office:value="49778">
                <text:p>4977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6175">
                <text:p>26175</text:p>
              </table:table-cell>
              <table:table-cell office:value-type="float" office:value="33684">
                <text:p>33684</text:p>
              </table:table-cell>
              <table:table-cell office:value-type="float" office:value="46654">
                <text:p>4665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4080">
                <text:p>24080</text:p>
              </table:table-cell>
              <table:table-cell office:value-type="float" office:value="32294">
                <text:p>32294</text:p>
              </table:table-cell>
              <table:table-cell office:value-type="float" office:value="48858">
                <text:p>48858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5045">
                <text:p>25045</text:p>
              </table:table-cell>
              <table:table-cell office:value-type="float" office:value="32824">
                <text:p>32824</text:p>
              </table:table-cell>
              <table:table-cell office:value-type="float" office:value="50468">
                <text:p>50468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5822">
                <text:p>25822</text:p>
              </table:table-cell>
              <table:table-cell office:value-type="float" office:value="33897">
                <text:p>33897</text:p>
              </table:table-cell>
              <table:table-cell office:value-type="float" office:value="48978">
                <text:p>4897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5485">
                <text:p>25485</text:p>
              </table:table-cell>
              <table:table-cell office:value-type="float" office:value="33490">
                <text:p>33490</text:p>
              </table:table-cell>
              <table:table-cell office:value-type="float" office:value="48951">
                <text:p>48951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23465">
                <text:p>23465</text:p>
              </table:table-cell>
              <table:table-cell office:value-type="float" office:value="34622">
                <text:p>34622</text:p>
              </table:table-cell>
              <table:table-cell office:value-type="float" office:value="50468">
                <text:p>50468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24288">
                <text:p>24288</text:p>
              </table:table-cell>
              <table:table-cell office:value-type="float" office:value="36318">
                <text:p>36318</text:p>
              </table:table-cell>
              <table:table-cell office:value-type="float" office:value="52283">
                <text:p>52283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5297">
                <text:p>25297</text:p>
              </table:table-cell>
              <table:table-cell office:value-type="float" office:value="34690">
                <text:p>34690</text:p>
              </table:table-cell>
              <table:table-cell office:value-type="float" office:value="51638">
                <text:p>5163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4810">
                <text:p>24810</text:p>
              </table:table-cell>
              <table:table-cell office:value-type="float" office:value="34920">
                <text:p>34920</text:p>
              </table:table-cell>
              <table:table-cell office:value-type="float" office:value="51662">
                <text:p>51662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766">
                <text:p>22766</text:p>
              </table:table-cell>
              <table:table-cell office:value-type="float" office:value="35798">
                <text:p>35798</text:p>
              </table:table-cell>
              <table:table-cell office:value-type="float" office:value="52065">
                <text:p>52065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908">
                <text:p>23908</text:p>
              </table:table-cell>
              <table:table-cell office:value-type="float" office:value="36518">
                <text:p>36518</text:p>
              </table:table-cell>
              <table:table-cell office:value-type="float" office:value="52093">
                <text:p>52093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4530">
                <text:p>24530</text:p>
              </table:table-cell>
              <table:table-cell office:value-type="float" office:value="36600">
                <text:p>36600</text:p>
              </table:table-cell>
              <table:table-cell office:value-type="float" office:value="54385">
                <text:p>54385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5804">
                <text:p>25804</text:p>
              </table:table-cell>
              <table:table-cell office:value-type="float" office:value="35846">
                <text:p>35846</text:p>
              </table:table-cell>
              <table:table-cell office:value-type="float" office:value="51301">
                <text:p>51301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6465">
                <text:p>26465</text:p>
              </table:table-cell>
              <table:table-cell office:value-type="float" office:value="35363">
                <text:p>35363</text:p>
              </table:table-cell>
              <table:table-cell office:value-type="float" office:value="50418">
                <text:p>50418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4992">
                <text:p>24992</text:p>
              </table:table-cell>
              <table:table-cell office:value-type="float" office:value="35392">
                <text:p>35392</text:p>
              </table:table-cell>
              <table:table-cell office:value-type="float" office:value="50933">
                <text:p>50933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3890">
                <text:p>23890</text:p>
              </table:table-cell>
              <table:table-cell office:value-type="float" office:value="35392">
                <text:p>35392</text:p>
              </table:table-cell>
              <table:table-cell office:value-type="float" office:value="52342">
                <text:p>52342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3074">
                <text:p>23074</text:p>
              </table:table-cell>
              <table:table-cell office:value-type="float" office:value="35046">
                <text:p>35046</text:p>
              </table:table-cell>
              <table:table-cell office:value-type="float" office:value="49661">
                <text:p>49661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3105">
                <text:p>23105</text:p>
              </table:table-cell>
              <table:table-cell office:value-type="float" office:value="33847">
                <text:p>33847</text:p>
              </table:table-cell>
              <table:table-cell office:value-type="float" office:value="48690">
                <text:p>48690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2840">
                <text:p>22840</text:p>
              </table:table-cell>
              <table:table-cell office:value-type="float" office:value="31462">
                <text:p>31462</text:p>
              </table:table-cell>
              <table:table-cell office:value-type="float" office:value="49485">
                <text:p>49485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20400">
                <text:p>20400</text:p>
              </table:table-cell>
              <table:table-cell office:value-type="float" office:value="30312">
                <text:p>30312</text:p>
              </table:table-cell>
              <table:table-cell office:value-type="float" office:value="50673">
                <text:p>50673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8347">
                <text:p>18347</text:p>
              </table:table-cell>
              <table:table-cell office:value-type="float" office:value="29174">
                <text:p>29174</text:p>
              </table:table-cell>
              <table:table-cell office:value-type="float" office:value="47697">
                <text:p>47697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5462">
                <text:p>15462</text:p>
              </table:table-cell>
              <table:table-cell office:value-type="float" office:value="28411">
                <text:p>28411</text:p>
              </table:table-cell>
              <table:table-cell office:value-type="float" office:value="45754">
                <text:p>45754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2600">
                <text:p>12600</text:p>
              </table:table-cell>
              <table:table-cell office:value-type="float" office:value="28255">
                <text:p>28255</text:p>
              </table:table-cell>
              <table:table-cell office:value-type="float" office:value="42912">
                <text:p>42912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2492">
                <text:p>12492</text:p>
              </table:table-cell>
              <table:table-cell office:value-type="float" office:value="25928">
                <text:p>25928</text:p>
              </table:table-cell>
              <table:table-cell office:value-type="float" office:value="40627">
                <text:p>40627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4184">
                <text:p>14184</text:p>
              </table:table-cell>
              <table:table-cell office:value-type="float" office:value="23316">
                <text:p>23316</text:p>
              </table:table-cell>
              <table:table-cell office:value-type="float" office:value="39428">
                <text:p>39428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2461">
                <text:p>12461</text:p>
              </table:table-cell>
              <table:table-cell office:value-type="float" office:value="22400">
                <text:p>22400</text:p>
              </table:table-cell>
              <table:table-cell office:value-type="float" office:value="39283">
                <text:p>39283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0251">
                <text:p>10251</text:p>
              </table:table-cell>
              <table:table-cell office:value-type="float" office:value="22462">
                <text:p>22462</text:p>
              </table:table-cell>
              <table:table-cell office:value-type="float" office:value="39142">
                <text:p>39142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0404">
                <text:p>10404</text:p>
              </table:table-cell>
              <table:table-cell office:value-type="float" office:value="21450">
                <text:p>21450</text:p>
              </table:table-cell>
              <table:table-cell office:value-type="float" office:value="34823">
                <text:p>34823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2410">
                <text:p>12410</text:p>
              </table:table-cell>
              <table:table-cell office:value-type="float" office:value="21384">
                <text:p>21384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1764">
                <text:p>11764</text:p>
              </table:table-cell>
              <table:table-cell office:value-type="float" office:value="18378">
                <text:p>18378</text:p>
              </table:table-cell>
              <table:table-cell office:value-type="float" office:value="32672">
                <text:p>32672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10251">
                <text:p>10251</text:p>
              </table:table-cell>
              <table:table-cell office:value-type="float" office:value="17666">
                <text:p>17666</text:p>
              </table:table-cell>
              <table:table-cell office:value-type="float" office:value="32016">
                <text:p>32016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10404">
                <text:p>10404</text:p>
              </table:table-cell>
              <table:table-cell office:value-type="float" office:value="17055">
                <text:p>17055</text:p>
              </table:table-cell>
              <table:table-cell office:value-type="float" office:value="30320">
                <text:p>30320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8534">
                <text:p>8534</text:p>
              </table:table-cell>
              <table:table-cell office:value-type="float" office:value="16126">
                <text:p>16126</text:p>
              </table:table-cell>
              <table:table-cell office:value-type="float" office:value="27968">
                <text:p>2796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6341">
                <text:p>6341</text:p>
              </table:table-cell>
              <table:table-cell office:value-type="float" office:value="14532">
                <text:p>14532</text:p>
              </table:table-cell>
              <table:table-cell office:value-type="float" office:value="25696">
                <text:p>25696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8347">
                <text:p>8347</text:p>
              </table:table-cell>
              <table:table-cell office:value-type="float" office:value="14688">
                <text:p>14688</text:p>
              </table:table-cell>
              <table:table-cell office:value-type="float" office:value="25648">
                <text:p>25648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9690">
                <text:p>9690</text:p>
              </table:table-cell>
              <table:table-cell office:value-type="float" office:value="15910">
                <text:p>15910</text:p>
              </table:table-cell>
              <table:table-cell office:value-type="float" office:value="27344">
                <text:p>27344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8534">
                <text:p>8534</text:p>
              </table:table-cell>
              <table:table-cell office:value-type="float" office:value="14311">
                <text:p>14311</text:p>
              </table:table-cell>
              <table:table-cell office:value-type="float" office:value="26512">
                <text:p>26512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6341">
                <text:p>6341</text:p>
              </table:table-cell>
              <table:table-cell office:value-type="float" office:value="12692">
                <text:p>12692</text:p>
              </table:table-cell>
              <table:table-cell office:value-type="float" office:value="25824">
                <text:p>25824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8347">
                <text:p>8347</text:p>
              </table:table-cell>
              <table:table-cell office:value-type="float" office:value="13431">
                <text:p>13431</text:p>
              </table:table-cell>
              <table:table-cell office:value-type="float" office:value="25456">
                <text:p>25456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9036">
                <text:p>9036</text:p>
              </table:table-cell>
              <table:table-cell office:value-type="float" office:value="13915">
                <text:p>13915</text:p>
              </table:table-cell>
              <table:table-cell office:value-type="float" office:value="22368">
                <text:p>22368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6714">
                <text:p>6714</text:p>
              </table:table-cell>
              <table:table-cell office:value-type="float" office:value="12189">
                <text:p>12189</text:p>
              </table:table-cell>
              <table:table-cell office:value-type="float" office:value="19792">
                <text:p>19792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8449">
                <text:p>8449</text:p>
              </table:table-cell>
              <table:table-cell office:value-type="float" office:value="13345">
                <text:p>13345</text:p>
              </table:table-cell>
              <table:table-cell office:value-type="float" office:value="21168">
                <text:p>21168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8687">
                <text:p>8687</text:p>
              </table:table-cell>
              <table:table-cell office:value-type="float" office:value="13680">
                <text:p>13680</text:p>
              </table:table-cell>
              <table:table-cell office:value-type="float" office:value="21952">
                <text:p>21952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7982">
                <text:p>7982</text:p>
              </table:table-cell>
              <table:table-cell office:value-type="float" office:value="12744">
                <text:p>12744</text:p>
              </table:table-cell>
              <table:table-cell office:value-type="float" office:value="20816">
                <text:p>20816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8041">
                <text:p>8041</text:p>
              </table:table-cell>
              <table:table-cell office:value-type="float" office:value="11918">
                <text:p>11918</text:p>
              </table:table-cell>
              <table:table-cell office:value-type="float" office:value="19776">
                <text:p>19776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7940">
                <text:p>7940</text:p>
              </table:table-cell>
              <table:table-cell office:value-type="float" office:value="12035">
                <text:p>12035</text:p>
              </table:table-cell>
              <table:table-cell office:value-type="float" office:value="19536">
                <text:p>19536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7161">
                <text:p>7161</text:p>
              </table:table-cell>
              <table:table-cell office:value-type="float" office:value="11385">
                <text:p>11385</text:p>
              </table:table-cell>
              <table:table-cell office:value-type="float" office:value="20240">
                <text:p>20240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6379">
                <text:p>6379</text:p>
              </table:table-cell>
              <table:table-cell office:value-type="float" office:value="10143">
                <text:p>10143</text:p>
              </table:table-cell>
              <table:table-cell office:value-type="float" office:value="18032">
                <text:p>18032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5892">
                <text:p>5892</text:p>
              </table:table-cell>
              <table:table-cell office:value-type="float" office:value="11438">
                <text:p>11438</text:p>
              </table:table-cell>
              <table:table-cell office:value-type="float" office:value="22808">
                <text:p>22808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5443">
                <text:p>5443</text:p>
              </table:table-cell>
              <table:table-cell office:value-type="float" office:value="9164">
                <text:p>9164</text:p>
              </table:table-cell>
              <table:table-cell office:value-type="float" office:value="17474">
                <text:p>17474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4694">
                <text:p>4694</text:p>
              </table:table-cell>
              <table:table-cell office:value-type="float" office:value="8401">
                <text:p>8401</text:p>
              </table:table-cell>
              <table:table-cell office:value-type="float" office:value="17011">
                <text:p>17011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4206">
                <text:p>4206</text:p>
              </table:table-cell>
              <table:table-cell office:value-type="float" office:value="7828">
                <text:p>7828</text:p>
              </table:table-cell>
              <table:table-cell office:value-type="float" office:value="16560">
                <text:p>16560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3769">
                <text:p>3769</text:p>
              </table:table-cell>
              <table:table-cell office:value-type="float" office:value="7278">
                <text:p>7278</text:p>
              </table:table-cell>
              <table:table-cell office:value-type="float" office:value="16121">
                <text:p>16121</text:p>
              </table:table-cell>
            </table:table-row>
            <table:table-row>
              <table:table-cell office:value-type="float" office:value="44308">
                <text:p>44310</text:p>
              </table:table-cell>
              <table:table-cell office:value-type="float" office:value="3378">
                <text:p>3378</text:p>
              </table:table-cell>
              <table:table-cell office:value-type="float" office:value="6653">
                <text:p>6653</text:p>
              </table:table-cell>
              <table:table-cell office:value-type="float" office:value="15694">
                <text:p>15694</text:p>
              </table:table-cell>
            </table:table-row>
            <table:table-row>
              <table:table-cell office:value-type="float" office:value="44309">
                <text:p>44310</text:p>
              </table:table-cell>
              <table:table-cell office:value-type="float" office:value="3027">
                <text:p>3027</text:p>
              </table:table-cell>
              <table:table-cell office:value-type="float" office:value="6141">
                <text:p>6141</text:p>
              </table:table-cell>
              <table:table-cell office:value-type="float" office:value="15278">
                <text:p>152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0.94cm" svg:y="1.38cm" svg:width="31.353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82.8">
                <text:p>4182.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360.8">
                <text:p>4360.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98.6">
                <text:p>4498.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4657.4">
                <text:p>46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5261.2">
                <text:p>5261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5508.2">
                <text:p>5508.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5776.2">
                <text:p>5776.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6030.6">
                <text:p>6030.6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6307.6">
                <text:p>6307.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6620.4">
                <text:p>6620.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6895.2">
                <text:p>6895.2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7206.6">
                <text:p>7206.6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7549.8">
                <text:p>7549.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8063.2">
                <text:p>8063.2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8317.8">
                <text:p>8317.8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8512.4">
                <text:p>8512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8611.2">
                <text:p>8611.2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8801.6">
                <text:p>8801.6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9104.6">
                <text:p>9104.6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9417.8">
                <text:p>9417.8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9715.6">
                <text:p>9715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0015.6">
                <text:p>10015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0272.2">
                <text:p>10272.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0433.8">
                <text:p>10433.8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0632.2">
                <text:p>10632.2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0929.6">
                <text:p>10929.6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1237.8">
                <text:p>11237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1473.2">
                <text:p>11473.2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1707.4">
                <text:p>11707.4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1808">
                <text:p>11808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1794.4">
                <text:p>11794.4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1891.6">
                <text:p>11891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2050.2">
                <text:p>12050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2154.8">
                <text:p>12154.8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12211.4">
                <text:p>12211.4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12199.8">
                <text:p>12199.8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12018.2">
                <text:p>12018.2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11821.8">
                <text:p>11821.8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11713.8">
                <text:p>11713.8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1702.8">
                <text:p>11702.8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11793.8">
                <text:p>11793.8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1849.8">
                <text:p>11849.8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11808.2">
                <text:p>11808.2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11631.2">
                <text:p>11631.2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11326.6">
                <text:p>11326.6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11034.2">
                <text:p>11034.2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10865.2">
                <text:p>10865.2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10665.4">
                <text:p>10665.4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10450.8">
                <text:p>10450.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0245.8">
                <text:p>10245.8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9887.2">
                <text:p>9887.2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9412.6">
                <text:p>9412.6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9069.8">
                <text:p>9069.8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8820.6">
                <text:p>8820.6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8548.2">
                <text:p>8548.2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8260.2">
                <text:p>8260.2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8006.6">
                <text:p>8006.6</text:p>
              </table:table-cell>
            </table:table-row>
            <table:table-row>
              <table:table-cell office:value-type="float" office:value="44308">
                <text:p>44310</text:p>
              </table:table-cell>
              <table:table-cell office:value-type="float" office:value="7845.75">
                <text:p>7845.75</text:p>
              </table:table-cell>
            </table:table-row>
            <table:table-row>
              <table:table-cell office:value-type="float" office:value="44309">
                <text:p>44310</text:p>
              </table:table-cell>
              <table:table-cell office:value-type="float" office:value="7593.66666666667">
                <text:p>7593.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85cm" svg:y="1.404cm" svg:width="31.077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4.646">
                <text:p>14.64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.178">
                <text:p>15.17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6.106">
                <text:p>16.10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6.112">
                <text:p>16.1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7.948">
                <text:p>17.94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8.822">
                <text:p>18.82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8.654">
                <text:p>18.654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0.014">
                <text:p>20.014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9.814">
                <text:p>19.81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8.158">
                <text:p>18.15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1.602">
                <text:p>21.60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1.204">
                <text:p>21.204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.096">
                <text:p>22.096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.322">
                <text:p>23.322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5.578">
                <text:p>25.578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2.246">
                <text:p>22.246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4.18">
                <text:p>24.18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4.648">
                <text:p>24.648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4.814">
                <text:p>24.814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.208">
                <text:p>25.208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6.452">
                <text:p>26.452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6.342">
                <text:p>26.34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26.092">
                <text:p>26.092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26.76">
                <text:p>26.76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27.538">
                <text:p>27.538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26.658">
                <text:p>26.65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27.006">
                <text:p>27.006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26.052">
                <text:p>26.052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26.566">
                <text:p>26.56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25.432">
                <text:p>25.432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24.984">
                <text:p>24.984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23.484">
                <text:p>23.48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21.628">
                <text:p>21.628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22.928">
                <text:p>22.92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22.78">
                <text:p>22.78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22.786">
                <text:p>22.786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21.568">
                <text:p>21.568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20.208">
                <text:p>20.208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8.694">
                <text:p>18.694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17.952">
                <text:p>17.952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18.254">
                <text:p>18.254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18.294">
                <text:p>18.294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18.978">
                <text:p>18.978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19.44">
                <text:p>19.44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17.38">
                <text:p>17.38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17.818">
                <text:p>17.81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7.66">
                <text:p>17.66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16.812">
                <text:p>16.812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15.762">
                <text:p>15.762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16.482">
                <text:p>16.482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14.184">
                <text:p>14.184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13.178">
                <text:p>13.178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12.906">
                <text:p>12.906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12.77">
                <text:p>12.77</text:p>
              </table:table-cell>
            </table:table-row>
            <table:table-row>
              <table:table-cell office:value-type="float" office:value="44308">
                <text:p>44310</text:p>
              </table:table-cell>
              <table:table-cell office:value-type="float" office:value="12.5075">
                <text:p>12.5075</text:p>
              </table:table-cell>
            </table:table-row>
            <table:table-row>
              <table:table-cell office:value-type="float" office:value="44309">
                <text:p>44310</text:p>
              </table:table-cell>
              <table:table-cell office:value-type="float" office:value="12.4433333333333">
                <text:p>12.44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62cm" svg:y="1.352cm" svg:width="31.527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161850119146">
                <text:p>0.95716185011914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54323401245">
                <text:p>0.963654323401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1651906028189">
                <text:p>0.99165190602818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1830292207585">
                <text:p>0.98183029220758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3877636156066">
                <text:p>0.98387763615606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346954001424">
                <text:p>0.9434695400142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0551493516949">
                <text:p>0.98055149351694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58589854147573">
                <text:p>0.95858985414757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567026176816">
                <text:p>0.9656702617681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47579876160121">
                <text:p>0.94757987616012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1297737452068">
                <text:p>0.9129773745206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16234421802643">
                <text:p>0.91623442180264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6543099260227">
                <text:p>0.9165430992602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38012976484899">
                <text:p>0.93801297648489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29387091036823">
                <text:p>0.929387091036823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43647500527532">
                <text:p>0.94364750052753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43387362640697">
                <text:p>0.943387362640697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24158483034371">
                <text:p>0.924158483034371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48231475092466">
                <text:p>0.948231475092466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21068627681464">
                <text:p>0.92106862768146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6426240285371">
                <text:p>0.96642624028537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0982280741606">
                <text:p>0.97098228074160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05824686354206">
                <text:p>0.90582468635420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51156261671842">
                <text:p>0.95115626167184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58074300944384">
                <text:p>0.95807430094438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90681742587728">
                <text:p>0.99068174258772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22605755283094">
                <text:p>0.92260575528309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42784120651119">
                <text:p>0.942784120651119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71548771375403">
                <text:p>0.971548771375403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892933084142422">
                <text:p>0.892933084142422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926628015629333">
                <text:p>0.926628015629333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68951591078154">
                <text:p>0.9689515910781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74844506623226">
                <text:p>0.974844506623226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7947059507553">
                <text:p>0.97947059507553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350789924185">
                <text:p>1.0350789924185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2235103988628">
                <text:p>1.0223510398862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78851122228231">
                <text:p>0.978851122228231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08640693317411">
                <text:p>1.0864069331741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08362442043594">
                <text:p>1.0836244204359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4358097265625">
                <text:p>1.0435809726562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73688893696319">
                <text:p>0.973688893696319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08506021768766">
                <text:p>1.08506021768766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8362442043594">
                <text:p>1.08362442043594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.00929816874487">
                <text:p>1.00929816874487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96807409822271">
                <text:p>0.96807409822271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83103487690821">
                <text:p>0.983103487690821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.03110742814877">
                <text:p>1.03110742814877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.10497157908082">
                <text:p>1.10497157908082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1152151574055">
                <text:p>1.1152151574055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1185014497913">
                <text:p>1.0118501449791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3868334861907">
                <text:p>1.03868334861907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.10368432729326">
                <text:p>1.1036843272932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0925417611829">
                <text:p>1.0925417611829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0591680198196">
                <text:p>1.00591680198196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3832198236077">
                <text:p>1.0383219823607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.07603693979822">
                <text:p>1.07603693979822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1193537578538">
                <text:p>1.1193537578538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14082013575838">
                <text:p>1.14082013575838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.11884444444444">
                <text:p>1.1188444444444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12155791256095">
                <text:p>1.1215579125609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1363989093918">
                <text:p>1.136398909391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11165135730448">
                <text:p>1.1116513573044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11147176650788">
                <text:p>1.1114717665078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18716440980115">
                <text:p>1.18716440980115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138809850823">
                <text:p>1.138809850823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14271789296323">
                <text:p>1.14271789296323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13213559698023">
                <text:p>1.13213559698023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08520332111486">
                <text:p>1.08520332111486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04726557927562">
                <text:p>1.0472655792756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17535287951993">
                <text:p>1.17535287951993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0855140625">
                <text:p>1.0855140625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0837056439875">
                <text:p>1.0837056439875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.12860618461032">
                <text:p>1.1286061846103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19677903897028">
                <text:p>1.19677903897028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16990695730946">
                <text:p>1.1699069573094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.20015677116691">
                <text:p>1.20015677116691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.17930695277208">
                <text:p>1.1793069527720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.16058298201859">
                <text:p>1.16058298201859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.16176122695353">
                <text:p>1.16176122695353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.20121562126132">
                <text:p>1.20121562126132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.17819991604735">
                <text:p>1.17819991604735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.1080549760992">
                <text:p>1.1080549760992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.06712323842672">
                <text:p>1.06712323842672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.02887011801441">
                <text:p>1.02887011801441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.06541361785412">
                <text:p>1.0654136178541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.03825466866064">
                <text:p>1.0382546686606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.05834220566547">
                <text:p>1.0583422056654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.05021683580811">
                <text:p>1.05021683580811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.0022858592195">
                <text:p>1.0022858592195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.00793294465848">
                <text:p>1.00793294465848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.02754025079293">
                <text:p>1.0275402507929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.00286697624354">
                <text:p>1.0028669762435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.02266843330881">
                <text:p>1.02266843330881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0.978389664501002">
                <text:p>0.978389664501002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0.972123035536728">
                <text:p>0.972123035536728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0.994199044722481">
                <text:p>0.994199044722481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0.981352812761006">
                <text:p>0.981352812761006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1.04278609736672">
                <text:p>1.04278609736672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0.977654286362641">
                <text:p>0.977654286362641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1.05413307382389">
                <text:p>1.05413307382389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.06646052071016">
                <text:p>1.06646052071016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1.00493470522381">
                <text:p>1.00493470522381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0.975403677012247">
                <text:p>0.975403677012247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1.06112082182034">
                <text:p>1.06112082182034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.06109561990458">
                <text:p>1.06109561990458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0.913788097746646">
                <text:p>0.91378809774664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0.977153735815853">
                <text:p>0.977153735815853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0.890252028240543">
                <text:p>0.890252028240543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0.837319113618762">
                <text:p>0.837319113618762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0.817535025678995">
                <text:p>0.817535025678995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0.762875448165118">
                <text:p>0.762875448165118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0.772160724277702">
                <text:p>0.772160724277702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0.786741553298576">
                <text:p>0.786741553298576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0.971701930962451">
                <text:p>0.971701930962451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0.859574882873535">
                <text:p>0.859574882873535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0.962942735488148">
                <text:p>0.962942735488148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0.850364717113306">
                <text:p>0.85036471711330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0.93874375063769">
                <text:p>0.93874375063769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0.962942735488148">
                <text:p>0.962942735488148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0.88558104415416">
                <text:p>0.88558104415416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0.967159881405727">
                <text:p>0.967159881405727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0.799093466735333">
                <text:p>0.799093466735333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0.780687209729694">
                <text:p>0.780687209729694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0.794896328935986">
                <text:p>0.794896328935986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0.937124224108268">
                <text:p>0.937124224108268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0.910196979751873">
                <text:p>0.910196979751873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0.927507619491556">
                <text:p>0.927507619491556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1.02042500130106">
                <text:p>1.02042500130106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0.901282625896875">
                <text:p>0.901282625896875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0.835550630581475">
                <text:p>0.835550630581475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1.04108239799238">
                <text:p>1.04108239799238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0.936191412742382">
                <text:p>0.936191412742382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0.976197747649498">
                <text:p>0.976197747649498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0.952823196409628">
                <text:p>0.95282319640962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0.888814202090082">
                <text:p>0.888814202090082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0.891330150061845">
                <text:p>0.891330150061845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0.893749865384476">
                <text:p>0.893749865384476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0.613280986518327">
                <text:p>0.613280986518327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4308">
                <text:p>4431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4309">
                <text:p>4431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1102.6">
                <text:p>21102.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8796.8">
                <text:p>18796.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8944.6">
                <text:p>18944.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9465.2">
                <text:p>19465.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0257.4">
                <text:p>202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2635.2">
                <text:p>22635.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6296">
                <text:p>262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5662.2">
                <text:p>25662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3124">
                <text:p>2312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2843">
                <text:p>2284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3439">
                <text:p>23439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4167.8">
                <text:p>24167.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7256">
                <text:p>2725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31446.6">
                <text:p>31446.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31080">
                <text:p>31080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8374.2">
                <text:p>28374.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8269.8">
                <text:p>28269.8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7828.4">
                <text:p>27828.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8433.4">
                <text:p>28433.4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32024.4">
                <text:p>32024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37033">
                <text:p>37033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36377">
                <text:p>36377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33309.4">
                <text:p>33309.4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8680">
                <text:p>28680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610.6">
                <text:p>25610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5068.6">
                <text:p>25068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7669.4">
                <text:p>27669.4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32240">
                <text:p>32240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35823">
                <text:p>35823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34379.2">
                <text:p>34379.2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33122.8">
                <text:p>33122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32111">
                <text:p>32111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31973.8">
                <text:p>31973.8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34171.6">
                <text:p>34171.6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36176">
                <text:p>3617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38008.6">
                <text:p>38008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34616.2">
                <text:p>34616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33108.4">
                <text:p>33108.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32686.6">
                <text:p>32686.6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34825">
                <text:p>34825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33648.8">
                <text:p>33648.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35376.6">
                <text:p>35376.6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32607.4">
                <text:p>32607.4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26757.4">
                <text:p>26757.4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21199">
                <text:p>21199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9884">
                <text:p>19884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21605.8">
                <text:p>21605.8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25146.6">
                <text:p>25146.6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30280.6">
                <text:p>30280.6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33112.4">
                <text:p>33112.4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30201.2">
                <text:p>30201.2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30096.8">
                <text:p>30096.8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27162.8">
                <text:p>27162.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26194.6">
                <text:p>26194.6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27055">
                <text:p>27055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29623.6">
                <text:p>29623.6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26467.2">
                <text:p>26467.2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24669.2">
                <text:p>24669.2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22751.6">
                <text:p>22751.6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21900.4">
                <text:p>21900.4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21759.8">
                <text:p>21759.8</text:p>
              </table:table-cell>
            </table:table-row>
            <table:table-row>
              <table:table-cell office:value-type="float" office:value="44308">
                <text:p>44310</text:p>
              </table:table-cell>
              <table:table-cell office:value-type="float" office:value="22350">
                <text:p>22350</text:p>
              </table:table-cell>
            </table:table-row>
            <table:table-row>
              <table:table-cell office:value-type="float" office:value="44309">
                <text:p>44310</text:p>
              </table:table-cell>
              <table:table-cell office:value-type="float" office:value="25482.6666666667">
                <text:p>25482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